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2.205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307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0.462cm"/>
    </style:style>
    <style:style style:name="co9" style:family="table-column">
      <style:table-column-properties fo:break-before="auto" style:column-width="1.605cm"/>
    </style:style>
    <style:style style:name="co10" style:family="table-column">
      <style:table-column-properties fo:break-before="auto" style:column-width="1.007cm"/>
    </style:style>
    <style:style style:name="co11" style:family="table-column">
      <style:table-column-properties fo:break-before="auto" style:column-width="0.5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824cm"/>
    </style:style>
    <style:style style:name="co14" style:family="table-column">
      <style:table-column-properties fo:break-before="auto" style:column-width="0.953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fo:border="0.06pt solid #666666" style:vertical-align="middle"/>
      <style:paragraph-properties fo:text-align="center" fo:margin-left="0cm"/>
      <style:text-properties style:font-name="Consolas"/>
    </style:style>
    <style:style style:name="ce4" style:family="table-cell" style:parent-style-name="Default">
      <style:table-cell-properties style:text-align-source="fix" style:repeat-content="false" fo:border="0.06pt solid #666666"/>
      <style:paragraph-properties fo:text-align="center" fo:margin-left="0cm"/>
      <style:text-properties style:font-name="Consolas"/>
    </style:style>
    <style:style style:name="ce8" style:family="table-cell" style:parent-style-name="Default">
      <style:text-properties style:font-name="Consola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3" style:family="table-cell" style:parent-style-name="Default">
      <style:table-cell-properties style:text-align-source="fix" style:repeat-content="false" fo:wrap-option="wrap" fo:border="0.06pt solid #666666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14" style:family="table-cell" style:parent-style-name="Default" style:data-style-name="N108">
      <style:table-cell-properties fo:background-color="#ffd7d7" style:text-align-source="fix" style:repeat-content="false" fo:border="0.06pt solid #666666"/>
      <style:paragraph-properties fo:text-align="center" fo:margin-left="0cm"/>
      <style:text-properties style:font-name="Consolas"/>
    </style:style>
    <style:style style:name="ce15" style:family="table-cell" style:parent-style-name="Default" style:data-style-name="N108">
      <style:table-cell-properties style:text-align-source="fix" style:repeat-content="false" fo:border="0.06pt solid #666666"/>
      <style:paragraph-properties fo:text-align="center" fo:margin-left="0cm"/>
      <style:text-properties style:font-name="Consolas"/>
    </style:style>
    <style:style style:name="ce16" style:family="table-cell" style:parent-style-name="Default">
      <style:table-cell-properties fo:background-color="#ffd7d7" style:text-align-source="fix" style:repeat-content="false" fo:border="0.06pt solid #666666"/>
      <style:paragraph-properties fo:text-align="center" fo:margin-left="0cm"/>
      <style:text-properties style:font-name="Consolas"/>
    </style:style>
    <style:style style:name="ce17" style:family="table-cell" style:parent-style-name="Default" style:data-style-name="N107">
      <style:table-cell-properties fo:background-color="#ffd7d7" style:text-align-source="fix" style:repeat-content="false" fo:border="0.06pt solid #666666"/>
      <style:paragraph-properties fo:text-align="center" fo:margin-left="0cm"/>
      <style:text-properties style:font-name="Consolas"/>
    </style:style>
    <style:style style:name="ce18" style:family="table-cell" style:parent-style-name="Default" style:data-style-name="N107">
      <style:table-cell-properties style:text-align-source="fix" style:repeat-content="false" fo:border="0.06pt solid #666666"/>
      <style:paragraph-properties fo:text-align="center" fo:margin-left="0cm"/>
      <style:text-properties style:font-name="Consolas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onsolas"/>
    </style:style>
    <style:style style:name="ce20" style:family="table-cell" style:parent-style-name="Default">
      <style:table-cell-properties fo:wrap-option="wrap"/>
      <style:text-properties style:font-name="Consola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Без нагрузки с усреднением" table:style-name="ta1">
        <table:shapes>
          <draw:frame draw:z-index="0" draw:style-name="gr1" draw:text-style-name="P1" svg:width="19.45cm" svg:height="12.972cm" svg:x="30.46cm" svg:y="0.905cm">
            <draw:object draw:notify-on-update-of-ranges="'Без нагрузки с усреднением'.A3:'Без нагрузки с усреднением'.A42 'Без нагрузки'.A1:'Без нагрузки'.A1 'Без нагрузки с усреднением'.E3:'Без нагрузки с усреднением'.E42 'Без нагрузки'.A1:'Без нагрузки'.A1 'Без нагрузки с усреднением'.K3:'Без нагрузки с усреднением'.K42 'Без нагрузки'.A1:'Без нагрузки'.A1 'Без нагрузки с усреднением'.Q3:'Без нагрузки с усреднением'.Q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9.45cm" svg:height="12.972cm" svg:x="30.378cm" svg:y="14.605cm">
            <draw:object draw:notify-on-update-of-ranges="'Без нагрузки с усреднением'.A3:'Без нагрузки с усреднением'.A42 'Без нагрузки'.A1:'Без нагрузки'.A1 'Без нагрузки с усреднением'.G3:'Без нагрузки с усреднением'.G42 'Без нагрузки'.A1:'Без нагрузки'.A1 'Без нагрузки с усреднением'.M3:'Без нагрузки с усреднением'.M42 'Без нагрузки'.A1:'Без нагрузки'.A1 'Без нагрузки с усреднением'.S3:'Без нагрузки с усреднением'.S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default-cell-style-name="ce8"/>
        <table:table-column table:style-name="co9" table:default-cell-style-name="ce8"/>
        <table:table-column table:style-name="co5" table:default-cell-style-name="ce8"/>
        <table:table-column table:style-name="co10" table:default-cell-style-name="ce8"/>
        <table:table-column table:style-name="co7" table:default-cell-style-name="ce8"/>
        <table:table-column table:style-name="co11" table:default-cell-style-name="ce8"/>
        <table:table-column table:style-name="co12" table:default-cell-style-name="ce8"/>
        <table:table-column table:style-name="co3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2" table:default-cell-style-name="ce8"/>
        <table:table-column table:style-name="co16" table:default-cell-style-name="ce8"/>
        <table:table-column table:style-name="co12" table:number-columns-repeated="1003" table:default-cell-style-name="ce8"/>
        <table:table-row table:style-name="ro1">
          <table:table-cell table:style-name="ce2" office:value-type="string" calcext:value-type="string" table:number-columns-spanned="1" table:number-rows-spanned="2">
            <text:p>Данные на контроллер</text:p>
          </table:table-cell>
          <table:table-cell/>
          <table:table-cell table:style-name="ce13" office:value-type="string" calcext:value-type="string" table:number-columns-spanned="5" table:number-rows-spanned="1">
            <text:p>1 скорость</text:p>
          </table:table-cell>
          <table:covered-table-cell table:number-columns-repeated="4" table:style-name="ce2"/>
          <table:table-cell table:style-name="ce19"/>
          <table:table-cell table:style-name="ce13" office:value-type="string" calcext:value-type="string" table:number-columns-spanned="5" table:number-rows-spanned="1">
            <text:p>2 скорость</text:p>
          </table:table-cell>
          <table:covered-table-cell table:number-columns-repeated="4" table:style-name="ce2"/>
          <table:table-cell table:style-name="ce19"/>
          <table:table-cell table:style-name="ce13" office:value-type="string" calcext:value-type="string" table:number-columns-spanned="5" table:number-rows-spanned="1">
            <text:p>3 скорость</text:p>
          </table:table-cell>
          <table:covered-table-cell table:number-columns-repeated="4" table:style-name="ce2"/>
          <table:table-cell table:style-name="ce19"/>
          <table:table-cell table:style-name="ce2" office:value-type="string" calcext:value-type="string">
            <text:p>Диаметр колеса, мм</text:p>
          </table:table-cell>
          <table:table-cell table:style-name="ce2" office:value-type="float" office:value="597" calcext:value-type="float">
            <text:p>597</text:p>
          </table:table-cell>
          <table:table-cell table:style-name="ce20" table:number-columns-repeated="1002"/>
        </table:table-row>
        <table:table-row table:style-name="ro2">
          <table:covered-table-cell table:style-name="ce2"/>
          <table:table-cell/>
          <table:table-cell table:style-name="ce2" office:value-type="string" calcext:value-type="string">
            <text:p>Напряжение батареи</text:p>
          </table:table-cell>
          <table:table-cell table:style-name="ce2" office:value-type="string" calcext:value-type="string">
            <text:p>мс за оборот колеса</text:p>
          </table:table-cell>
          <table:table-cell table:style-name="ce2" office:value-type="string" calcext:value-type="string">
            <text:p>Оборотов в минуту</text:p>
          </table:table-cell>
          <table:table-cell table:style-name="ce2" office:value-type="string" calcext:value-type="string">
            <text:p>км/ч</text:p>
          </table:table-cell>
          <table:table-cell table:style-name="ce2" office:value-type="string" calcext:value-type="string">
            <text:p>Ток, А</text:p>
          </table:table-cell>
          <table:table-cell table:style-name="ce19"/>
          <table:table-cell table:style-name="ce2" office:value-type="string" calcext:value-type="string">
            <text:p>Напряжение батареи</text:p>
          </table:table-cell>
          <table:table-cell table:style-name="ce2" office:value-type="string" calcext:value-type="string">
            <text:p>мс за оборот колеса</text:p>
          </table:table-cell>
          <table:table-cell table:style-name="ce2" office:value-type="string" calcext:value-type="string">
            <text:p>Оборотов в минуту</text:p>
          </table:table-cell>
          <table:table-cell table:style-name="ce2" office:value-type="string" calcext:value-type="string">
            <text:p>км/ч</text:p>
          </table:table-cell>
          <table:table-cell table:style-name="ce2" office:value-type="string" calcext:value-type="string">
            <text:p>Ток, А</text:p>
          </table:table-cell>
          <table:table-cell table:style-name="ce19"/>
          <table:table-cell table:style-name="ce2" office:value-type="string" calcext:value-type="string">
            <text:p>Напряжение батареи</text:p>
          </table:table-cell>
          <table:table-cell table:style-name="ce2" office:value-type="string" calcext:value-type="string">
            <text:p>мс за оборот колеса</text:p>
          </table:table-cell>
          <table:table-cell table:style-name="ce2" office:value-type="string" calcext:value-type="string">
            <text:p>Оборотов в минуту</text:p>
          </table:table-cell>
          <table:table-cell table:style-name="ce2" office:value-type="string" calcext:value-type="string">
            <text:p>км/ч</text:p>
          </table:table-cell>
          <table:table-cell table:style-name="ce2" office:value-type="string" calcext:value-type="string">
            <text:p>Ток, А</text:p>
          </table:table-cell>
          <table:table-cell table:style-name="ce19"/>
          <table:table-cell table:number-columns-repeated="2"/>
          <table:table-cell table:style-name="ce20" table:number-columns-repeated="1002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4" office:value-type="float" office:value="38.7" calcext:value-type="float">
            <text:p>38,7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D3]=3000; 0; 1000/[.D3]*60)" office:value-type="float" office:value="0" calcext:value-type="float">
            <text:p>0,0</text:p>
          </table:table-cell>
          <table:table-cell table:style-name="ce17" table:formula="of:=IF([.D3]=3000; 0; (([.$V$1] * 10) / [.D3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 table:style-name="ce11"/>
          <table:table-cell table:style-name="ce17" office:value-type="float" office:value="38.5" calcext:value-type="float">
            <text:p>38,5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J3]=3000; 0; 1000/[.J3]*60)" office:value-type="float" office:value="0" calcext:value-type="float">
            <text:p>0,0</text:p>
          </table:table-cell>
          <table:table-cell table:style-name="ce17" table:formula="of:=IF([.J3]=3000; 0; (([.$V$1] * 10) / [.J3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 table:style-name="ce11"/>
          <table:table-cell table:style-name="ce17" office:value-type="float" office:value="38.4" calcext:value-type="float">
            <text:p>38,4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P3]=3000; 0; 1000/[.P3]*60)" office:value-type="float" office:value="0" calcext:value-type="float">
            <text:p>0,0</text:p>
          </table:table-cell>
          <table:table-cell table:style-name="ce17" table:formula="of:=IF([.P3]=3000; 0; (([.$V$1] * 10) / [.P3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11"/>
          <table:table-cell table:style-name="ce14" office:value-type="float" office:value="38.8" calcext:value-type="float">
            <text:p>38,8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D4]=3000; 0; 1000/[.D4]*60)" office:value-type="float" office:value="0" calcext:value-type="float">
            <text:p>0,0</text:p>
          </table:table-cell>
          <table:table-cell table:style-name="ce17" table:formula="of:=IF([.D4]=3000; 0; (([.$V$1] * 10) / [.D4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 table:style-name="ce11"/>
          <table:table-cell table:style-name="ce17" office:value-type="float" office:value="38.5" calcext:value-type="float">
            <text:p>38,5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J4]=3000; 0; 1000/[.J4]*60)" office:value-type="float" office:value="0" calcext:value-type="float">
            <text:p>0,0</text:p>
          </table:table-cell>
          <table:table-cell table:style-name="ce17" table:formula="of:=IF([.J4]=3000; 0; (([.$V$1] * 10) / [.J4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 table:style-name="ce11"/>
          <table:table-cell table:style-name="ce17" office:value-type="float" office:value="38.4" calcext:value-type="float">
            <text:p>38,4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P4]=3000; 0; 1000/[.P4]*60)" office:value-type="float" office:value="0" calcext:value-type="float">
            <text:p>0,0</text:p>
          </table:table-cell>
          <table:table-cell table:style-name="ce17" table:formula="of:=IF([.P4]=3000; 0; (([.$V$1] * 10) / [.P4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11"/>
          <table:table-cell table:style-name="ce14" office:value-type="float" office:value="38.7" calcext:value-type="float">
            <text:p>38,7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D5]=3000; 0; 1000/[.D5]*60)" office:value-type="float" office:value="0" calcext:value-type="float">
            <text:p>0,0</text:p>
          </table:table-cell>
          <table:table-cell table:style-name="ce17" table:formula="of:=IF([.D5]=3000; 0; (([.$V$1] * 10) / [.D5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 table:style-name="ce11"/>
          <table:table-cell table:style-name="ce17" office:value-type="float" office:value="38.5" calcext:value-type="float">
            <text:p>38,5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J5]=3000; 0; 1000/[.J5]*60)" office:value-type="float" office:value="0" calcext:value-type="float">
            <text:p>0,0</text:p>
          </table:table-cell>
          <table:table-cell table:style-name="ce17" table:formula="of:=IF([.J5]=3000; 0; (([.$V$1] * 10) / [.J5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 table:style-name="ce11"/>
          <table:table-cell table:style-name="ce17" office:value-type="float" office:value="38.4" calcext:value-type="float">
            <text:p>38,4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P5]=3000; 0; 1000/[.P5]*60)" office:value-type="float" office:value="0" calcext:value-type="float">
            <text:p>0,0</text:p>
          </table:table-cell>
          <table:table-cell table:style-name="ce17" table:formula="of:=IF([.P5]=3000; 0; (([.$V$1] * 10) / [.P5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3">
          <table:table-cell table:style-name="ce4" office:value-type="float" office:value="75" calcext:value-type="float">
            <text:p>75</text:p>
          </table:table-cell>
          <table:table-cell table:style-name="ce11"/>
          <table:table-cell table:style-name="ce14" office:value-type="float" office:value="38.7" calcext:value-type="float">
            <text:p>38,7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D6]=3000; 0; 1000/[.D6]*60)" office:value-type="float" office:value="0" calcext:value-type="float">
            <text:p>0,0</text:p>
          </table:table-cell>
          <table:table-cell table:style-name="ce17" table:formula="of:=IF([.D6]=3000; 0; (([.$V$1] * 10) / [.D6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 table:style-name="ce11"/>
          <table:table-cell table:style-name="ce17" office:value-type="float" office:value="38.5" calcext:value-type="float">
            <text:p>38,5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J6]=3000; 0; 1000/[.J6]*60)" office:value-type="float" office:value="0" calcext:value-type="float">
            <text:p>0,0</text:p>
          </table:table-cell>
          <table:table-cell table:style-name="ce17" table:formula="of:=IF([.J6]=3000; 0; (([.$V$1] * 10) / [.J6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 table:style-name="ce11"/>
          <table:table-cell table:style-name="ce17" office:value-type="float" office:value="38.4" calcext:value-type="float">
            <text:p>38,4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P6]=3000; 0; 1000/[.P6]*60)" office:value-type="float" office:value="0" calcext:value-type="float">
            <text:p>0,0</text:p>
          </table:table-cell>
          <table:table-cell table:style-name="ce17" table:formula="of:=IF([.P6]=3000; 0; (([.$V$1] * 10) / [.P6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4" office:value-type="float" office:value="100" calcext:value-type="float">
            <text:p>100</text:p>
          </table:table-cell>
          <table:table-cell table:style-name="ce11"/>
          <table:table-cell table:style-name="ce14" office:value-type="float" office:value="38.7" calcext:value-type="float">
            <text:p>38,7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D7]=3000; 0; 1000/[.D7]*60)" office:value-type="float" office:value="0" calcext:value-type="float">
            <text:p>0,0</text:p>
          </table:table-cell>
          <table:table-cell table:style-name="ce17" table:formula="of:=IF([.D7]=3000; 0; (([.$V$1] * 10) / [.D7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 table:style-name="ce11"/>
          <table:table-cell table:style-name="ce17" office:value-type="float" office:value="38.5" calcext:value-type="float">
            <text:p>38,5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J7]=3000; 0; 1000/[.J7]*60)" office:value-type="float" office:value="0" calcext:value-type="float">
            <text:p>0,0</text:p>
          </table:table-cell>
          <table:table-cell table:style-name="ce17" table:formula="of:=IF([.J7]=3000; 0; (([.$V$1] * 10) / [.J7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 table:style-name="ce11"/>
          <table:table-cell table:style-name="ce17" office:value-type="float" office:value="38.4" calcext:value-type="float">
            <text:p>38,4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P7]=3000; 0; 1000/[.P7]*60)" office:value-type="float" office:value="0" calcext:value-type="float">
            <text:p>0,0</text:p>
          </table:table-cell>
          <table:table-cell table:style-name="ce17" table:formula="of:=IF([.P7]=3000; 0; (([.$V$1] * 10) / [.P7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4" office:value-type="float" office:value="125" calcext:value-type="float">
            <text:p>125</text:p>
          </table:table-cell>
          <table:table-cell table:style-name="ce11"/>
          <table:table-cell table:style-name="ce14" office:value-type="float" office:value="38.8" calcext:value-type="float">
            <text:p>38,8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D8]=3000; 0; 1000/[.D8]*60)" office:value-type="float" office:value="0" calcext:value-type="float">
            <text:p>0,0</text:p>
          </table:table-cell>
          <table:table-cell table:style-name="ce17" table:formula="of:=IF([.D8]=3000; 0; (([.$V$1] * 10) / [.D8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 table:style-name="ce11"/>
          <table:table-cell table:style-name="ce17" office:value-type="float" office:value="38.5" calcext:value-type="float">
            <text:p>38,5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J8]=3000; 0; 1000/[.J8]*60)" office:value-type="float" office:value="0" calcext:value-type="float">
            <text:p>0,0</text:p>
          </table:table-cell>
          <table:table-cell table:style-name="ce17" table:formula="of:=IF([.J8]=3000; 0; (([.$V$1] * 10) / [.J8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 table:style-name="ce11"/>
          <table:table-cell table:style-name="ce17" office:value-type="float" office:value="38.4" calcext:value-type="float">
            <text:p>38,4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P8]=3000; 0; 1000/[.P8]*60)" office:value-type="float" office:value="0" calcext:value-type="float">
            <text:p>0,0</text:p>
          </table:table-cell>
          <table:table-cell table:style-name="ce17" table:formula="of:=IF([.P8]=3000; 0; (([.$V$1] * 10) / [.P8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4" office:value-type="float" office:value="150" calcext:value-type="float">
            <text:p>150</text:p>
          </table:table-cell>
          <table:table-cell table:style-name="ce11"/>
          <table:table-cell table:style-name="ce14" office:value-type="float" office:value="38.7" calcext:value-type="float">
            <text:p>38,7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D9]=3000; 0; 1000/[.D9]*60)" office:value-type="float" office:value="0" calcext:value-type="float">
            <text:p>0,0</text:p>
          </table:table-cell>
          <table:table-cell table:style-name="ce17" table:formula="of:=IF([.D9]=3000; 0; (([.$V$1] * 10) / [.D9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 table:style-name="ce11"/>
          <table:table-cell table:style-name="ce17" office:value-type="float" office:value="38.5" calcext:value-type="float">
            <text:p>38,5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J9]=3000; 0; 1000/[.J9]*60)" office:value-type="float" office:value="0" calcext:value-type="float">
            <text:p>0,0</text:p>
          </table:table-cell>
          <table:table-cell table:style-name="ce17" table:formula="of:=IF([.J9]=3000; 0; (([.$V$1] * 10) / [.J9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 table:style-name="ce11"/>
          <table:table-cell table:style-name="ce17" office:value-type="float" office:value="38.4" calcext:value-type="float">
            <text:p>38,4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P9]=3000; 0; 1000/[.P9]*60)" office:value-type="float" office:value="0" calcext:value-type="float">
            <text:p>0,0</text:p>
          </table:table-cell>
          <table:table-cell table:style-name="ce17" table:formula="of:=IF([.P9]=3000; 0; (([.$V$1] * 10) / [.P9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4" office:value-type="float" office:value="175" calcext:value-type="float">
            <text:p>175</text:p>
          </table:table-cell>
          <table:table-cell table:style-name="ce11"/>
          <table:table-cell table:style-name="ce14" office:value-type="float" office:value="38.8" calcext:value-type="float">
            <text:p>38,8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D10]=3000; 0; 1000/[.D10]*60)" office:value-type="float" office:value="0" calcext:value-type="float">
            <text:p>0,0</text:p>
          </table:table-cell>
          <table:table-cell table:style-name="ce17" table:formula="of:=IF([.D10]=3000; 0; (([.$V$1] * 10) / [.D10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 table:style-name="ce11"/>
          <table:table-cell table:style-name="ce17" office:value-type="float" office:value="38.5" calcext:value-type="float">
            <text:p>38,5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J10]=3000; 0; 1000/[.J10]*60)" office:value-type="float" office:value="0" calcext:value-type="float">
            <text:p>0,0</text:p>
          </table:table-cell>
          <table:table-cell table:style-name="ce17" table:formula="of:=IF([.J10]=3000; 0; (([.$V$1] * 10) / [.J10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 table:style-name="ce11"/>
          <table:table-cell table:style-name="ce17" office:value-type="float" office:value="38.4" calcext:value-type="float">
            <text:p>38,4</text:p>
          </table:table-cell>
          <table:table-cell table:style-name="ce16" office:value-type="float" office:value="3000" calcext:value-type="float">
            <text:p>3000</text:p>
          </table:table-cell>
          <table:table-cell table:style-name="ce17" table:formula="of:=IF([.P10]=3000; 0; 1000/[.P10]*60)" office:value-type="float" office:value="0" calcext:value-type="float">
            <text:p>0,0</text:p>
          </table:table-cell>
          <table:table-cell table:style-name="ce17" table:formula="of:=IF([.P10]=3000; 0; (([.$V$1] * 10) / [.P10] * 36) / 100)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4" office:value-type="float" office:value="200" calcext:value-type="float">
            <text:p>200</text:p>
          </table:table-cell>
          <table:table-cell table:style-name="ce11"/>
          <table:table-cell table:style-name="ce15" office:value-type="float" office:value="38.7" calcext:value-type="float">
            <text:p>38,7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D11]=3000; 0; 1000/[.D11]*60)" office:value-type="float" office:value="0" calcext:value-type="float">
            <text:p>0,0</text:p>
          </table:table-cell>
          <table:table-cell table:style-name="ce18" table:formula="of:=IF([.D11]=3000; 0; (([.$V$1] * 10) / [.D11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8.5" calcext:value-type="float">
            <text:p>38,5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J11]=3000; 0; 1000/[.J11]*60)" office:value-type="float" office:value="0" calcext:value-type="float">
            <text:p>0,0</text:p>
          </table:table-cell>
          <table:table-cell table:style-name="ce18" table:formula="of:=IF([.J11]=3000; 0; (([.$V$1] * 10) / [.J11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8.4" calcext:value-type="float">
            <text:p>38,4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P11]=3000; 0; 1000/[.P11]*60)" office:value-type="float" office:value="0" calcext:value-type="float">
            <text:p>0,0</text:p>
          </table:table-cell>
          <table:table-cell table:style-name="ce18" table:formula="of:=IF([.P11]=3000; 0; (([.$V$1] * 10) / [.P11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4" office:value-type="float" office:value="225" calcext:value-type="float">
            <text:p>225</text:p>
          </table:table-cell>
          <table:table-cell table:style-name="ce11"/>
          <table:table-cell table:style-name="ce15" office:value-type="float" office:value="38.6" calcext:value-type="float">
            <text:p>38,6</text:p>
          </table:table-cell>
          <table:table-cell table:style-name="ce4" office:value-type="float" office:value="1446" calcext:value-type="float">
            <text:p>1446</text:p>
          </table:table-cell>
          <table:table-cell table:style-name="ce18" table:formula="of:=IF([.D12]=3000; 0; 1000/[.D12]*60)" office:value-type="float" office:value="41.49377593361" calcext:value-type="float">
            <text:p>41,5</text:p>
          </table:table-cell>
          <table:table-cell table:style-name="ce18" table:formula="of:=IF([.D12]=3000; 0; (([.$V$1] * 10) / [.D12] * 36) / 100)" office:value-type="float" office:value="1.48630705394191" calcext:value-type="float">
            <text:p>1,5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8.4" calcext:value-type="float">
            <text:p>38,4</text:p>
          </table:table-cell>
          <table:table-cell table:style-name="ce4" office:value-type="float" office:value="1962" calcext:value-type="float">
            <text:p>1962</text:p>
          </table:table-cell>
          <table:table-cell table:style-name="ce18" table:formula="of:=IF([.J12]=3000; 0; 1000/[.J12]*60)" office:value-type="float" office:value="30.5810397553517" calcext:value-type="float">
            <text:p>30,6</text:p>
          </table:table-cell>
          <table:table-cell table:style-name="ce18" table:formula="of:=IF([.J12]=3000; 0; (([.$V$1] * 10) / [.J12] * 36) / 100)" office:value-type="float" office:value="1.0954128440367" calcext:value-type="float">
            <text:p>1,1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8.3" calcext:value-type="float">
            <text:p>38,3</text:p>
          </table:table-cell>
          <table:table-cell table:style-name="ce4" office:value-type="float" office:value="1962" calcext:value-type="float">
            <text:p>1962</text:p>
          </table:table-cell>
          <table:table-cell table:style-name="ce18" table:formula="of:=IF([.P12]=3000; 0; 1000/[.P12]*60)" office:value-type="float" office:value="30.5810397553517" calcext:value-type="float">
            <text:p>30,6</text:p>
          </table:table-cell>
          <table:table-cell table:style-name="ce18" table:formula="of:=IF([.P12]=3000; 0; (([.$V$1] * 10) / [.P12] * 36) / 100)" office:value-type="float" office:value="1.0954128440367" calcext:value-type="float">
            <text:p>1,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4" office:value-type="float" office:value="250" calcext:value-type="float">
            <text:p>250</text:p>
          </table:table-cell>
          <table:table-cell table:style-name="ce11"/>
          <table:table-cell table:style-name="ce15" office:value-type="float" office:value="38.6" calcext:value-type="float">
            <text:p>38,6</text:p>
          </table:table-cell>
          <table:table-cell table:style-name="ce4" office:value-type="float" office:value="618" calcext:value-type="float">
            <text:p>618</text:p>
          </table:table-cell>
          <table:table-cell table:style-name="ce18" table:formula="of:=IF([.D13]=3000; 0; 1000/[.D13]*60)" office:value-type="float" office:value="97.0873786407767" calcext:value-type="float">
            <text:p>97,1</text:p>
          </table:table-cell>
          <table:table-cell table:style-name="ce18" table:formula="of:=IF([.D13]=3000; 0; (([.$V$1] * 10) / [.D13] * 36) / 100)" office:value-type="float" office:value="3.47766990291262" calcext:value-type="float">
            <text:p>3,5</text:p>
          </table:table-cell>
          <table:table-cell table:style-name="ce4" office:value-type="float" office:value="0.1" calcext:value-type="float">
            <text:p>0,1</text:p>
          </table:table-cell>
          <table:table-cell table:style-name="ce11"/>
          <table:table-cell table:style-name="ce18" office:value-type="float" office:value="38.4" calcext:value-type="float">
            <text:p>38,4</text:p>
          </table:table-cell>
          <table:table-cell table:style-name="ce4" office:value-type="float" office:value="617" calcext:value-type="float">
            <text:p>617</text:p>
          </table:table-cell>
          <table:table-cell table:style-name="ce18" table:formula="of:=IF([.J13]=3000; 0; 1000/[.J13]*60)" office:value-type="float" office:value="97.2447325769854" calcext:value-type="float">
            <text:p>97,2</text:p>
          </table:table-cell>
          <table:table-cell table:style-name="ce18" table:formula="of:=IF([.J13]=3000; 0; (([.$V$1] * 10) / [.J13] * 36) / 100)" office:value-type="float" office:value="3.48330632090762" calcext:value-type="float">
            <text:p>3,5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8.3" calcext:value-type="float">
            <text:p>38,3</text:p>
          </table:table-cell>
          <table:table-cell table:style-name="ce4" office:value-type="float" office:value="617" calcext:value-type="float">
            <text:p>617</text:p>
          </table:table-cell>
          <table:table-cell table:style-name="ce18" table:formula="of:=IF([.P13]=3000; 0; 1000/[.P13]*60)" office:value-type="float" office:value="97.2447325769854" calcext:value-type="float">
            <text:p>97,2</text:p>
          </table:table-cell>
          <table:table-cell table:style-name="ce18" table:formula="of:=IF([.P13]=3000; 0; (([.$V$1] * 10) / [.P13] * 36) / 100)" office:value-type="float" office:value="3.48330632090762" calcext:value-type="float">
            <text:p>3,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4" office:value-type="float" office:value="275" calcext:value-type="float">
            <text:p>275</text:p>
          </table:table-cell>
          <table:table-cell table:style-name="ce11"/>
          <table:table-cell table:style-name="ce15" office:value-type="float" office:value="38.6" calcext:value-type="float">
            <text:p>38,6</text:p>
          </table:table-cell>
          <table:table-cell table:style-name="ce4" office:value-type="float" office:value="471" calcext:value-type="float">
            <text:p>471</text:p>
          </table:table-cell>
          <table:table-cell table:style-name="ce18" table:formula="of:=IF([.D14]=3000; 0; 1000/[.D14]*60)" office:value-type="float" office:value="127.388535031847" calcext:value-type="float">
            <text:p>127,4</text:p>
          </table:table-cell>
          <table:table-cell table:style-name="ce18" table:formula="of:=IF([.D14]=3000; 0; (([.$V$1] * 10) / [.D14] * 36) / 100)" office:value-type="float" office:value="4.56305732484076" calcext:value-type="float">
            <text:p>4,6</text:p>
          </table:table-cell>
          <table:table-cell table:style-name="ce4" office:value-type="float" office:value="0.1" calcext:value-type="float">
            <text:p>0,1</text:p>
          </table:table-cell>
          <table:table-cell table:style-name="ce11"/>
          <table:table-cell table:style-name="ce18" office:value-type="float" office:value="38.4" calcext:value-type="float">
            <text:p>38,4</text:p>
          </table:table-cell>
          <table:table-cell table:style-name="ce4" office:value-type="float" office:value="470" calcext:value-type="float">
            <text:p>470</text:p>
          </table:table-cell>
          <table:table-cell table:style-name="ce18" table:formula="of:=IF([.J14]=3000; 0; 1000/[.J14]*60)" office:value-type="float" office:value="127.659574468085" calcext:value-type="float">
            <text:p>127,7</text:p>
          </table:table-cell>
          <table:table-cell table:style-name="ce18" table:formula="of:=IF([.J14]=3000; 0; (([.$V$1] * 10) / [.J14] * 36) / 100)" office:value-type="float" office:value="4.57276595744681" calcext:value-type="float">
            <text:p>4,6</text:p>
          </table:table-cell>
          <table:table-cell table:style-name="ce4" office:value-type="float" office:value="0.1" calcext:value-type="float">
            <text:p>0,1</text:p>
          </table:table-cell>
          <table:table-cell table:style-name="ce11"/>
          <table:table-cell table:style-name="ce18" office:value-type="float" office:value="38.3" calcext:value-type="float">
            <text:p>38,3</text:p>
          </table:table-cell>
          <table:table-cell table:style-name="ce4" office:value-type="float" office:value="470" calcext:value-type="float">
            <text:p>470</text:p>
          </table:table-cell>
          <table:table-cell table:style-name="ce18" table:formula="of:=IF([.P14]=3000; 0; 1000/[.P14]*60)" office:value-type="float" office:value="127.659574468085" calcext:value-type="float">
            <text:p>127,7</text:p>
          </table:table-cell>
          <table:table-cell table:style-name="ce18" table:formula="of:=IF([.P14]=3000; 0; (([.$V$1] * 10) / [.P14] * 36) / 100)" office:value-type="float" office:value="4.57276595744681" calcext:value-type="float">
            <text:p>4,6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1005"/>
        </table:table-row>
        <table:table-row table:style-name="ro3">
          <table:table-cell table:style-name="ce4" office:value-type="float" office:value="300" calcext:value-type="float">
            <text:p>300</text:p>
          </table:table-cell>
          <table:table-cell table:style-name="ce11"/>
          <table:table-cell table:style-name="ce15" office:value-type="float" office:value="38.6" calcext:value-type="float">
            <text:p>38,6</text:p>
          </table:table-cell>
          <table:table-cell table:style-name="ce4" office:value-type="float" office:value="371" calcext:value-type="float">
            <text:p>371</text:p>
          </table:table-cell>
          <table:table-cell table:style-name="ce18" table:formula="of:=IF([.D15]=3000; 0; 1000/[.D15]*60)" office:value-type="float" office:value="161.725067385445" calcext:value-type="float">
            <text:p>161,7</text:p>
          </table:table-cell>
          <table:table-cell table:style-name="ce18" table:formula="of:=IF([.D15]=3000; 0; (([.$V$1] * 10) / [.D15] * 36) / 100)" office:value-type="float" office:value="5.79299191374663" calcext:value-type="float">
            <text:p>5,8</text:p>
          </table:table-cell>
          <table:table-cell table:style-name="ce4" office:value-type="float" office:value="0.1" calcext:value-type="float">
            <text:p>0,1</text:p>
          </table:table-cell>
          <table:table-cell table:style-name="ce11"/>
          <table:table-cell table:style-name="ce18" office:value-type="float" office:value="38.5" calcext:value-type="float">
            <text:p>38,5</text:p>
          </table:table-cell>
          <table:table-cell table:style-name="ce4" office:value-type="float" office:value="371" calcext:value-type="float">
            <text:p>371</text:p>
          </table:table-cell>
          <table:table-cell table:style-name="ce18" table:formula="of:=IF([.J15]=3000; 0; 1000/[.J15]*60)" office:value-type="float" office:value="161.725067385445" calcext:value-type="float">
            <text:p>161,7</text:p>
          </table:table-cell>
          <table:table-cell table:style-name="ce18" table:formula="of:=IF([.J15]=3000; 0; (([.$V$1] * 10) / [.J15] * 36) / 100)" office:value-type="float" office:value="5.79299191374663" calcext:value-type="float">
            <text:p>5,8</text:p>
          </table:table-cell>
          <table:table-cell table:style-name="ce4" office:value-type="float" office:value="0.1" calcext:value-type="float">
            <text:p>0,1</text:p>
          </table:table-cell>
          <table:table-cell table:style-name="ce11"/>
          <table:table-cell table:style-name="ce18" office:value-type="float" office:value="38.4" calcext:value-type="float">
            <text:p>38,4</text:p>
          </table:table-cell>
          <table:table-cell table:style-name="ce4" office:value-type="float" office:value="371" calcext:value-type="float">
            <text:p>371</text:p>
          </table:table-cell>
          <table:table-cell table:style-name="ce18" table:formula="of:=IF([.P15]=3000; 0; 1000/[.P15]*60)" office:value-type="float" office:value="161.725067385445" calcext:value-type="float">
            <text:p>161,7</text:p>
          </table:table-cell>
          <table:table-cell table:style-name="ce18" table:formula="of:=IF([.P15]=3000; 0; (([.$V$1] * 10) / [.P15] * 36) / 100)" office:value-type="float" office:value="5.79299191374663" calcext:value-type="float">
            <text:p>5,8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1005"/>
        </table:table-row>
        <table:table-row table:style-name="ro3">
          <table:table-cell table:style-name="ce4" office:value-type="float" office:value="325" calcext:value-type="float">
            <text:p>325</text:p>
          </table:table-cell>
          <table:table-cell table:style-name="ce11"/>
          <table:table-cell table:style-name="ce15" office:value-type="float" office:value="38.6" calcext:value-type="float">
            <text:p>38,6</text:p>
          </table:table-cell>
          <table:table-cell table:style-name="ce4" office:value-type="float" office:value="322" calcext:value-type="float">
            <text:p>322</text:p>
          </table:table-cell>
          <table:table-cell table:style-name="ce18" table:formula="of:=IF([.D16]=3000; 0; 1000/[.D16]*60)" office:value-type="float" office:value="186.335403726708" calcext:value-type="float">
            <text:p>186,3</text:p>
          </table:table-cell>
          <table:table-cell table:style-name="ce18" table:formula="of:=IF([.D16]=3000; 0; (([.$V$1] * 10) / [.D16] * 36) / 100)" office:value-type="float" office:value="6.67453416149068" calcext:value-type="float">
            <text:p>6,7</text:p>
          </table:table-cell>
          <table:table-cell table:style-name="ce4" office:value-type="float" office:value="0.1" calcext:value-type="float">
            <text:p>0,1</text:p>
          </table:table-cell>
          <table:table-cell table:style-name="ce11"/>
          <table:table-cell table:style-name="ce18" office:value-type="float" office:value="38.4" calcext:value-type="float">
            <text:p>38,4</text:p>
          </table:table-cell>
          <table:table-cell table:style-name="ce4" office:value-type="float" office:value="322" calcext:value-type="float">
            <text:p>322</text:p>
          </table:table-cell>
          <table:table-cell table:style-name="ce18" table:formula="of:=IF([.J16]=3000; 0; 1000/[.J16]*60)" office:value-type="float" office:value="186.335403726708" calcext:value-type="float">
            <text:p>186,3</text:p>
          </table:table-cell>
          <table:table-cell table:style-name="ce18" table:formula="of:=IF([.J16]=3000; 0; (([.$V$1] * 10) / [.J16] * 36) / 100)" office:value-type="float" office:value="6.67453416149068" calcext:value-type="float">
            <text:p>6,7</text:p>
          </table:table-cell>
          <table:table-cell table:style-name="ce4" office:value-type="float" office:value="0.1" calcext:value-type="float">
            <text:p>0,1</text:p>
          </table:table-cell>
          <table:table-cell table:style-name="ce11"/>
          <table:table-cell table:style-name="ce18" office:value-type="float" office:value="38.3" calcext:value-type="float">
            <text:p>38,3</text:p>
          </table:table-cell>
          <table:table-cell table:style-name="ce4" office:value-type="float" office:value="323" calcext:value-type="float">
            <text:p>323</text:p>
          </table:table-cell>
          <table:table-cell table:style-name="ce18" table:formula="of:=IF([.P16]=3000; 0; 1000/[.P16]*60)" office:value-type="float" office:value="185.758513931889" calcext:value-type="float">
            <text:p>185,8</text:p>
          </table:table-cell>
          <table:table-cell table:style-name="ce18" table:formula="of:=IF([.P16]=3000; 0; (([.$V$1] * 10) / [.P16] * 36) / 100)" office:value-type="float" office:value="6.65386996904025" calcext:value-type="float">
            <text:p>6,7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1005"/>
        </table:table-row>
        <table:table-row table:style-name="ro3">
          <table:table-cell table:style-name="ce4" office:value-type="float" office:value="350" calcext:value-type="float">
            <text:p>350</text:p>
          </table:table-cell>
          <table:table-cell table:style-name="ce11"/>
          <table:table-cell table:style-name="ce15" office:value-type="float" office:value="38.6" calcext:value-type="float">
            <text:p>38,6</text:p>
          </table:table-cell>
          <table:table-cell table:style-name="ce4" office:value-type="float" office:value="284" calcext:value-type="float">
            <text:p>284</text:p>
          </table:table-cell>
          <table:table-cell table:style-name="ce18" table:formula="of:=IF([.D17]=3000; 0; 1000/[.D17]*60)" office:value-type="float" office:value="211.267605633803" calcext:value-type="float">
            <text:p>211,3</text:p>
          </table:table-cell>
          <table:table-cell table:style-name="ce18" table:formula="of:=IF([.D17]=3000; 0; (([.$V$1] * 10) / [.D17] * 36) / 100)" office:value-type="float" office:value="7.56760563380282" calcext:value-type="float">
            <text:p>7,6</text:p>
          </table:table-cell>
          <table:table-cell table:style-name="ce4" office:value-type="float" office:value="0.1" calcext:value-type="float">
            <text:p>0,1</text:p>
          </table:table-cell>
          <table:table-cell table:style-name="ce11"/>
          <table:table-cell table:style-name="ce18" office:value-type="float" office:value="38.4" calcext:value-type="float">
            <text:p>38,4</text:p>
          </table:table-cell>
          <table:table-cell table:style-name="ce4" office:value-type="float" office:value="285" calcext:value-type="float">
            <text:p>285</text:p>
          </table:table-cell>
          <table:table-cell table:style-name="ce18" table:formula="of:=IF([.J17]=3000; 0; 1000/[.J17]*60)" office:value-type="float" office:value="210.526315789474" calcext:value-type="float">
            <text:p>210,5</text:p>
          </table:table-cell>
          <table:table-cell table:style-name="ce18" table:formula="of:=IF([.J17]=3000; 0; (([.$V$1] * 10) / [.J17] * 36) / 100)" office:value-type="float" office:value="7.54105263157895" calcext:value-type="float">
            <text:p>7,5</text:p>
          </table:table-cell>
          <table:table-cell table:style-name="ce4" office:value-type="float" office:value="0.1" calcext:value-type="float">
            <text:p>0,1</text:p>
          </table:table-cell>
          <table:table-cell table:style-name="ce11"/>
          <table:table-cell table:style-name="ce18" office:value-type="float" office:value="38.3" calcext:value-type="float">
            <text:p>38,3</text:p>
          </table:table-cell>
          <table:table-cell table:style-name="ce4" office:value-type="float" office:value="284" calcext:value-type="float">
            <text:p>284</text:p>
          </table:table-cell>
          <table:table-cell table:style-name="ce18" table:formula="of:=IF([.P17]=3000; 0; 1000/[.P17]*60)" office:value-type="float" office:value="211.267605633803" calcext:value-type="float">
            <text:p>211,3</text:p>
          </table:table-cell>
          <table:table-cell table:style-name="ce18" table:formula="of:=IF([.P17]=3000; 0; (([.$V$1] * 10) / [.P17] * 36) / 100)" office:value-type="float" office:value="7.56760563380282" calcext:value-type="float">
            <text:p>7,6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1005"/>
        </table:table-row>
        <table:table-row table:style-name="ro3">
          <table:table-cell table:style-name="ce4" office:value-type="float" office:value="375" calcext:value-type="float">
            <text:p>375</text:p>
          </table:table-cell>
          <table:table-cell table:style-name="ce11"/>
          <table:table-cell table:style-name="ce15" office:value-type="float" office:value="38.5" calcext:value-type="float">
            <text:p>38,5</text:p>
          </table:table-cell>
          <table:table-cell table:style-name="ce4" office:value-type="float" office:value="251" calcext:value-type="float">
            <text:p>251</text:p>
          </table:table-cell>
          <table:table-cell table:style-name="ce18" table:formula="of:=IF([.D18]=3000; 0; 1000/[.D18]*60)" office:value-type="float" office:value="239.043824701195" calcext:value-type="float">
            <text:p>239,0</text:p>
          </table:table-cell>
          <table:table-cell table:style-name="ce18" table:formula="of:=IF([.D18]=3000; 0; (([.$V$1] * 10) / [.D18] * 36) / 100)" office:value-type="float" office:value="8.56254980079681" calcext:value-type="float">
            <text:p>8,6</text:p>
          </table:table-cell>
          <table:table-cell table:style-name="ce4" office:value-type="float" office:value="0.2" calcext:value-type="float">
            <text:p>0,2</text:p>
          </table:table-cell>
          <table:table-cell table:style-name="ce11"/>
          <table:table-cell table:style-name="ce18" office:value-type="float" office:value="38.4" calcext:value-type="float">
            <text:p>38,4</text:p>
          </table:table-cell>
          <table:table-cell table:style-name="ce4" office:value-type="float" office:value="251" calcext:value-type="float">
            <text:p>251</text:p>
          </table:table-cell>
          <table:table-cell table:style-name="ce18" table:formula="of:=IF([.J18]=3000; 0; 1000/[.J18]*60)" office:value-type="float" office:value="239.043824701195" calcext:value-type="float">
            <text:p>239,0</text:p>
          </table:table-cell>
          <table:table-cell table:style-name="ce18" table:formula="of:=IF([.J18]=3000; 0; (([.$V$1] * 10) / [.J18] * 36) / 100)" office:value-type="float" office:value="8.56254980079681" calcext:value-type="float">
            <text:p>8,6</text:p>
          </table:table-cell>
          <table:table-cell table:style-name="ce4" office:value-type="float" office:value="0.2" calcext:value-type="float">
            <text:p>0,2</text:p>
          </table:table-cell>
          <table:table-cell table:style-name="ce11"/>
          <table:table-cell table:style-name="ce18" office:value-type="float" office:value="38.3" calcext:value-type="float">
            <text:p>38,3</text:p>
          </table:table-cell>
          <table:table-cell table:style-name="ce4" office:value-type="float" office:value="251" calcext:value-type="float">
            <text:p>251</text:p>
          </table:table-cell>
          <table:table-cell table:style-name="ce18" table:formula="of:=IF([.P18]=3000; 0; 1000/[.P18]*60)" office:value-type="float" office:value="239.043824701195" calcext:value-type="float">
            <text:p>239,0</text:p>
          </table:table-cell>
          <table:table-cell table:style-name="ce18" table:formula="of:=IF([.P18]=3000; 0; (([.$V$1] * 10) / [.P18] * 36) / 100)" office:value-type="float" office:value="8.56254980079681" calcext:value-type="float">
            <text:p>8,6</text:p>
          </table:table-cell>
          <table:table-cell table:style-name="ce4" office:value-type="float" office:value="0.2" calcext:value-type="float">
            <text:p>0,2</text:p>
          </table:table-cell>
          <table:table-cell table:number-columns-repeated="1005"/>
        </table:table-row>
        <table:table-row table:style-name="ro3">
          <table:table-cell table:style-name="ce4" office:value-type="float" office:value="400" calcext:value-type="float">
            <text:p>400</text:p>
          </table:table-cell>
          <table:table-cell table:style-name="ce11"/>
          <table:table-cell table:style-name="ce15" office:value-type="float" office:value="38.5" calcext:value-type="float">
            <text:p>38,5</text:p>
          </table:table-cell>
          <table:table-cell table:style-name="ce4" office:value-type="float" office:value="220" calcext:value-type="float">
            <text:p>220</text:p>
          </table:table-cell>
          <table:table-cell table:style-name="ce18" table:formula="of:=IF([.D19]=3000; 0; 1000/[.D19]*60)" office:value-type="float" office:value="272.727272727273" calcext:value-type="float">
            <text:p>272,7</text:p>
          </table:table-cell>
          <table:table-cell table:style-name="ce18" table:formula="of:=IF([.D19]=3000; 0; (([.$V$1] * 10) / [.D19] * 36) / 100)" office:value-type="float" office:value="9.76909090909091" calcext:value-type="float">
            <text:p>9,8</text:p>
          </table:table-cell>
          <table:table-cell table:style-name="ce4" office:value-type="float" office:value="0.2" calcext:value-type="float">
            <text:p>0,2</text:p>
          </table:table-cell>
          <table:table-cell table:style-name="ce11"/>
          <table:table-cell table:style-name="ce18" office:value-type="float" office:value="38.4" calcext:value-type="float">
            <text:p>38,4</text:p>
          </table:table-cell>
          <table:table-cell table:style-name="ce4" office:value-type="float" office:value="221" calcext:value-type="float">
            <text:p>221</text:p>
          </table:table-cell>
          <table:table-cell table:style-name="ce18" table:formula="of:=IF([.J19]=3000; 0; 1000/[.J19]*60)" office:value-type="float" office:value="271.493212669683" calcext:value-type="float">
            <text:p>271,5</text:p>
          </table:table-cell>
          <table:table-cell table:style-name="ce18" table:formula="of:=IF([.J19]=3000; 0; (([.$V$1] * 10) / [.J19] * 36) / 100)" office:value-type="float" office:value="9.72488687782805" calcext:value-type="float">
            <text:p>9,7</text:p>
          </table:table-cell>
          <table:table-cell table:style-name="ce4" office:value-type="float" office:value="0.2" calcext:value-type="float">
            <text:p>0,2</text:p>
          </table:table-cell>
          <table:table-cell table:style-name="ce11"/>
          <table:table-cell table:style-name="ce18" office:value-type="float" office:value="38.3" calcext:value-type="float">
            <text:p>38,3</text:p>
          </table:table-cell>
          <table:table-cell table:style-name="ce4" office:value-type="float" office:value="221" calcext:value-type="float">
            <text:p>221</text:p>
          </table:table-cell>
          <table:table-cell table:style-name="ce18" table:formula="of:=IF([.P19]=3000; 0; 1000/[.P19]*60)" office:value-type="float" office:value="271.493212669683" calcext:value-type="float">
            <text:p>271,5</text:p>
          </table:table-cell>
          <table:table-cell table:style-name="ce18" table:formula="of:=IF([.P19]=3000; 0; (([.$V$1] * 10) / [.P19] * 36) / 100)" office:value-type="float" office:value="9.72488687782805" calcext:value-type="float">
            <text:p>9,7</text:p>
          </table:table-cell>
          <table:table-cell table:style-name="ce4" office:value-type="float" office:value="0.2" calcext:value-type="float">
            <text:p>0,2</text:p>
          </table:table-cell>
          <table:table-cell table:number-columns-repeated="1005"/>
        </table:table-row>
        <table:table-row table:style-name="ro3">
          <table:table-cell table:style-name="ce4" office:value-type="float" office:value="425" calcext:value-type="float">
            <text:p>425</text:p>
          </table:table-cell>
          <table:table-cell table:style-name="ce11"/>
          <table:table-cell table:style-name="ce15" office:value-type="float" office:value="38.5" calcext:value-type="float">
            <text:p>38,5</text:p>
          </table:table-cell>
          <table:table-cell table:style-name="ce4" office:value-type="float" office:value="201" calcext:value-type="float">
            <text:p>201</text:p>
          </table:table-cell>
          <table:table-cell table:style-name="ce18" table:formula="of:=IF([.D20]=3000; 0; 1000/[.D20]*60)" office:value-type="float" office:value="298.507462686567" calcext:value-type="float">
            <text:p>298,5</text:p>
          </table:table-cell>
          <table:table-cell table:style-name="ce18" table:formula="of:=IF([.D20]=3000; 0; (([.$V$1] * 10) / [.D20] * 36) / 100)" office:value-type="float" office:value="10.6925373134328" calcext:value-type="float">
            <text:p>10,7</text:p>
          </table:table-cell>
          <table:table-cell table:style-name="ce4" office:value-type="float" office:value="0.2" calcext:value-type="float">
            <text:p>0,2</text:p>
          </table:table-cell>
          <table:table-cell table:style-name="ce11"/>
          <table:table-cell table:style-name="ce18" office:value-type="float" office:value="38.4" calcext:value-type="float">
            <text:p>38,4</text:p>
          </table:table-cell>
          <table:table-cell table:style-name="ce4" office:value-type="float" office:value="201" calcext:value-type="float">
            <text:p>201</text:p>
          </table:table-cell>
          <table:table-cell table:style-name="ce18" table:formula="of:=IF([.J20]=3000; 0; 1000/[.J20]*60)" office:value-type="float" office:value="298.507462686567" calcext:value-type="float">
            <text:p>298,5</text:p>
          </table:table-cell>
          <table:table-cell table:style-name="ce18" table:formula="of:=IF([.J20]=3000; 0; (([.$V$1] * 10) / [.J20] * 36) / 100)" office:value-type="float" office:value="10.6925373134328" calcext:value-type="float">
            <text:p>10,7</text:p>
          </table:table-cell>
          <table:table-cell table:style-name="ce4" office:value-type="float" office:value="0.2" calcext:value-type="float">
            <text:p>0,2</text:p>
          </table:table-cell>
          <table:table-cell table:style-name="ce11"/>
          <table:table-cell table:style-name="ce18" office:value-type="float" office:value="38.3" calcext:value-type="float">
            <text:p>38,3</text:p>
          </table:table-cell>
          <table:table-cell table:style-name="ce4" office:value-type="float" office:value="201" calcext:value-type="float">
            <text:p>201</text:p>
          </table:table-cell>
          <table:table-cell table:style-name="ce18" table:formula="of:=IF([.P20]=3000; 0; 1000/[.P20]*60)" office:value-type="float" office:value="298.507462686567" calcext:value-type="float">
            <text:p>298,5</text:p>
          </table:table-cell>
          <table:table-cell table:style-name="ce18" table:formula="of:=IF([.P20]=3000; 0; (([.$V$1] * 10) / [.P20] * 36) / 100)" office:value-type="float" office:value="10.6925373134328" calcext:value-type="float">
            <text:p>10,7</text:p>
          </table:table-cell>
          <table:table-cell table:style-name="ce4" office:value-type="float" office:value="0.2" calcext:value-type="float">
            <text:p>0,2</text:p>
          </table:table-cell>
          <table:table-cell table:number-columns-repeated="1005"/>
        </table:table-row>
        <table:table-row table:style-name="ro3">
          <table:table-cell table:style-name="ce4" office:value-type="float" office:value="450" calcext:value-type="float">
            <text:p>450</text:p>
          </table:table-cell>
          <table:table-cell table:style-name="ce11"/>
          <table:table-cell table:style-name="ce15" office:value-type="float" office:value="38.5" calcext:value-type="float">
            <text:p>38,5</text:p>
          </table:table-cell>
          <table:table-cell table:style-name="ce4" office:value-type="float" office:value="182" calcext:value-type="float">
            <text:p>182</text:p>
          </table:table-cell>
          <table:table-cell table:style-name="ce18" table:formula="of:=IF([.D21]=3000; 0; 1000/[.D21]*60)" office:value-type="float" office:value="329.67032967033" calcext:value-type="float">
            <text:p>329,7</text:p>
          </table:table-cell>
          <table:table-cell table:style-name="ce18" table:formula="of:=IF([.D21]=3000; 0; (([.$V$1] * 10) / [.D21] * 36) / 100)" office:value-type="float" office:value="11.8087912087912" calcext:value-type="float">
            <text:p>11,8</text:p>
          </table:table-cell>
          <table:table-cell table:style-name="ce4" office:value-type="float" office:value="0.3" calcext:value-type="float">
            <text:p>0,3</text:p>
          </table:table-cell>
          <table:table-cell table:style-name="ce11"/>
          <table:table-cell table:style-name="ce18" office:value-type="float" office:value="38.3" calcext:value-type="float">
            <text:p>38,3</text:p>
          </table:table-cell>
          <table:table-cell table:style-name="ce4" office:value-type="float" office:value="182" calcext:value-type="float">
            <text:p>182</text:p>
          </table:table-cell>
          <table:table-cell table:style-name="ce18" table:formula="of:=IF([.J21]=3000; 0; 1000/[.J21]*60)" office:value-type="float" office:value="329.67032967033" calcext:value-type="float">
            <text:p>329,7</text:p>
          </table:table-cell>
          <table:table-cell table:style-name="ce18" table:formula="of:=IF([.J21]=3000; 0; (([.$V$1] * 10) / [.J21] * 36) / 100)" office:value-type="float" office:value="11.8087912087912" calcext:value-type="float">
            <text:p>11,8</text:p>
          </table:table-cell>
          <table:table-cell table:style-name="ce4" office:value-type="float" office:value="0.3" calcext:value-type="float">
            <text:p>0,3</text:p>
          </table:table-cell>
          <table:table-cell table:style-name="ce11"/>
          <table:table-cell table:style-name="ce18" office:value-type="float" office:value="38.3" calcext:value-type="float">
            <text:p>38,3</text:p>
          </table:table-cell>
          <table:table-cell table:style-name="ce4" office:value-type="float" office:value="182" calcext:value-type="float">
            <text:p>182</text:p>
          </table:table-cell>
          <table:table-cell table:style-name="ce18" table:formula="of:=IF([.P21]=3000; 0; 1000/[.P21]*60)" office:value-type="float" office:value="329.67032967033" calcext:value-type="float">
            <text:p>329,7</text:p>
          </table:table-cell>
          <table:table-cell table:style-name="ce18" table:formula="of:=IF([.P21]=3000; 0; (([.$V$1] * 10) / [.P21] * 36) / 100)" office:value-type="float" office:value="11.8087912087912" calcext:value-type="float">
            <text:p>11,8</text:p>
          </table:table-cell>
          <table:table-cell table:style-name="ce4" office:value-type="float" office:value="0.3" calcext:value-type="float">
            <text:p>0,3</text:p>
          </table:table-cell>
          <table:table-cell table:number-columns-repeated="1005"/>
        </table:table-row>
        <table:table-row table:style-name="ro3">
          <table:table-cell table:style-name="ce4" office:value-type="float" office:value="475" calcext:value-type="float">
            <text:p>475</text:p>
          </table:table-cell>
          <table:table-cell table:style-name="ce11"/>
          <table:table-cell table:style-name="ce15" office:value-type="float" office:value="38.5" calcext:value-type="float">
            <text:p>38,5</text:p>
          </table:table-cell>
          <table:table-cell table:style-name="ce4" office:value-type="float" office:value="167" calcext:value-type="float">
            <text:p>167</text:p>
          </table:table-cell>
          <table:table-cell table:style-name="ce18" table:formula="of:=IF([.D22]=3000; 0; 1000/[.D22]*60)" office:value-type="float" office:value="359.281437125749" calcext:value-type="float">
            <text:p>359,3</text:p>
          </table:table-cell>
          <table:table-cell table:style-name="ce18" table:formula="of:=IF([.D22]=3000; 0; (([.$V$1] * 10) / [.D22] * 36) / 100)" office:value-type="float" office:value="12.8694610778443" calcext:value-type="float">
            <text:p>12,9</text:p>
          </table:table-cell>
          <table:table-cell table:style-name="ce4" office:value-type="float" office:value="0.3" calcext:value-type="float">
            <text:p>0,3</text:p>
          </table:table-cell>
          <table:table-cell table:style-name="ce11"/>
          <table:table-cell table:style-name="ce18" office:value-type="float" office:value="38.3" calcext:value-type="float">
            <text:p>38,3</text:p>
          </table:table-cell>
          <table:table-cell table:style-name="ce4" office:value-type="float" office:value="167" calcext:value-type="float">
            <text:p>167</text:p>
          </table:table-cell>
          <table:table-cell table:style-name="ce18" table:formula="of:=IF([.J22]=3000; 0; 1000/[.J22]*60)" office:value-type="float" office:value="359.281437125749" calcext:value-type="float">
            <text:p>359,3</text:p>
          </table:table-cell>
          <table:table-cell table:style-name="ce18" table:formula="of:=IF([.J22]=3000; 0; (([.$V$1] * 10) / [.J22] * 36) / 100)" office:value-type="float" office:value="12.8694610778443" calcext:value-type="float">
            <text:p>12,9</text:p>
          </table:table-cell>
          <table:table-cell table:style-name="ce4" office:value-type="float" office:value="0.3" calcext:value-type="float">
            <text:p>0,3</text:p>
          </table:table-cell>
          <table:table-cell table:style-name="ce11"/>
          <table:table-cell table:style-name="ce18" office:value-type="float" office:value="38.3" calcext:value-type="float">
            <text:p>38,3</text:p>
          </table:table-cell>
          <table:table-cell table:style-name="ce4" office:value-type="float" office:value="167" calcext:value-type="float">
            <text:p>167</text:p>
          </table:table-cell>
          <table:table-cell table:style-name="ce18" table:formula="of:=IF([.P22]=3000; 0; 1000/[.P22]*60)" office:value-type="float" office:value="359.281437125749" calcext:value-type="float">
            <text:p>359,3</text:p>
          </table:table-cell>
          <table:table-cell table:style-name="ce18" table:formula="of:=IF([.P22]=3000; 0; (([.$V$1] * 10) / [.P22] * 36) / 100)" office:value-type="float" office:value="12.8694610778443" calcext:value-type="float">
            <text:p>12,9</text:p>
          </table:table-cell>
          <table:table-cell table:style-name="ce4" office:value-type="float" office:value="0.3" calcext:value-type="float">
            <text:p>0,3</text:p>
          </table:table-cell>
          <table:table-cell table:number-columns-repeated="1005"/>
        </table:table-row>
        <table:table-row table:style-name="ro3">
          <table:table-cell table:style-name="ce4" office:value-type="float" office:value="500" calcext:value-type="float">
            <text:p>500</text:p>
          </table:table-cell>
          <table:table-cell table:style-name="ce11"/>
          <table:table-cell table:style-name="ce15" office:value-type="float" office:value="38.5" calcext:value-type="float">
            <text:p>38,5</text:p>
          </table:table-cell>
          <table:table-cell table:style-name="ce4" office:value-type="float" office:value="153" calcext:value-type="float">
            <text:p>153</text:p>
          </table:table-cell>
          <table:table-cell table:style-name="ce18" table:formula="of:=IF([.D23]=3000; 0; 1000/[.D23]*60)" office:value-type="float" office:value="392.156862745098" calcext:value-type="float">
            <text:p>392,2</text:p>
          </table:table-cell>
          <table:table-cell table:style-name="ce18" table:formula="of:=IF([.D23]=3000; 0; (([.$V$1] * 10) / [.D23] * 36) / 100)" office:value-type="float" office:value="14.0470588235294" calcext:value-type="float">
            <text:p>14,0</text:p>
          </table:table-cell>
          <table:table-cell table:style-name="ce4" office:value-type="float" office:value="0.4" calcext:value-type="float">
            <text:p>0,4</text:p>
          </table:table-cell>
          <table:table-cell table:style-name="ce11"/>
          <table:table-cell table:style-name="ce18" office:value-type="float" office:value="38.3" calcext:value-type="float">
            <text:p>38,3</text:p>
          </table:table-cell>
          <table:table-cell table:style-name="ce4" office:value-type="float" office:value="154" calcext:value-type="float">
            <text:p>154</text:p>
          </table:table-cell>
          <table:table-cell table:style-name="ce18" table:formula="of:=IF([.J23]=3000; 0; 1000/[.J23]*60)" office:value-type="float" office:value="389.61038961039" calcext:value-type="float">
            <text:p>389,6</text:p>
          </table:table-cell>
          <table:table-cell table:style-name="ce18" table:formula="of:=IF([.J23]=3000; 0; (([.$V$1] * 10) / [.J23] * 36) / 100)" office:value-type="float" office:value="13.9558441558442" calcext:value-type="float">
            <text:p>14,0</text:p>
          </table:table-cell>
          <table:table-cell table:style-name="ce4" office:value-type="float" office:value="0.3" calcext:value-type="float">
            <text:p>0,3</text:p>
          </table:table-cell>
          <table:table-cell table:style-name="ce11"/>
          <table:table-cell table:style-name="ce18" office:value-type="float" office:value="38.2" calcext:value-type="float">
            <text:p>38,2</text:p>
          </table:table-cell>
          <table:table-cell table:style-name="ce4" office:value-type="float" office:value="153" calcext:value-type="float">
            <text:p>153</text:p>
          </table:table-cell>
          <table:table-cell table:style-name="ce18" table:formula="of:=IF([.P23]=3000; 0; 1000/[.P23]*60)" office:value-type="float" office:value="392.156862745098" calcext:value-type="float">
            <text:p>392,2</text:p>
          </table:table-cell>
          <table:table-cell table:style-name="ce18" table:formula="of:=IF([.P23]=3000; 0; (([.$V$1] * 10) / [.P23] * 36) / 100)" office:value-type="float" office:value="14.0470588235294" calcext:value-type="float">
            <text:p>14,0</text:p>
          </table:table-cell>
          <table:table-cell table:style-name="ce4" office:value-type="float" office:value="0.3" calcext:value-type="float">
            <text:p>0,3</text:p>
          </table:table-cell>
          <table:table-cell table:number-columns-repeated="1005"/>
        </table:table-row>
        <table:table-row table:style-name="ro3">
          <table:table-cell table:style-name="ce4" office:value-type="float" office:value="525" calcext:value-type="float">
            <text:p>525</text:p>
          </table:table-cell>
          <table:table-cell table:style-name="ce11"/>
          <table:table-cell table:style-name="ce15" office:value-type="float" office:value="38.5" calcext:value-type="float">
            <text:p>38,5</text:p>
          </table:table-cell>
          <table:table-cell table:style-name="ce4" office:value-type="float" office:value="143" calcext:value-type="float">
            <text:p>143</text:p>
          </table:table-cell>
          <table:table-cell table:style-name="ce18" table:formula="of:=IF([.D24]=3000; 0; 1000/[.D24]*60)" office:value-type="float" office:value="419.58041958042" calcext:value-type="float">
            <text:p>419,6</text:p>
          </table:table-cell>
          <table:table-cell table:style-name="ce18" table:formula="of:=IF([.D24]=3000; 0; (([.$V$1] * 10) / [.D24] * 36) / 100)" office:value-type="float" office:value="15.0293706293706" calcext:value-type="float">
            <text:p>15,0</text:p>
          </table:table-cell>
          <table:table-cell table:style-name="ce4" office:value-type="float" office:value="0.4" calcext:value-type="float">
            <text:p>0,4</text:p>
          </table:table-cell>
          <table:table-cell table:style-name="ce11"/>
          <table:table-cell table:style-name="ce18" office:value-type="float" office:value="38.3" calcext:value-type="float">
            <text:p>38,3</text:p>
          </table:table-cell>
          <table:table-cell table:style-name="ce4" office:value-type="float" office:value="143" calcext:value-type="float">
            <text:p>143</text:p>
          </table:table-cell>
          <table:table-cell table:style-name="ce18" table:formula="of:=IF([.J24]=3000; 0; 1000/[.J24]*60)" office:value-type="float" office:value="419.58041958042" calcext:value-type="float">
            <text:p>419,6</text:p>
          </table:table-cell>
          <table:table-cell table:style-name="ce18" table:formula="of:=IF([.J24]=3000; 0; (([.$V$1] * 10) / [.J24] * 36) / 100)" office:value-type="float" office:value="15.0293706293706" calcext:value-type="float">
            <text:p>15,0</text:p>
          </table:table-cell>
          <table:table-cell table:style-name="ce4" office:value-type="float" office:value="0.4" calcext:value-type="float">
            <text:p>0,4</text:p>
          </table:table-cell>
          <table:table-cell table:style-name="ce11"/>
          <table:table-cell table:style-name="ce18" office:value-type="float" office:value="38.2" calcext:value-type="float">
            <text:p>38,2</text:p>
          </table:table-cell>
          <table:table-cell table:style-name="ce4" office:value-type="float" office:value="143" calcext:value-type="float">
            <text:p>143</text:p>
          </table:table-cell>
          <table:table-cell table:style-name="ce18" table:formula="of:=IF([.P24]=3000; 0; 1000/[.P24]*60)" office:value-type="float" office:value="419.58041958042" calcext:value-type="float">
            <text:p>419,6</text:p>
          </table:table-cell>
          <table:table-cell table:style-name="ce18" table:formula="of:=IF([.P24]=3000; 0; (([.$V$1] * 10) / [.P24] * 36) / 100)" office:value-type="float" office:value="15.0293706293706" calcext:value-type="float">
            <text:p>15,0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1005"/>
        </table:table-row>
        <table:table-row table:style-name="ro3">
          <table:table-cell table:style-name="ce4" office:value-type="float" office:value="550" calcext:value-type="float">
            <text:p>550</text:p>
          </table:table-cell>
          <table:table-cell table:style-name="ce11"/>
          <table:table-cell table:style-name="ce15" office:value-type="float" office:value="38.4" calcext:value-type="float">
            <text:p>38,4</text:p>
          </table:table-cell>
          <table:table-cell table:style-name="ce4" office:value-type="float" office:value="133" calcext:value-type="float">
            <text:p>133</text:p>
          </table:table-cell>
          <table:table-cell table:style-name="ce18" table:formula="of:=IF([.D25]=3000; 0; 1000/[.D25]*60)" office:value-type="float" office:value="451.127819548872" calcext:value-type="float">
            <text:p>451,1</text:p>
          </table:table-cell>
          <table:table-cell table:style-name="ce18" table:formula="of:=IF([.D25]=3000; 0; (([.$V$1] * 10) / [.D25] * 36) / 100)" office:value-type="float" office:value="16.1593984962406" calcext:value-type="float">
            <text:p>16,2</text:p>
          </table:table-cell>
          <table:table-cell table:style-name="ce4" office:value-type="float" office:value="0.4" calcext:value-type="float">
            <text:p>0,4</text:p>
          </table:table-cell>
          <table:table-cell table:style-name="ce11"/>
          <table:table-cell table:style-name="ce18" office:value-type="float" office:value="38.3" calcext:value-type="float">
            <text:p>38,3</text:p>
          </table:table-cell>
          <table:table-cell table:style-name="ce4" office:value-type="float" office:value="133" calcext:value-type="float">
            <text:p>133</text:p>
          </table:table-cell>
          <table:table-cell table:style-name="ce18" table:formula="of:=IF([.J25]=3000; 0; 1000/[.J25]*60)" office:value-type="float" office:value="451.127819548872" calcext:value-type="float">
            <text:p>451,1</text:p>
          </table:table-cell>
          <table:table-cell table:style-name="ce18" table:formula="of:=IF([.J25]=3000; 0; (([.$V$1] * 10) / [.J25] * 36) / 100)" office:value-type="float" office:value="16.1593984962406" calcext:value-type="float">
            <text:p>16,2</text:p>
          </table:table-cell>
          <table:table-cell table:style-name="ce4" office:value-type="float" office:value="0.4" calcext:value-type="float">
            <text:p>0,4</text:p>
          </table:table-cell>
          <table:table-cell table:style-name="ce11"/>
          <table:table-cell table:style-name="ce18" office:value-type="float" office:value="38.2" calcext:value-type="float">
            <text:p>38,2</text:p>
          </table:table-cell>
          <table:table-cell table:style-name="ce4" office:value-type="float" office:value="133" calcext:value-type="float">
            <text:p>133</text:p>
          </table:table-cell>
          <table:table-cell table:style-name="ce18" table:formula="of:=IF([.P25]=3000; 0; 1000/[.P25]*60)" office:value-type="float" office:value="451.127819548872" calcext:value-type="float">
            <text:p>451,1</text:p>
          </table:table-cell>
          <table:table-cell table:style-name="ce18" table:formula="of:=IF([.P25]=3000; 0; (([.$V$1] * 10) / [.P25] * 36) / 100)" office:value-type="float" office:value="16.1593984962406" calcext:value-type="float">
            <text:p>16,2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1005"/>
        </table:table-row>
        <table:table-row table:style-name="ro3">
          <table:table-cell table:style-name="ce4" office:value-type="float" office:value="575" calcext:value-type="float">
            <text:p>575</text:p>
          </table:table-cell>
          <table:table-cell table:style-name="ce11"/>
          <table:table-cell table:style-name="ce15" office:value-type="float" office:value="38.4" calcext:value-type="float">
            <text:p>38,4</text:p>
          </table:table-cell>
          <table:table-cell table:style-name="ce4" office:value-type="float" office:value="125" calcext:value-type="float">
            <text:p>125</text:p>
          </table:table-cell>
          <table:table-cell table:style-name="ce18" table:formula="of:=IF([.D26]=3000; 0; 1000/[.D26]*60)" office:value-type="float" office:value="480" calcext:value-type="float">
            <text:p>480,0</text:p>
          </table:table-cell>
          <table:table-cell table:style-name="ce18" table:formula="of:=IF([.D26]=3000; 0; (([.$V$1] * 10) / [.D26] * 36) / 100)" office:value-type="float" office:value="17.1936" calcext:value-type="float">
            <text:p>17,2</text:p>
          </table:table-cell>
          <table:table-cell table:style-name="ce4" office:value-type="float" office:value="0.5" calcext:value-type="float">
            <text:p>0,5</text:p>
          </table:table-cell>
          <table:table-cell table:style-name="ce11"/>
          <table:table-cell table:style-name="ce18" office:value-type="float" office:value="38.3" calcext:value-type="float">
            <text:p>38,3</text:p>
          </table:table-cell>
          <table:table-cell table:style-name="ce4" office:value-type="float" office:value="125" calcext:value-type="float">
            <text:p>125</text:p>
          </table:table-cell>
          <table:table-cell table:style-name="ce18" table:formula="of:=IF([.J26]=3000; 0; 1000/[.J26]*60)" office:value-type="float" office:value="480" calcext:value-type="float">
            <text:p>480,0</text:p>
          </table:table-cell>
          <table:table-cell table:style-name="ce18" table:formula="of:=IF([.J26]=3000; 0; (([.$V$1] * 10) / [.J26] * 36) / 100)" office:value-type="float" office:value="17.1936" calcext:value-type="float">
            <text:p>17,2</text:p>
          </table:table-cell>
          <table:table-cell table:style-name="ce4" office:value-type="float" office:value="0.5" calcext:value-type="float">
            <text:p>0,5</text:p>
          </table:table-cell>
          <table:table-cell table:style-name="ce11"/>
          <table:table-cell table:style-name="ce18" office:value-type="float" office:value="38.2" calcext:value-type="float">
            <text:p>38,2</text:p>
          </table:table-cell>
          <table:table-cell table:style-name="ce4" office:value-type="float" office:value="125" calcext:value-type="float">
            <text:p>125</text:p>
          </table:table-cell>
          <table:table-cell table:style-name="ce18" table:formula="of:=IF([.P26]=3000; 0; 1000/[.P26]*60)" office:value-type="float" office:value="480" calcext:value-type="float">
            <text:p>480,0</text:p>
          </table:table-cell>
          <table:table-cell table:style-name="ce18" table:formula="of:=IF([.P26]=3000; 0; (([.$V$1] * 10) / [.P26] * 36) / 100)" office:value-type="float" office:value="17.1936" calcext:value-type="float">
            <text:p>17,2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1005"/>
        </table:table-row>
        <table:table-row table:style-name="ro3">
          <table:table-cell table:style-name="ce4" office:value-type="float" office:value="600" calcext:value-type="float">
            <text:p>600</text:p>
          </table:table-cell>
          <table:table-cell table:style-name="ce11"/>
          <table:table-cell table:style-name="ce15" office:value-type="float" office:value="38.4" calcext:value-type="float">
            <text:p>38,4</text:p>
          </table:table-cell>
          <table:table-cell table:style-name="ce4" office:value-type="float" office:value="117" calcext:value-type="float">
            <text:p>117</text:p>
          </table:table-cell>
          <table:table-cell table:style-name="ce18" table:formula="of:=IF([.D27]=3000; 0; 1000/[.D27]*60)" office:value-type="float" office:value="512.820512820513" calcext:value-type="float">
            <text:p>512,8</text:p>
          </table:table-cell>
          <table:table-cell table:style-name="ce18" table:formula="of:=IF([.D27]=3000; 0; (([.$V$1] * 10) / [.D27] * 36) / 100)" office:value-type="float" office:value="18.3692307692308" calcext:value-type="float">
            <text:p>18,4</text:p>
          </table:table-cell>
          <table:table-cell table:style-name="ce4" office:value-type="float" office:value="0.5" calcext:value-type="float">
            <text:p>0,5</text:p>
          </table:table-cell>
          <table:table-cell table:style-name="ce11"/>
          <table:table-cell table:style-name="ce18" office:value-type="float" office:value="38.2" calcext:value-type="float">
            <text:p>38,2</text:p>
          </table:table-cell>
          <table:table-cell table:style-name="ce4" office:value-type="float" office:value="117" calcext:value-type="float">
            <text:p>117</text:p>
          </table:table-cell>
          <table:table-cell table:style-name="ce18" table:formula="of:=IF([.J27]=3000; 0; 1000/[.J27]*60)" office:value-type="float" office:value="512.820512820513" calcext:value-type="float">
            <text:p>512,8</text:p>
          </table:table-cell>
          <table:table-cell table:style-name="ce18" table:formula="of:=IF([.J27]=3000; 0; (([.$V$1] * 10) / [.J27] * 36) / 100)" office:value-type="float" office:value="18.3692307692308" calcext:value-type="float">
            <text:p>18,4</text:p>
          </table:table-cell>
          <table:table-cell table:style-name="ce4" office:value-type="float" office:value="0.4" calcext:value-type="float">
            <text:p>0,4</text:p>
          </table:table-cell>
          <table:table-cell table:style-name="ce11"/>
          <table:table-cell table:style-name="ce18" office:value-type="float" office:value="38.2" calcext:value-type="float">
            <text:p>38,2</text:p>
          </table:table-cell>
          <table:table-cell table:style-name="ce4" office:value-type="float" office:value="118" calcext:value-type="float">
            <text:p>118</text:p>
          </table:table-cell>
          <table:table-cell table:style-name="ce18" table:formula="of:=IF([.P27]=3000; 0; 1000/[.P27]*60)" office:value-type="float" office:value="508.474576271187" calcext:value-type="float">
            <text:p>508,5</text:p>
          </table:table-cell>
          <table:table-cell table:style-name="ce18" table:formula="of:=IF([.P27]=3000; 0; (([.$V$1] * 10) / [.P27] * 36) / 100)" office:value-type="float" office:value="18.2135593220339" calcext:value-type="float">
            <text:p>18,2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1005"/>
        </table:table-row>
        <table:table-row table:style-name="ro3">
          <table:table-cell table:style-name="ce4" office:value-type="float" office:value="625" calcext:value-type="float">
            <text:p>625</text:p>
          </table:table-cell>
          <table:table-cell table:style-name="ce11"/>
          <table:table-cell table:style-name="ce15" office:value-type="float" office:value="38.4" calcext:value-type="float">
            <text:p>38,4</text:p>
          </table:table-cell>
          <table:table-cell table:style-name="ce4" office:value-type="float" office:value="111" calcext:value-type="float">
            <text:p>111</text:p>
          </table:table-cell>
          <table:table-cell table:style-name="ce18" table:formula="of:=IF([.D28]=3000; 0; 1000/[.D28]*60)" office:value-type="float" office:value="540.540540540541" calcext:value-type="float">
            <text:p>540,5</text:p>
          </table:table-cell>
          <table:table-cell table:style-name="ce18" table:formula="of:=IF([.D28]=3000; 0; (([.$V$1] * 10) / [.D28] * 36) / 100)" office:value-type="float" office:value="19.3621621621622" calcext:value-type="float">
            <text:p>19,4</text:p>
          </table:table-cell>
          <table:table-cell table:style-name="ce4" office:value-type="float" office:value="0.5" calcext:value-type="float">
            <text:p>0,5</text:p>
          </table:table-cell>
          <table:table-cell table:style-name="ce11"/>
          <table:table-cell table:style-name="ce18" office:value-type="float" office:value="38.2" calcext:value-type="float">
            <text:p>38,2</text:p>
          </table:table-cell>
          <table:table-cell table:style-name="ce4" office:value-type="float" office:value="111" calcext:value-type="float">
            <text:p>111</text:p>
          </table:table-cell>
          <table:table-cell table:style-name="ce18" table:formula="of:=IF([.J28]=3000; 0; 1000/[.J28]*60)" office:value-type="float" office:value="540.540540540541" calcext:value-type="float">
            <text:p>540,5</text:p>
          </table:table-cell>
          <table:table-cell table:style-name="ce18" table:formula="of:=IF([.J28]=3000; 0; (([.$V$1] * 10) / [.J28] * 36) / 100)" office:value-type="float" office:value="19.3621621621622" calcext:value-type="float">
            <text:p>19,4</text:p>
          </table:table-cell>
          <table:table-cell table:style-name="ce4" office:value-type="float" office:value="0.5" calcext:value-type="float">
            <text:p>0,5</text:p>
          </table:table-cell>
          <table:table-cell table:style-name="ce11"/>
          <table:table-cell table:style-name="ce18" office:value-type="float" office:value="38.2" calcext:value-type="float">
            <text:p>38,2</text:p>
          </table:table-cell>
          <table:table-cell table:style-name="ce4" office:value-type="float" office:value="111" calcext:value-type="float">
            <text:p>111</text:p>
          </table:table-cell>
          <table:table-cell table:style-name="ce18" table:formula="of:=IF([.P28]=3000; 0; 1000/[.P28]*60)" office:value-type="float" office:value="540.540540540541" calcext:value-type="float">
            <text:p>540,5</text:p>
          </table:table-cell>
          <table:table-cell table:style-name="ce18" table:formula="of:=IF([.P28]=3000; 0; (([.$V$1] * 10) / [.P28] * 36) / 100)" office:value-type="float" office:value="19.3621621621622" calcext:value-type="float">
            <text:p>19,4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1005"/>
        </table:table-row>
        <table:table-row table:style-name="ro3">
          <table:table-cell table:style-name="ce4" office:value-type="float" office:value="650" calcext:value-type="float">
            <text:p>650</text:p>
          </table:table-cell>
          <table:table-cell table:style-name="ce11"/>
          <table:table-cell table:style-name="ce14" office:value-type="float" office:value="38.3" calcext:value-type="float">
            <text:p>38,3</text:p>
          </table:table-cell>
          <table:table-cell table:style-name="ce16" office:value-type="float" office:value="111" calcext:value-type="float">
            <text:p>111</text:p>
          </table:table-cell>
          <table:table-cell table:style-name="ce17" table:formula="of:=IF([.D29]=3000; 0; 1000/[.D29]*60)" office:value-type="float" office:value="540.540540540541" calcext:value-type="float">
            <text:p>540,5</text:p>
          </table:table-cell>
          <table:table-cell table:style-name="ce17" table:formula="of:=IF([.D29]=3000; 0; (([.$V$1] * 10) / [.D29] * 36) / 100)" office:value-type="float" office:value="19.3621621621622" calcext:value-type="float">
            <text:p>19,4</text:p>
          </table:table-cell>
          <table:table-cell table:style-name="ce16" office:value-type="float" office:value="0.5" calcext:value-type="float">
            <text:p>0,5</text:p>
          </table:table-cell>
          <table:table-cell table:style-name="ce11"/>
          <table:table-cell table:style-name="ce18" office:value-type="float" office:value="38.2" calcext:value-type="float">
            <text:p>38,2</text:p>
          </table:table-cell>
          <table:table-cell table:style-name="ce4" office:value-type="float" office:value="105" calcext:value-type="float">
            <text:p>105</text:p>
          </table:table-cell>
          <table:table-cell table:style-name="ce18" table:formula="of:=IF([.J29]=3000; 0; 1000/[.J29]*60)" office:value-type="float" office:value="571.428571428571" calcext:value-type="float">
            <text:p>571,4</text:p>
          </table:table-cell>
          <table:table-cell table:style-name="ce18" table:formula="of:=IF([.J29]=3000; 0; (([.$V$1] * 10) / [.J29] * 36) / 100)" office:value-type="float" office:value="20.4685714285714" calcext:value-type="float">
            <text:p>20,5</text:p>
          </table:table-cell>
          <table:table-cell table:style-name="ce4" office:value-type="float" office:value="0.6" calcext:value-type="float">
            <text:p>0,6</text:p>
          </table:table-cell>
          <table:table-cell table:style-name="ce11"/>
          <table:table-cell table:style-name="ce18" office:value-type="float" office:value="38.1" calcext:value-type="float">
            <text:p>38,1</text:p>
          </table:table-cell>
          <table:table-cell table:style-name="ce4" office:value-type="float" office:value="106" calcext:value-type="float">
            <text:p>106</text:p>
          </table:table-cell>
          <table:table-cell table:style-name="ce18" table:formula="of:=IF([.P29]=3000; 0; 1000/[.P29]*60)" office:value-type="float" office:value="566.037735849057" calcext:value-type="float">
            <text:p>566,0</text:p>
          </table:table-cell>
          <table:table-cell table:style-name="ce18" table:formula="of:=IF([.P29]=3000; 0; (([.$V$1] * 10) / [.P29] * 36) / 100)" office:value-type="float" office:value="20.2754716981132" calcext:value-type="float">
            <text:p>20,3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1005"/>
        </table:table-row>
        <table:table-row table:style-name="ro3">
          <table:table-cell table:style-name="ce4" office:value-type="float" office:value="675" calcext:value-type="float">
            <text:p>675</text:p>
          </table:table-cell>
          <table:table-cell table:style-name="ce11"/>
          <table:table-cell table:style-name="ce14" office:value-type="float" office:value="38.4" calcext:value-type="float">
            <text:p>38,4</text:p>
          </table:table-cell>
          <table:table-cell table:style-name="ce16" office:value-type="float" office:value="111" calcext:value-type="float">
            <text:p>111</text:p>
          </table:table-cell>
          <table:table-cell table:style-name="ce17" table:formula="of:=IF([.D30]=3000; 0; 1000/[.D30]*60)" office:value-type="float" office:value="540.540540540541" calcext:value-type="float">
            <text:p>540,5</text:p>
          </table:table-cell>
          <table:table-cell table:style-name="ce17" table:formula="of:=IF([.D30]=3000; 0; (([.$V$1] * 10) / [.D30] * 36) / 100)" office:value-type="float" office:value="19.3621621621622" calcext:value-type="float">
            <text:p>19,4</text:p>
          </table:table-cell>
          <table:table-cell table:style-name="ce16" office:value-type="float" office:value="0.6" calcext:value-type="float">
            <text:p>0,6</text:p>
          </table:table-cell>
          <table:table-cell table:style-name="ce11"/>
          <table:table-cell table:style-name="ce18" office:value-type="float" office:value="38.2" calcext:value-type="float">
            <text:p>38,2</text:p>
          </table:table-cell>
          <table:table-cell table:style-name="ce4" office:value-type="float" office:value="100" calcext:value-type="float">
            <text:p>100</text:p>
          </table:table-cell>
          <table:table-cell table:style-name="ce18" table:formula="of:=IF([.J30]=3000; 0; 1000/[.J30]*60)" office:value-type="float" office:value="600" calcext:value-type="float">
            <text:p>600,0</text:p>
          </table:table-cell>
          <table:table-cell table:style-name="ce18" table:formula="of:=IF([.J30]=3000; 0; (([.$V$1] * 10) / [.J30] * 36) / 100)" office:value-type="float" office:value="21.492" calcext:value-type="float">
            <text:p>21,5</text:p>
          </table:table-cell>
          <table:table-cell table:style-name="ce4" office:value-type="float" office:value="0.6" calcext:value-type="float">
            <text:p>0,6</text:p>
          </table:table-cell>
          <table:table-cell table:style-name="ce11"/>
          <table:table-cell table:style-name="ce18" office:value-type="float" office:value="38.1" calcext:value-type="float">
            <text:p>38,1</text:p>
          </table:table-cell>
          <table:table-cell table:style-name="ce4" office:value-type="float" office:value="100" calcext:value-type="float">
            <text:p>100</text:p>
          </table:table-cell>
          <table:table-cell table:style-name="ce18" table:formula="of:=IF([.P30]=3000; 0; 1000/[.P30]*60)" office:value-type="float" office:value="600" calcext:value-type="float">
            <text:p>600,0</text:p>
          </table:table-cell>
          <table:table-cell table:style-name="ce18" table:formula="of:=IF([.P30]=3000; 0; (([.$V$1] * 10) / [.P30] * 36) / 100)" office:value-type="float" office:value="21.492" calcext:value-type="float">
            <text:p>21,5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1005"/>
        </table:table-row>
        <table:table-row table:style-name="ro3">
          <table:table-cell table:style-name="ce4" office:value-type="float" office:value="700" calcext:value-type="float">
            <text:p>700</text:p>
          </table:table-cell>
          <table:table-cell table:style-name="ce11"/>
          <table:table-cell table:style-name="ce14" office:value-type="float" office:value="38.3" calcext:value-type="float">
            <text:p>38,3</text:p>
          </table:table-cell>
          <table:table-cell table:style-name="ce16" office:value-type="float" office:value="111" calcext:value-type="float">
            <text:p>111</text:p>
          </table:table-cell>
          <table:table-cell table:style-name="ce17" table:formula="of:=IF([.D31]=3000; 0; 1000/[.D31]*60)" office:value-type="float" office:value="540.540540540541" calcext:value-type="float">
            <text:p>540,5</text:p>
          </table:table-cell>
          <table:table-cell table:style-name="ce17" table:formula="of:=IF([.D31]=3000; 0; (([.$V$1] * 10) / [.D31] * 36) / 100)" office:value-type="float" office:value="19.3621621621622" calcext:value-type="float">
            <text:p>19,4</text:p>
          </table:table-cell>
          <table:table-cell table:style-name="ce16" office:value-type="float" office:value="0.6" calcext:value-type="float">
            <text:p>0,6</text:p>
          </table:table-cell>
          <table:table-cell table:style-name="ce11"/>
          <table:table-cell table:style-name="ce18" office:value-type="float" office:value="38.2" calcext:value-type="float">
            <text:p>38,2</text:p>
          </table:table-cell>
          <table:table-cell table:style-name="ce4" office:value-type="float" office:value="95" calcext:value-type="float">
            <text:p>95</text:p>
          </table:table-cell>
          <table:table-cell table:style-name="ce18" table:formula="of:=IF([.J31]=3000; 0; 1000/[.J31]*60)" office:value-type="float" office:value="631.578947368421" calcext:value-type="float">
            <text:p>631,6</text:p>
          </table:table-cell>
          <table:table-cell table:style-name="ce18" table:formula="of:=IF([.J31]=3000; 0; (([.$V$1] * 10) / [.J31] * 36) / 100)" office:value-type="float" office:value="22.6231578947368" calcext:value-type="float">
            <text:p>22,6</text:p>
          </table:table-cell>
          <table:table-cell table:style-name="ce4" office:value-type="float" office:value="0.7" calcext:value-type="float">
            <text:p>0,7</text:p>
          </table:table-cell>
          <table:table-cell table:style-name="ce11"/>
          <table:table-cell table:style-name="ce18" office:value-type="float" office:value="38.1" calcext:value-type="float">
            <text:p>38,1</text:p>
          </table:table-cell>
          <table:table-cell table:style-name="ce4" office:value-type="float" office:value="95" calcext:value-type="float">
            <text:p>95</text:p>
          </table:table-cell>
          <table:table-cell table:style-name="ce18" table:formula="of:=IF([.P31]=3000; 0; 1000/[.P31]*60)" office:value-type="float" office:value="631.578947368421" calcext:value-type="float">
            <text:p>631,6</text:p>
          </table:table-cell>
          <table:table-cell table:style-name="ce18" table:formula="of:=IF([.P31]=3000; 0; (([.$V$1] * 10) / [.P31] * 36) / 100)" office:value-type="float" office:value="22.6231578947368" calcext:value-type="float">
            <text:p>22,6</text:p>
          </table:table-cell>
          <table:table-cell table:style-name="ce4" office:value-type="float" office:value="0.7" calcext:value-type="float">
            <text:p>0,7</text:p>
          </table:table-cell>
          <table:table-cell table:number-columns-repeated="1005"/>
        </table:table-row>
        <table:table-row table:style-name="ro3">
          <table:table-cell table:style-name="ce4" office:value-type="float" office:value="725" calcext:value-type="float">
            <text:p>725</text:p>
          </table:table-cell>
          <table:table-cell table:style-name="ce11"/>
          <table:table-cell table:style-name="ce14" office:value-type="float" office:value="38.3" calcext:value-type="float">
            <text:p>38,3</text:p>
          </table:table-cell>
          <table:table-cell table:style-name="ce16" office:value-type="float" office:value="111" calcext:value-type="float">
            <text:p>111</text:p>
          </table:table-cell>
          <table:table-cell table:style-name="ce17" table:formula="of:=IF([.D32]=3000; 0; 1000/[.D32]*60)" office:value-type="float" office:value="540.540540540541" calcext:value-type="float">
            <text:p>540,5</text:p>
          </table:table-cell>
          <table:table-cell table:style-name="ce17" table:formula="of:=IF([.D32]=3000; 0; (([.$V$1] * 10) / [.D32] * 36) / 100)" office:value-type="float" office:value="19.3621621621622" calcext:value-type="float">
            <text:p>19,4</text:p>
          </table:table-cell>
          <table:table-cell table:style-name="ce16" office:value-type="float" office:value="0.6" calcext:value-type="float">
            <text:p>0,6</text:p>
          </table:table-cell>
          <table:table-cell table:style-name="ce11"/>
          <table:table-cell table:style-name="ce18" office:value-type="float" office:value="38.2" calcext:value-type="float">
            <text:p>38,2</text:p>
          </table:table-cell>
          <table:table-cell table:style-name="ce4" office:value-type="float" office:value="91" calcext:value-type="float">
            <text:p>91</text:p>
          </table:table-cell>
          <table:table-cell table:style-name="ce18" table:formula="of:=IF([.J32]=3000; 0; 1000/[.J32]*60)" office:value-type="float" office:value="659.340659340659" calcext:value-type="float">
            <text:p>659,3</text:p>
          </table:table-cell>
          <table:table-cell table:style-name="ce18" table:formula="of:=IF([.J32]=3000; 0; (([.$V$1] * 10) / [.J32] * 36) / 100)" office:value-type="float" office:value="23.6175824175824" calcext:value-type="float">
            <text:p>23,6</text:p>
          </table:table-cell>
          <table:table-cell table:style-name="ce4" office:value-type="float" office:value="0.8" calcext:value-type="float">
            <text:p>0,8</text:p>
          </table:table-cell>
          <table:table-cell table:style-name="ce11"/>
          <table:table-cell table:style-name="ce18" office:value-type="float" office:value="38.1" calcext:value-type="float">
            <text:p>38,1</text:p>
          </table:table-cell>
          <table:table-cell table:style-name="ce4" office:value-type="float" office:value="91" calcext:value-type="float">
            <text:p>91</text:p>
          </table:table-cell>
          <table:table-cell table:style-name="ce18" table:formula="of:=IF([.P32]=3000; 0; 1000/[.P32]*60)" office:value-type="float" office:value="659.340659340659" calcext:value-type="float">
            <text:p>659,3</text:p>
          </table:table-cell>
          <table:table-cell table:style-name="ce18" table:formula="of:=IF([.P32]=3000; 0; (([.$V$1] * 10) / [.P32] * 36) / 100)" office:value-type="float" office:value="23.6175824175824" calcext:value-type="float">
            <text:p>23,6</text:p>
          </table:table-cell>
          <table:table-cell table:style-name="ce4" office:value-type="float" office:value="0.7" calcext:value-type="float">
            <text:p>0,7</text:p>
          </table:table-cell>
          <table:table-cell table:number-columns-repeated="1005"/>
        </table:table-row>
        <table:table-row table:style-name="ro3">
          <table:table-cell table:style-name="ce4" office:value-type="float" office:value="750" calcext:value-type="float">
            <text:p>750</text:p>
          </table:table-cell>
          <table:table-cell table:style-name="ce11"/>
          <table:table-cell table:style-name="ce14" office:value-type="float" office:value="38.3" calcext:value-type="float">
            <text:p>38,3</text:p>
          </table:table-cell>
          <table:table-cell table:style-name="ce16" office:value-type="float" office:value="111" calcext:value-type="float">
            <text:p>111</text:p>
          </table:table-cell>
          <table:table-cell table:style-name="ce17" table:formula="of:=IF([.D33]=3000; 0; 1000/[.D33]*60)" office:value-type="float" office:value="540.540540540541" calcext:value-type="float">
            <text:p>540,5</text:p>
          </table:table-cell>
          <table:table-cell table:style-name="ce17" table:formula="of:=IF([.D33]=3000; 0; (([.$V$1] * 10) / [.D33] * 36) / 100)" office:value-type="float" office:value="19.3621621621622" calcext:value-type="float">
            <text:p>19,4</text:p>
          </table:table-cell>
          <table:table-cell table:style-name="ce16" office:value-type="float" office:value="0.6" calcext:value-type="float">
            <text:p>0,6</text:p>
          </table:table-cell>
          <table:table-cell table:style-name="ce11"/>
          <table:table-cell table:style-name="ce18" office:value-type="float" office:value="38.1" calcext:value-type="float">
            <text:p>38,1</text:p>
          </table:table-cell>
          <table:table-cell table:style-name="ce4" office:value-type="float" office:value="87" calcext:value-type="float">
            <text:p>87</text:p>
          </table:table-cell>
          <table:table-cell table:style-name="ce18" table:formula="of:=IF([.J33]=3000; 0; 1000/[.J33]*60)" office:value-type="float" office:value="689.655172413793" calcext:value-type="float">
            <text:p>689,7</text:p>
          </table:table-cell>
          <table:table-cell table:style-name="ce18" table:formula="of:=IF([.J33]=3000; 0; (([.$V$1] * 10) / [.J33] * 36) / 100)" office:value-type="float" office:value="24.7034482758621" calcext:value-type="float">
            <text:p>24,7</text:p>
          </table:table-cell>
          <table:table-cell table:style-name="ce4" office:value-type="float" office:value="0.8" calcext:value-type="float">
            <text:p>0,8</text:p>
          </table:table-cell>
          <table:table-cell table:style-name="ce11"/>
          <table:table-cell table:style-name="ce18" office:value-type="float" office:value="38" calcext:value-type="float">
            <text:p>38,0</text:p>
          </table:table-cell>
          <table:table-cell table:style-name="ce4" office:value-type="float" office:value="87" calcext:value-type="float">
            <text:p>87</text:p>
          </table:table-cell>
          <table:table-cell table:style-name="ce18" table:formula="of:=IF([.P33]=3000; 0; 1000/[.P33]*60)" office:value-type="float" office:value="689.655172413793" calcext:value-type="float">
            <text:p>689,7</text:p>
          </table:table-cell>
          <table:table-cell table:style-name="ce18" table:formula="of:=IF([.P33]=3000; 0; (([.$V$1] * 10) / [.P33] * 36) / 100)" office:value-type="float" office:value="24.7034482758621" calcext:value-type="float">
            <text:p>24,7</text:p>
          </table:table-cell>
          <table:table-cell table:style-name="ce4" office:value-type="float" office:value="0.7" calcext:value-type="float">
            <text:p>0,7</text:p>
          </table:table-cell>
          <table:table-cell table:number-columns-repeated="1005"/>
        </table:table-row>
        <table:table-row table:style-name="ro3">
          <table:table-cell table:style-name="ce4" office:value-type="float" office:value="775" calcext:value-type="float">
            <text:p>775</text:p>
          </table:table-cell>
          <table:table-cell table:style-name="ce11"/>
          <table:table-cell table:style-name="ce14" office:value-type="float" office:value="38.3" calcext:value-type="float">
            <text:p>38,3</text:p>
          </table:table-cell>
          <table:table-cell table:style-name="ce16" office:value-type="float" office:value="111" calcext:value-type="float">
            <text:p>111</text:p>
          </table:table-cell>
          <table:table-cell table:style-name="ce17" table:formula="of:=IF([.D34]=3000; 0; 1000/[.D34]*60)" office:value-type="float" office:value="540.540540540541" calcext:value-type="float">
            <text:p>540,5</text:p>
          </table:table-cell>
          <table:table-cell table:style-name="ce17" table:formula="of:=IF([.D34]=3000; 0; (([.$V$1] * 10) / [.D34] * 36) / 100)" office:value-type="float" office:value="19.3621621621622" calcext:value-type="float">
            <text:p>19,4</text:p>
          </table:table-cell>
          <table:table-cell table:style-name="ce16" office:value-type="float" office:value="0.6" calcext:value-type="float">
            <text:p>0,6</text:p>
          </table:table-cell>
          <table:table-cell table:style-name="ce11"/>
          <table:table-cell table:style-name="ce18" office:value-type="float" office:value="38.1" calcext:value-type="float">
            <text:p>38,1</text:p>
          </table:table-cell>
          <table:table-cell table:style-name="ce4" office:value-type="float" office:value="84" calcext:value-type="float">
            <text:p>84</text:p>
          </table:table-cell>
          <table:table-cell table:style-name="ce18" table:formula="of:=IF([.J34]=3000; 0; 1000/[.J34]*60)" office:value-type="float" office:value="714.285714285714" calcext:value-type="float">
            <text:p>714,3</text:p>
          </table:table-cell>
          <table:table-cell table:style-name="ce18" table:formula="of:=IF([.J34]=3000; 0; (([.$V$1] * 10) / [.J34] * 36) / 100)" office:value-type="float" office:value="25.5857142857143" calcext:value-type="float">
            <text:p>25,6</text:p>
          </table:table-cell>
          <table:table-cell table:style-name="ce4" office:value-type="float" office:value="0.8" calcext:value-type="float">
            <text:p>0,8</text:p>
          </table:table-cell>
          <table:table-cell table:style-name="ce11"/>
          <table:table-cell table:style-name="ce18" office:value-type="float" office:value="38" calcext:value-type="float">
            <text:p>38,0</text:p>
          </table:table-cell>
          <table:table-cell table:style-name="ce4" office:value-type="float" office:value="84" calcext:value-type="float">
            <text:p>84</text:p>
          </table:table-cell>
          <table:table-cell table:style-name="ce18" table:formula="of:=IF([.P34]=3000; 0; 1000/[.P34]*60)" office:value-type="float" office:value="714.285714285714" calcext:value-type="float">
            <text:p>714,3</text:p>
          </table:table-cell>
          <table:table-cell table:style-name="ce18" table:formula="of:=IF([.P34]=3000; 0; (([.$V$1] * 10) / [.P34] * 36) / 100)" office:value-type="float" office:value="25.5857142857143" calcext:value-type="float">
            <text:p>25,6</text:p>
          </table:table-cell>
          <table:table-cell table:style-name="ce4" office:value-type="float" office:value="0.7" calcext:value-type="float">
            <text:p>0,7</text:p>
          </table:table-cell>
          <table:table-cell table:number-columns-repeated="1005"/>
        </table:table-row>
        <table:table-row table:style-name="ro3">
          <table:table-cell table:style-name="ce4" office:value-type="float" office:value="800" calcext:value-type="float">
            <text:p>800</text:p>
          </table:table-cell>
          <table:table-cell table:style-name="ce11"/>
          <table:table-cell table:style-name="ce14" office:value-type="float" office:value="38.3" calcext:value-type="float">
            <text:p>38,3</text:p>
          </table:table-cell>
          <table:table-cell table:style-name="ce16" office:value-type="float" office:value="111" calcext:value-type="float">
            <text:p>111</text:p>
          </table:table-cell>
          <table:table-cell table:style-name="ce17" table:formula="of:=IF([.D35]=3000; 0; 1000/[.D35]*60)" office:value-type="float" office:value="540.540540540541" calcext:value-type="float">
            <text:p>540,5</text:p>
          </table:table-cell>
          <table:table-cell table:style-name="ce17" table:formula="of:=IF([.D35]=3000; 0; (([.$V$1] * 10) / [.D35] * 36) / 100)" office:value-type="float" office:value="19.3621621621622" calcext:value-type="float">
            <text:p>19,4</text:p>
          </table:table-cell>
          <table:table-cell table:style-name="ce16" office:value-type="float" office:value="0.6" calcext:value-type="float">
            <text:p>0,6</text:p>
          </table:table-cell>
          <table:table-cell table:style-name="ce11"/>
          <table:table-cell table:style-name="ce17" office:value-type="float" office:value="38.1" calcext:value-type="float">
            <text:p>38,1</text:p>
          </table:table-cell>
          <table:table-cell table:style-name="ce16" office:value-type="float" office:value="83" calcext:value-type="float">
            <text:p>83</text:p>
          </table:table-cell>
          <table:table-cell table:style-name="ce17" table:formula="of:=IF([.J35]=3000; 0; 1000/[.J35]*60)" office:value-type="float" office:value="722.89156626506" calcext:value-type="float">
            <text:p>722,9</text:p>
          </table:table-cell>
          <table:table-cell table:style-name="ce17" table:formula="of:=IF([.J35]=3000; 0; (([.$V$1] * 10) / [.J35] * 36) / 100)" office:value-type="float" office:value="25.8939759036145" calcext:value-type="float">
            <text:p>25,9</text:p>
          </table:table-cell>
          <table:table-cell table:style-name="ce16" office:value-type="float" office:value="0.8" calcext:value-type="float">
            <text:p>0,8</text:p>
          </table:table-cell>
          <table:table-cell table:style-name="ce11"/>
          <table:table-cell table:style-name="ce18" office:value-type="float" office:value="38" calcext:value-type="float">
            <text:p>38,0</text:p>
          </table:table-cell>
          <table:table-cell table:style-name="ce4" office:value-type="float" office:value="80" calcext:value-type="float">
            <text:p>80</text:p>
          </table:table-cell>
          <table:table-cell table:style-name="ce18" table:formula="of:=IF([.P35]=3000; 0; 1000/[.P35]*60)" office:value-type="float" office:value="750" calcext:value-type="float">
            <text:p>750,0</text:p>
          </table:table-cell>
          <table:table-cell table:style-name="ce18" table:formula="of:=IF([.P35]=3000; 0; (([.$V$1] * 10) / [.P35] * 36) / 100)" office:value-type="float" office:value="26.865" calcext:value-type="float">
            <text:p>26,9</text:p>
          </table:table-cell>
          <table:table-cell table:style-name="ce4" office:value-type="float" office:value="0.8" calcext:value-type="float">
            <text:p>0,8</text:p>
          </table:table-cell>
          <table:table-cell table:number-columns-repeated="1005"/>
        </table:table-row>
        <table:table-row table:style-name="ro3">
          <table:table-cell table:style-name="ce4" office:value-type="float" office:value="825" calcext:value-type="float">
            <text:p>825</text:p>
          </table:table-cell>
          <table:table-cell table:style-name="ce11"/>
          <table:table-cell table:style-name="ce14" office:value-type="float" office:value="38.3" calcext:value-type="float">
            <text:p>38,3</text:p>
          </table:table-cell>
          <table:table-cell table:style-name="ce16" office:value-type="float" office:value="111" calcext:value-type="float">
            <text:p>111</text:p>
          </table:table-cell>
          <table:table-cell table:style-name="ce17" table:formula="of:=IF([.D36]=3000; 0; 1000/[.D36]*60)" office:value-type="float" office:value="540.540540540541" calcext:value-type="float">
            <text:p>540,5</text:p>
          </table:table-cell>
          <table:table-cell table:style-name="ce17" table:formula="of:=IF([.D36]=3000; 0; (([.$V$1] * 10) / [.D36] * 36) / 100)" office:value-type="float" office:value="19.3621621621622" calcext:value-type="float">
            <text:p>19,4</text:p>
          </table:table-cell>
          <table:table-cell table:style-name="ce16" office:value-type="float" office:value="0.6" calcext:value-type="float">
            <text:p>0,6</text:p>
          </table:table-cell>
          <table:table-cell table:style-name="ce11"/>
          <table:table-cell table:style-name="ce17" office:value-type="float" office:value="38.1" calcext:value-type="float">
            <text:p>38,1</text:p>
          </table:table-cell>
          <table:table-cell table:style-name="ce16" office:value-type="float" office:value="83" calcext:value-type="float">
            <text:p>83</text:p>
          </table:table-cell>
          <table:table-cell table:style-name="ce17" table:formula="of:=IF([.J36]=3000; 0; 1000/[.J36]*60)" office:value-type="float" office:value="722.89156626506" calcext:value-type="float">
            <text:p>722,9</text:p>
          </table:table-cell>
          <table:table-cell table:style-name="ce17" table:formula="of:=IF([.J36]=3000; 0; (([.$V$1] * 10) / [.J36] * 36) / 100)" office:value-type="float" office:value="25.8939759036145" calcext:value-type="float">
            <text:p>25,9</text:p>
          </table:table-cell>
          <table:table-cell table:style-name="ce16" office:value-type="float" office:value="0.8" calcext:value-type="float">
            <text:p>0,8</text:p>
          </table:table-cell>
          <table:table-cell table:style-name="ce11"/>
          <table:table-cell table:style-name="ce18" office:value-type="float" office:value="37.9" calcext:value-type="float">
            <text:p>37,9</text:p>
          </table:table-cell>
          <table:table-cell table:style-name="ce4" office:value-type="float" office:value="78" calcext:value-type="float">
            <text:p>78</text:p>
          </table:table-cell>
          <table:table-cell table:style-name="ce18" table:formula="of:=IF([.P36]=3000; 0; 1000/[.P36]*60)" office:value-type="float" office:value="769.230769230769" calcext:value-type="float">
            <text:p>769,2</text:p>
          </table:table-cell>
          <table:table-cell table:style-name="ce18" table:formula="of:=IF([.P36]=3000; 0; (([.$V$1] * 10) / [.P36] * 36) / 100)" office:value-type="float" office:value="27.5538461538461" calcext:value-type="float">
            <text:p>27,6</text:p>
          </table:table-cell>
          <table:table-cell table:style-name="ce4" office:value-type="float" office:value="0.9" calcext:value-type="float">
            <text:p>0,9</text:p>
          </table:table-cell>
          <table:table-cell table:number-columns-repeated="1005"/>
        </table:table-row>
        <table:table-row table:style-name="ro3">
          <table:table-cell table:style-name="ce4" office:value-type="float" office:value="850" calcext:value-type="float">
            <text:p>850</text:p>
          </table:table-cell>
          <table:table-cell table:style-name="ce11"/>
          <table:table-cell table:style-name="ce14" office:value-type="float" office:value="38.2" calcext:value-type="float">
            <text:p>38,2</text:p>
          </table:table-cell>
          <table:table-cell table:style-name="ce16" office:value-type="float" office:value="111" calcext:value-type="float">
            <text:p>111</text:p>
          </table:table-cell>
          <table:table-cell table:style-name="ce17" table:formula="of:=IF([.D37]=3000; 0; 1000/[.D37]*60)" office:value-type="float" office:value="540.540540540541" calcext:value-type="float">
            <text:p>540,5</text:p>
          </table:table-cell>
          <table:table-cell table:style-name="ce17" table:formula="of:=IF([.D37]=3000; 0; (([.$V$1] * 10) / [.D37] * 36) / 100)" office:value-type="float" office:value="19.3621621621622" calcext:value-type="float">
            <text:p>19,4</text:p>
          </table:table-cell>
          <table:table-cell table:style-name="ce16" office:value-type="float" office:value="0.6" calcext:value-type="float">
            <text:p>0,6</text:p>
          </table:table-cell>
          <table:table-cell table:style-name="ce11"/>
          <table:table-cell table:style-name="ce17" office:value-type="float" office:value="38.1" calcext:value-type="float">
            <text:p>38,1</text:p>
          </table:table-cell>
          <table:table-cell table:style-name="ce16" office:value-type="float" office:value="84" calcext:value-type="float">
            <text:p>84</text:p>
          </table:table-cell>
          <table:table-cell table:style-name="ce17" table:formula="of:=IF([.J37]=3000; 0; 1000/[.J37]*60)" office:value-type="float" office:value="714.285714285714" calcext:value-type="float">
            <text:p>714,3</text:p>
          </table:table-cell>
          <table:table-cell table:style-name="ce17" table:formula="of:=IF([.J37]=3000; 0; (([.$V$1] * 10) / [.J37] * 36) / 100)" office:value-type="float" office:value="25.5857142857143" calcext:value-type="float">
            <text:p>25,6</text:p>
          </table:table-cell>
          <table:table-cell table:style-name="ce16" office:value-type="float" office:value="0.8" calcext:value-type="float">
            <text:p>0,8</text:p>
          </table:table-cell>
          <table:table-cell table:style-name="ce11"/>
          <table:table-cell table:style-name="ce18" office:value-type="float" office:value="38" calcext:value-type="float">
            <text:p>38,0</text:p>
          </table:table-cell>
          <table:table-cell table:style-name="ce4" office:value-type="float" office:value="75" calcext:value-type="float">
            <text:p>75</text:p>
          </table:table-cell>
          <table:table-cell table:style-name="ce18" table:formula="of:=IF([.P37]=3000; 0; 1000/[.P37]*60)" office:value-type="float" office:value="800" calcext:value-type="float">
            <text:p>800,0</text:p>
          </table:table-cell>
          <table:table-cell table:style-name="ce18" table:formula="of:=IF([.P37]=3000; 0; (([.$V$1] * 10) / [.P37] * 36) / 100)" office:value-type="float" office:value="28.656" calcext:value-type="float">
            <text:p>28,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4" office:value-type="float" office:value="875" calcext:value-type="float">
            <text:p>875</text:p>
          </table:table-cell>
          <table:table-cell table:style-name="ce11"/>
          <table:table-cell table:style-name="ce14" office:value-type="float" office:value="38.3" calcext:value-type="float">
            <text:p>38,3</text:p>
          </table:table-cell>
          <table:table-cell table:style-name="ce16" office:value-type="float" office:value="111" calcext:value-type="float">
            <text:p>111</text:p>
          </table:table-cell>
          <table:table-cell table:style-name="ce17" table:formula="of:=IF([.D38]=3000; 0; 1000/[.D38]*60)" office:value-type="float" office:value="540.540540540541" calcext:value-type="float">
            <text:p>540,5</text:p>
          </table:table-cell>
          <table:table-cell table:style-name="ce17" table:formula="of:=IF([.D38]=3000; 0; (([.$V$1] * 10) / [.D38] * 36) / 100)" office:value-type="float" office:value="19.3621621621622" calcext:value-type="float">
            <text:p>19,4</text:p>
          </table:table-cell>
          <table:table-cell table:style-name="ce16" office:value-type="float" office:value="0.6" calcext:value-type="float">
            <text:p>0,6</text:p>
          </table:table-cell>
          <table:table-cell table:style-name="ce11"/>
          <table:table-cell table:style-name="ce17" office:value-type="float" office:value="38.1" calcext:value-type="float">
            <text:p>38,1</text:p>
          </table:table-cell>
          <table:table-cell table:style-name="ce16" office:value-type="float" office:value="84" calcext:value-type="float">
            <text:p>84</text:p>
          </table:table-cell>
          <table:table-cell table:style-name="ce17" table:formula="of:=IF([.J38]=3000; 0; 1000/[.J38]*60)" office:value-type="float" office:value="714.285714285714" calcext:value-type="float">
            <text:p>714,3</text:p>
          </table:table-cell>
          <table:table-cell table:style-name="ce17" table:formula="of:=IF([.J38]=3000; 0; (([.$V$1] * 10) / [.J38] * 36) / 100)" office:value-type="float" office:value="25.5857142857143" calcext:value-type="float">
            <text:p>25,6</text:p>
          </table:table-cell>
          <table:table-cell table:style-name="ce16" office:value-type="float" office:value="0.8" calcext:value-type="float">
            <text:p>0,8</text:p>
          </table:table-cell>
          <table:table-cell table:style-name="ce11"/>
          <table:table-cell table:style-name="ce18" office:value-type="float" office:value="37.9" calcext:value-type="float">
            <text:p>37,9</text:p>
          </table:table-cell>
          <table:table-cell table:style-name="ce4" office:value-type="float" office:value="72" calcext:value-type="float">
            <text:p>72</text:p>
          </table:table-cell>
          <table:table-cell table:style-name="ce18" table:formula="of:=IF([.P38]=3000; 0; 1000/[.P38]*60)" office:value-type="float" office:value="833.333333333333" calcext:value-type="float">
            <text:p>833,3</text:p>
          </table:table-cell>
          <table:table-cell table:style-name="ce18" table:formula="of:=IF([.P38]=3000; 0; (([.$V$1] * 10) / [.P38] * 36) / 100)" office:value-type="float" office:value="29.85" calcext:value-type="float">
            <text:p>29,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4" office:value-type="float" office:value="900" calcext:value-type="float">
            <text:p>900</text:p>
          </table:table-cell>
          <table:table-cell table:style-name="ce11"/>
          <table:table-cell table:style-name="ce14" office:value-type="float" office:value="38.3" calcext:value-type="float">
            <text:p>38,3</text:p>
          </table:table-cell>
          <table:table-cell table:style-name="ce16" office:value-type="float" office:value="111" calcext:value-type="float">
            <text:p>111</text:p>
          </table:table-cell>
          <table:table-cell table:style-name="ce17" table:formula="of:=IF([.D39]=3000; 0; 1000/[.D39]*60)" office:value-type="float" office:value="540.540540540541" calcext:value-type="float">
            <text:p>540,5</text:p>
          </table:table-cell>
          <table:table-cell table:style-name="ce17" table:formula="of:=IF([.D39]=3000; 0; (([.$V$1] * 10) / [.D39] * 36) / 100)" office:value-type="float" office:value="19.3621621621622" calcext:value-type="float">
            <text:p>19,4</text:p>
          </table:table-cell>
          <table:table-cell table:style-name="ce16" office:value-type="float" office:value="0.6" calcext:value-type="float">
            <text:p>0,6</text:p>
          </table:table-cell>
          <table:table-cell table:style-name="ce11"/>
          <table:table-cell table:style-name="ce17" office:value-type="float" office:value="38" calcext:value-type="float">
            <text:p>38,0</text:p>
          </table:table-cell>
          <table:table-cell table:style-name="ce16" office:value-type="float" office:value="84" calcext:value-type="float">
            <text:p>84</text:p>
          </table:table-cell>
          <table:table-cell table:style-name="ce17" table:formula="of:=IF([.J39]=3000; 0; 1000/[.J39]*60)" office:value-type="float" office:value="714.285714285714" calcext:value-type="float">
            <text:p>714,3</text:p>
          </table:table-cell>
          <table:table-cell table:style-name="ce17" table:formula="of:=IF([.J39]=3000; 0; (([.$V$1] * 10) / [.J39] * 36) / 100)" office:value-type="float" office:value="25.5857142857143" calcext:value-type="float">
            <text:p>25,6</text:p>
          </table:table-cell>
          <table:table-cell table:style-name="ce16" office:value-type="float" office:value="0.8" calcext:value-type="float">
            <text:p>0,8</text:p>
          </table:table-cell>
          <table:table-cell table:style-name="ce11"/>
          <table:table-cell table:style-name="ce18" office:value-type="float" office:value="37.9" calcext:value-type="float">
            <text:p>37,9</text:p>
          </table:table-cell>
          <table:table-cell table:style-name="ce4" office:value-type="float" office:value="69" calcext:value-type="float">
            <text:p>69</text:p>
          </table:table-cell>
          <table:table-cell table:style-name="ce18" table:formula="of:=IF([.P39]=3000; 0; 1000/[.P39]*60)" office:value-type="float" office:value="869.565217391304" calcext:value-type="float">
            <text:p>869,6</text:p>
          </table:table-cell>
          <table:table-cell table:style-name="ce18" table:formula="of:=IF([.P39]=3000; 0; (([.$V$1] * 10) / [.P39] * 36) / 100)" office:value-type="float" office:value="31.1478260869565" calcext:value-type="float">
            <text:p>31,1</text:p>
          </table:table-cell>
          <table:table-cell table:style-name="ce4" office:value-type="float" office:value="1.1" calcext:value-type="float">
            <text:p>1,1</text:p>
          </table:table-cell>
          <table:table-cell table:number-columns-repeated="1005"/>
        </table:table-row>
        <table:table-row table:style-name="ro3">
          <table:table-cell table:style-name="ce4" office:value-type="float" office:value="925" calcext:value-type="float">
            <text:p>925</text:p>
          </table:table-cell>
          <table:table-cell table:style-name="ce11"/>
          <table:table-cell table:style-name="ce14" office:value-type="float" office:value="38.3" calcext:value-type="float">
            <text:p>38,3</text:p>
          </table:table-cell>
          <table:table-cell table:style-name="ce16" office:value-type="float" office:value="111" calcext:value-type="float">
            <text:p>111</text:p>
          </table:table-cell>
          <table:table-cell table:style-name="ce17" table:formula="of:=IF([.D40]=3000; 0; 1000/[.D40]*60)" office:value-type="float" office:value="540.540540540541" calcext:value-type="float">
            <text:p>540,5</text:p>
          </table:table-cell>
          <table:table-cell table:style-name="ce17" table:formula="of:=IF([.D40]=3000; 0; (([.$V$1] * 10) / [.D40] * 36) / 100)" office:value-type="float" office:value="19.3621621621622" calcext:value-type="float">
            <text:p>19,4</text:p>
          </table:table-cell>
          <table:table-cell table:style-name="ce16" office:value-type="float" office:value="0.6" calcext:value-type="float">
            <text:p>0,6</text:p>
          </table:table-cell>
          <table:table-cell table:style-name="ce11"/>
          <table:table-cell table:style-name="ce17" office:value-type="float" office:value="38" calcext:value-type="float">
            <text:p>38,0</text:p>
          </table:table-cell>
          <table:table-cell table:style-name="ce16" office:value-type="float" office:value="84" calcext:value-type="float">
            <text:p>84</text:p>
          </table:table-cell>
          <table:table-cell table:style-name="ce17" table:formula="of:=IF([.J40]=3000; 0; 1000/[.J40]*60)" office:value-type="float" office:value="714.285714285714" calcext:value-type="float">
            <text:p>714,3</text:p>
          </table:table-cell>
          <table:table-cell table:style-name="ce17" table:formula="of:=IF([.J40]=3000; 0; (([.$V$1] * 10) / [.J40] * 36) / 100)" office:value-type="float" office:value="25.5857142857143" calcext:value-type="float">
            <text:p>25,6</text:p>
          </table:table-cell>
          <table:table-cell table:style-name="ce16" office:value-type="float" office:value="0.8" calcext:value-type="float">
            <text:p>0,8</text:p>
          </table:table-cell>
          <table:table-cell table:style-name="ce11"/>
          <table:table-cell table:style-name="ce18" office:value-type="float" office:value="37.9" calcext:value-type="float">
            <text:p>37,9</text:p>
          </table:table-cell>
          <table:table-cell table:style-name="ce4" office:value-type="float" office:value="64" calcext:value-type="float">
            <text:p>64</text:p>
          </table:table-cell>
          <table:table-cell table:style-name="ce18" table:formula="of:=IF([.P40]=3000; 0; 1000/[.P40]*60)" office:value-type="float" office:value="937.5" calcext:value-type="float">
            <text:p>937,5</text:p>
          </table:table-cell>
          <table:table-cell table:style-name="ce18" table:formula="of:=IF([.P40]=3000; 0; (([.$V$1] * 10) / [.P40] * 36) / 100)" office:value-type="float" office:value="33.58125" calcext:value-type="float">
            <text:p>33,6</text:p>
          </table:table-cell>
          <table:table-cell table:style-name="ce4" office:value-type="float" office:value="1.1" calcext:value-type="float">
            <text:p>1,1</text:p>
          </table:table-cell>
          <table:table-cell table:number-columns-repeated="1005"/>
        </table:table-row>
        <table:table-row table:style-name="ro3">
          <table:table-cell table:style-name="ce4" office:value-type="float" office:value="950" calcext:value-type="float">
            <text:p>950</text:p>
          </table:table-cell>
          <table:table-cell table:style-name="ce11"/>
          <table:table-cell table:style-name="ce14" office:value-type="float" office:value="38.2" calcext:value-type="float">
            <text:p>38,2</text:p>
          </table:table-cell>
          <table:table-cell table:style-name="ce16" office:value-type="float" office:value="111" calcext:value-type="float">
            <text:p>111</text:p>
          </table:table-cell>
          <table:table-cell table:style-name="ce17" table:formula="of:=IF([.D41]=3000; 0; 1000/[.D41]*60)" office:value-type="float" office:value="540.540540540541" calcext:value-type="float">
            <text:p>540,5</text:p>
          </table:table-cell>
          <table:table-cell table:style-name="ce17" table:formula="of:=IF([.D41]=3000; 0; (([.$V$1] * 10) / [.D41] * 36) / 100)" office:value-type="float" office:value="19.3621621621622" calcext:value-type="float">
            <text:p>19,4</text:p>
          </table:table-cell>
          <table:table-cell table:style-name="ce16" office:value-type="float" office:value="0.6" calcext:value-type="float">
            <text:p>0,6</text:p>
          </table:table-cell>
          <table:table-cell table:style-name="ce11"/>
          <table:table-cell table:style-name="ce17" office:value-type="float" office:value="38.1" calcext:value-type="float">
            <text:p>38,1</text:p>
          </table:table-cell>
          <table:table-cell table:style-name="ce16" office:value-type="float" office:value="84" calcext:value-type="float">
            <text:p>84</text:p>
          </table:table-cell>
          <table:table-cell table:style-name="ce17" table:formula="of:=IF([.J41]=3000; 0; 1000/[.J41]*60)" office:value-type="float" office:value="714.285714285714" calcext:value-type="float">
            <text:p>714,3</text:p>
          </table:table-cell>
          <table:table-cell table:style-name="ce17" table:formula="of:=IF([.J41]=3000; 0; (([.$V$1] * 10) / [.J41] * 36) / 100)" office:value-type="float" office:value="25.5857142857143" calcext:value-type="float">
            <text:p>25,6</text:p>
          </table:table-cell>
          <table:table-cell table:style-name="ce16" office:value-type="float" office:value="0.8" calcext:value-type="float">
            <text:p>0,8</text:p>
          </table:table-cell>
          <table:table-cell table:style-name="ce11"/>
          <table:table-cell table:style-name="ce17" office:value-type="float" office:value="37.8" calcext:value-type="float">
            <text:p>37,8</text:p>
          </table:table-cell>
          <table:table-cell table:style-name="ce16" office:value-type="float" office:value="64" calcext:value-type="float">
            <text:p>64</text:p>
          </table:table-cell>
          <table:table-cell table:style-name="ce17" table:formula="of:=IF([.P41]=3000; 0; 1000/[.P41]*60)" office:value-type="float" office:value="937.5" calcext:value-type="float">
            <text:p>937,5</text:p>
          </table:table-cell>
          <table:table-cell table:style-name="ce17" table:formula="of:=IF([.P41]=3000; 0; (([.$V$1] * 10) / [.P41] * 36) / 100)" office:value-type="float" office:value="33.58125" calcext:value-type="float">
            <text:p>33,6</text:p>
          </table:table-cell>
          <table:table-cell table:style-name="ce16" office:value-type="float" office:value="1.1" calcext:value-type="float">
            <text:p>1,1</text:p>
          </table:table-cell>
          <table:table-cell table:number-columns-repeated="1005"/>
        </table:table-row>
        <table:table-row table:style-name="ro3">
          <table:table-cell table:style-name="ce4" office:value-type="float" office:value="975" calcext:value-type="float">
            <text:p>975</text:p>
          </table:table-cell>
          <table:table-cell table:style-name="ce11"/>
          <table:table-cell table:style-name="ce14" office:value-type="float" office:value="38.2" calcext:value-type="float">
            <text:p>38,2</text:p>
          </table:table-cell>
          <table:table-cell table:style-name="ce16" office:value-type="float" office:value="111" calcext:value-type="float">
            <text:p>111</text:p>
          </table:table-cell>
          <table:table-cell table:style-name="ce17" table:formula="of:=IF([.D42]=3000; 0; 1000/[.D42]*60)" office:value-type="float" office:value="540.540540540541" calcext:value-type="float">
            <text:p>540,5</text:p>
          </table:table-cell>
          <table:table-cell table:style-name="ce17" table:formula="of:=IF([.D42]=3000; 0; (([.$V$1] * 10) / [.D42] * 36) / 100)" office:value-type="float" office:value="19.3621621621622" calcext:value-type="float">
            <text:p>19,4</text:p>
          </table:table-cell>
          <table:table-cell table:style-name="ce16" office:value-type="float" office:value="0.6" calcext:value-type="float">
            <text:p>0,6</text:p>
          </table:table-cell>
          <table:table-cell table:style-name="ce11"/>
          <table:table-cell table:style-name="ce17" office:value-type="float" office:value="38" calcext:value-type="float">
            <text:p>38,0</text:p>
          </table:table-cell>
          <table:table-cell table:style-name="ce16" office:value-type="float" office:value="84" calcext:value-type="float">
            <text:p>84</text:p>
          </table:table-cell>
          <table:table-cell table:style-name="ce17" table:formula="of:=IF([.J42]=3000; 0; 1000/[.J42]*60)" office:value-type="float" office:value="714.285714285714" calcext:value-type="float">
            <text:p>714,3</text:p>
          </table:table-cell>
          <table:table-cell table:style-name="ce17" table:formula="of:=IF([.J42]=3000; 0; (([.$V$1] * 10) / [.J42] * 36) / 100)" office:value-type="float" office:value="25.5857142857143" calcext:value-type="float">
            <text:p>25,6</text:p>
          </table:table-cell>
          <table:table-cell table:style-name="ce16" office:value-type="float" office:value="0.8" calcext:value-type="float">
            <text:p>0,8</text:p>
          </table:table-cell>
          <table:table-cell table:style-name="ce11"/>
          <table:table-cell table:style-name="ce17" office:value-type="float" office:value="37.8" calcext:value-type="float">
            <text:p>37,8</text:p>
          </table:table-cell>
          <table:table-cell table:style-name="ce16" office:value-type="float" office:value="64" calcext:value-type="float">
            <text:p>64</text:p>
          </table:table-cell>
          <table:table-cell table:style-name="ce17" table:formula="of:=IF([.P42]=3000; 0; 1000/[.P42]*60)" office:value-type="float" office:value="937.5" calcext:value-type="float">
            <text:p>937,5</text:p>
          </table:table-cell>
          <table:table-cell table:style-name="ce17" table:formula="of:=IF([.P42]=3000; 0; (([.$V$1] * 10) / [.P42] * 36) / 100)" office:value-type="float" office:value="33.58125" calcext:value-type="float">
            <text:p>33,6</text:p>
          </table:table-cell>
          <table:table-cell table:style-name="ce16" office:value-type="float" office:value="1.1" calcext:value-type="float">
            <text:p>1,1</text:p>
          </table:table-cell>
          <table:table-cell table:number-columns-repeated="1005"/>
        </table:table-row>
        <table:table-row table:style-name="ro3">
          <table:table-cell table:style-name="ce4" office:value-type="float" office:value="1000" calcext:value-type="float">
            <text:p>1000</text:p>
          </table:table-cell>
          <table:table-cell/>
          <table:table-cell table:style-name="ce14" office:value-type="float" office:value="38.3" calcext:value-type="float">
            <text:p>38,3</text:p>
          </table:table-cell>
          <table:table-cell table:style-name="ce16" office:value-type="float" office:value="111" calcext:value-type="float">
            <text:p>111</text:p>
          </table:table-cell>
          <table:table-cell table:style-name="ce17" table:formula="of:=IF([.D43]=3000; 0; 1000/[.D43]*60)" office:value-type="float" office:value="540.540540540541" calcext:value-type="float">
            <text:p>540,5</text:p>
          </table:table-cell>
          <table:table-cell table:style-name="ce17" table:formula="of:=IF([.D43]=3000; 0; (([.$V$1] * 10) / [.D43] * 36) / 100)" office:value-type="float" office:value="19.3621621621622" calcext:value-type="float">
            <text:p>19,4</text:p>
          </table:table-cell>
          <table:table-cell table:style-name="ce16" office:value-type="float" office:value="0.6" calcext:value-type="float">
            <text:p>0,6</text:p>
          </table:table-cell>
          <table:table-cell/>
          <table:table-cell table:style-name="ce17" office:value-type="float" office:value="38.1" calcext:value-type="float">
            <text:p>38,1</text:p>
          </table:table-cell>
          <table:table-cell table:style-name="ce16" office:value-type="float" office:value="84" calcext:value-type="float">
            <text:p>84</text:p>
          </table:table-cell>
          <table:table-cell table:style-name="ce17" table:formula="of:=IF([.J43]=3000; 0; 1000/[.J43]*60)" office:value-type="float" office:value="714.285714285714" calcext:value-type="float">
            <text:p>714,3</text:p>
          </table:table-cell>
          <table:table-cell table:style-name="ce17" table:formula="of:=IF([.J43]=3000; 0; (([.$V$1] * 10) / [.J43] * 36) / 100)" office:value-type="float" office:value="25.5857142857143" calcext:value-type="float">
            <text:p>25,6</text:p>
          </table:table-cell>
          <table:table-cell table:style-name="ce16" office:value-type="float" office:value="0.9" calcext:value-type="float">
            <text:p>0,9</text:p>
          </table:table-cell>
          <table:table-cell/>
          <table:table-cell table:style-name="ce17" office:value-type="float" office:value="37.8" calcext:value-type="float">
            <text:p>37,8</text:p>
          </table:table-cell>
          <table:table-cell table:style-name="ce16" office:value-type="float" office:value="63" calcext:value-type="float">
            <text:p>63</text:p>
          </table:table-cell>
          <table:table-cell table:style-name="ce17" table:formula="of:=IF([.P43]=3000; 0; 1000/[.P43]*60)" office:value-type="float" office:value="952.380952380952" calcext:value-type="float">
            <text:p>952,4</text:p>
          </table:table-cell>
          <table:table-cell table:style-name="ce17" table:formula="of:=IF([.P43]=3000; 0; (([.$V$1] * 10) / [.P43] * 36) / 100)" office:value-type="float" office:value="34.1142857142857" calcext:value-type="float">
            <text:p>34,1</text:p>
          </table:table-cell>
          <table:table-cell table:style-name="ce16" office:value-type="float" office:value="1.1" calcext:value-type="float">
            <text:p>1,1</text:p>
          </table:table-cell>
          <table:table-cell table:number-columns-repeated="1005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Без нагрузки" table:style-name="ta1">
        <table:shapes>
          <draw:frame draw:z-index="0" draw:style-name="gr1" draw:text-style-name="P1" svg:width="19.45cm" svg:height="12.972cm" svg:x="30.46cm" svg:y="0.905cm">
            <draw:object draw:notify-on-update-of-ranges="'Без нагрузки'.A3:'Без нагрузки'.A42 'Без нагрузки'.A1:'Без нагрузки'.A1 'Без нагрузки'.E3:'Без нагрузки'.E42 'Без нагрузки'.A1:'Без нагрузки'.A1 'Без нагрузки'.K3:'Без нагрузки'.K42 'Без нагрузки'.A1:'Без нагрузки'.A1 'Без нагрузки'.Q3:'Без нагрузки'.Q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45cm" svg:height="12.972cm" svg:x="30.378cm" svg:y="14.605cm">
            <draw:object draw:notify-on-update-of-ranges="'Без нагрузки'.A3:'Без нагрузки'.A42 'Без нагрузки'.A1:'Без нагрузки'.A1 'Без нагрузки'.G3:'Без нагрузки'.G42 'Без нагрузки'.A1:'Без нагрузки'.A1 'Без нагрузки'.M3:'Без нагрузки'.M42 'Без нагрузки'.A1:'Без нагрузки'.A1 'Без нагрузки'.S3:'Без нагрузки'.S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default-cell-style-name="ce8"/>
        <table:table-column table:style-name="co9" table:default-cell-style-name="ce8"/>
        <table:table-column table:style-name="co5" table:default-cell-style-name="ce8"/>
        <table:table-column table:style-name="co10" table:default-cell-style-name="ce8"/>
        <table:table-column table:style-name="co7" table:default-cell-style-name="ce8"/>
        <table:table-column table:style-name="co11" table:default-cell-style-name="ce8"/>
        <table:table-column table:style-name="co12" table:default-cell-style-name="ce8"/>
        <table:table-column table:style-name="co3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2" table:default-cell-style-name="ce8"/>
        <table:table-column table:style-name="co16" table:default-cell-style-name="ce8"/>
        <table:table-column table:style-name="co12" table:number-columns-repeated="1003" table:default-cell-style-name="ce8"/>
        <table:table-row table:style-name="ro1">
          <table:table-cell table:style-name="ce2" office:value-type="string" calcext:value-type="string" table:number-columns-spanned="1" table:number-rows-spanned="2">
            <text:p>Данные на контроллер</text:p>
          </table:table-cell>
          <table:table-cell/>
          <table:table-cell table:style-name="ce13" office:value-type="string" calcext:value-type="string" table:number-columns-spanned="5" table:number-rows-spanned="1">
            <text:p>1 скорость</text:p>
          </table:table-cell>
          <table:covered-table-cell table:number-columns-repeated="4" table:style-name="ce2"/>
          <table:table-cell table:style-name="ce19"/>
          <table:table-cell table:style-name="ce13" office:value-type="string" calcext:value-type="string" table:number-columns-spanned="5" table:number-rows-spanned="1">
            <text:p>2 скорость</text:p>
          </table:table-cell>
          <table:covered-table-cell table:number-columns-repeated="4" table:style-name="ce2"/>
          <table:table-cell table:style-name="ce19"/>
          <table:table-cell table:style-name="ce13" office:value-type="string" calcext:value-type="string" table:number-columns-spanned="5" table:number-rows-spanned="1">
            <text:p>3 скорость</text:p>
          </table:table-cell>
          <table:covered-table-cell table:number-columns-repeated="4" table:style-name="ce2"/>
          <table:table-cell table:style-name="ce19"/>
          <table:table-cell table:style-name="ce2" office:value-type="string" calcext:value-type="string">
            <text:p>Диаметр колеса, мм</text:p>
          </table:table-cell>
          <table:table-cell table:style-name="ce2" office:value-type="float" office:value="597" calcext:value-type="float">
            <text:p>597</text:p>
          </table:table-cell>
          <table:table-cell table:style-name="ce20" table:number-columns-repeated="1002"/>
        </table:table-row>
        <table:table-row table:style-name="ro2">
          <table:covered-table-cell table:style-name="ce2"/>
          <table:table-cell/>
          <table:table-cell table:style-name="ce2" office:value-type="string" calcext:value-type="string">
            <text:p>Напряжение батареи</text:p>
          </table:table-cell>
          <table:table-cell table:style-name="ce2" office:value-type="string" calcext:value-type="string">
            <text:p>мс за оборот колеса</text:p>
          </table:table-cell>
          <table:table-cell table:style-name="ce2" office:value-type="string" calcext:value-type="string">
            <text:p>Оборотов в минуту</text:p>
          </table:table-cell>
          <table:table-cell table:style-name="ce2" office:value-type="string" calcext:value-type="string">
            <text:p>км/ч</text:p>
          </table:table-cell>
          <table:table-cell table:style-name="ce2" office:value-type="string" calcext:value-type="string">
            <text:p>Ток, А</text:p>
          </table:table-cell>
          <table:table-cell table:style-name="ce19"/>
          <table:table-cell table:style-name="ce2" office:value-type="string" calcext:value-type="string">
            <text:p>Напряжение батареи</text:p>
          </table:table-cell>
          <table:table-cell table:style-name="ce2" office:value-type="string" calcext:value-type="string">
            <text:p>мс за оборот колеса</text:p>
          </table:table-cell>
          <table:table-cell table:style-name="ce2" office:value-type="string" calcext:value-type="string">
            <text:p>Оборотов в минуту</text:p>
          </table:table-cell>
          <table:table-cell table:style-name="ce2" office:value-type="string" calcext:value-type="string">
            <text:p>км/ч</text:p>
          </table:table-cell>
          <table:table-cell table:style-name="ce2" office:value-type="string" calcext:value-type="string">
            <text:p>Ток, А</text:p>
          </table:table-cell>
          <table:table-cell table:style-name="ce19"/>
          <table:table-cell table:style-name="ce2" office:value-type="string" calcext:value-type="string">
            <text:p>Напряжение батареи</text:p>
          </table:table-cell>
          <table:table-cell table:style-name="ce2" office:value-type="string" calcext:value-type="string">
            <text:p>мс за оборот колеса</text:p>
          </table:table-cell>
          <table:table-cell table:style-name="ce2" office:value-type="string" calcext:value-type="string">
            <text:p>Оборотов в минуту</text:p>
          </table:table-cell>
          <table:table-cell table:style-name="ce2" office:value-type="string" calcext:value-type="string">
            <text:p>км/ч</text:p>
          </table:table-cell>
          <table:table-cell table:style-name="ce2" office:value-type="string" calcext:value-type="string">
            <text:p>Ток, А</text:p>
          </table:table-cell>
          <table:table-cell table:style-name="ce19"/>
          <table:table-cell table:number-columns-repeated="2"/>
          <table:table-cell table:style-name="ce20" table:number-columns-repeated="1002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5" office:value-type="float" office:value="38.9" calcext:value-type="float">
            <text:p>38,9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D3]=3000; 0; 1000/[.D3]*60)" office:value-type="float" office:value="0" calcext:value-type="float">
            <text:p>0,0</text:p>
          </table:table-cell>
          <table:table-cell table:style-name="ce18" table:formula="of:=IF([.D3]=3000; 0; (([.$V$1] * 10) / [.D3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8.9" calcext:value-type="float">
            <text:p>38,9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J3]=3000; 0; 1000/[.J3]*60)" office:value-type="float" office:value="0" calcext:value-type="float">
            <text:p>0,0</text:p>
          </table:table-cell>
          <table:table-cell table:style-name="ce18" table:formula="of:=IF([.J3]=3000; 0; (([.$V$1] * 10) / [.J3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8.9" calcext:value-type="float">
            <text:p>38,9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P3]=3000; 0; 1000/[.P3]*60)" office:value-type="float" office:value="0" calcext:value-type="float">
            <text:p>0,0</text:p>
          </table:table-cell>
          <table:table-cell table:style-name="ce18" table:formula="of:=IF([.P3]=3000; 0; (([.$V$1] * 10) / [.P3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11"/>
          <table:table-cell table:style-name="ce15" office:value-type="float" office:value="39.1" calcext:value-type="float">
            <text:p>39,1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D4]=3000; 0; 1000/[.D4]*60)" office:value-type="float" office:value="0" calcext:value-type="float">
            <text:p>0,0</text:p>
          </table:table-cell>
          <table:table-cell table:style-name="ce18" table:formula="of:=IF([.D4]=3000; 0; (([.$V$1] * 10) / [.D4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9.1" calcext:value-type="float">
            <text:p>39,1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J4]=3000; 0; 1000/[.J4]*60)" office:value-type="float" office:value="0" calcext:value-type="float">
            <text:p>0,0</text:p>
          </table:table-cell>
          <table:table-cell table:style-name="ce18" table:formula="of:=IF([.J4]=3000; 0; (([.$V$1] * 10) / [.J4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8.9" calcext:value-type="float">
            <text:p>38,9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P4]=3000; 0; 1000/[.P4]*60)" office:value-type="float" office:value="0" calcext:value-type="float">
            <text:p>0,0</text:p>
          </table:table-cell>
          <table:table-cell table:style-name="ce18" table:formula="of:=IF([.P4]=3000; 0; (([.$V$1] * 10) / [.P4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11"/>
          <table:table-cell table:style-name="ce15" office:value-type="float" office:value="39.1" calcext:value-type="float">
            <text:p>39,1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D5]=3000; 0; 1000/[.D5]*60)" office:value-type="float" office:value="0" calcext:value-type="float">
            <text:p>0,0</text:p>
          </table:table-cell>
          <table:table-cell table:style-name="ce18" table:formula="of:=IF([.D5]=3000; 0; (([.$V$1] * 10) / [.D5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9" calcext:value-type="float">
            <text:p>39,0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J5]=3000; 0; 1000/[.J5]*60)" office:value-type="float" office:value="0" calcext:value-type="float">
            <text:p>0,0</text:p>
          </table:table-cell>
          <table:table-cell table:style-name="ce18" table:formula="of:=IF([.J5]=3000; 0; (([.$V$1] * 10) / [.J5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8.9" calcext:value-type="float">
            <text:p>38,9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P5]=3000; 0; 1000/[.P5]*60)" office:value-type="float" office:value="0" calcext:value-type="float">
            <text:p>0,0</text:p>
          </table:table-cell>
          <table:table-cell table:style-name="ce18" table:formula="of:=IF([.P5]=3000; 0; (([.$V$1] * 10) / [.P5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3">
          <table:table-cell table:style-name="ce4" office:value-type="float" office:value="75" calcext:value-type="float">
            <text:p>75</text:p>
          </table:table-cell>
          <table:table-cell table:style-name="ce11"/>
          <table:table-cell table:style-name="ce15" office:value-type="float" office:value="39" calcext:value-type="float">
            <text:p>39,0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D6]=3000; 0; 1000/[.D6]*60)" office:value-type="float" office:value="0" calcext:value-type="float">
            <text:p>0,0</text:p>
          </table:table-cell>
          <table:table-cell table:style-name="ce18" table:formula="of:=IF([.D6]=3000; 0; (([.$V$1] * 10) / [.D6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9" calcext:value-type="float">
            <text:p>39,0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J6]=3000; 0; 1000/[.J6]*60)" office:value-type="float" office:value="0" calcext:value-type="float">
            <text:p>0,0</text:p>
          </table:table-cell>
          <table:table-cell table:style-name="ce18" table:formula="of:=IF([.J6]=3000; 0; (([.$V$1] * 10) / [.J6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8.9" calcext:value-type="float">
            <text:p>38,9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P6]=3000; 0; 1000/[.P6]*60)" office:value-type="float" office:value="0" calcext:value-type="float">
            <text:p>0,0</text:p>
          </table:table-cell>
          <table:table-cell table:style-name="ce18" table:formula="of:=IF([.P6]=3000; 0; (([.$V$1] * 10) / [.P6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4" office:value-type="float" office:value="100" calcext:value-type="float">
            <text:p>100</text:p>
          </table:table-cell>
          <table:table-cell table:style-name="ce11"/>
          <table:table-cell table:style-name="ce15" office:value-type="float" office:value="39.1" calcext:value-type="float">
            <text:p>39,1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D7]=3000; 0; 1000/[.D7]*60)" office:value-type="float" office:value="0" calcext:value-type="float">
            <text:p>0,0</text:p>
          </table:table-cell>
          <table:table-cell table:style-name="ce18" table:formula="of:=IF([.D7]=3000; 0; (([.$V$1] * 10) / [.D7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9" calcext:value-type="float">
            <text:p>39,0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J7]=3000; 0; 1000/[.J7]*60)" office:value-type="float" office:value="0" calcext:value-type="float">
            <text:p>0,0</text:p>
          </table:table-cell>
          <table:table-cell table:style-name="ce18" table:formula="of:=IF([.J7]=3000; 0; (([.$V$1] * 10) / [.J7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8.9" calcext:value-type="float">
            <text:p>38,9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P7]=3000; 0; 1000/[.P7]*60)" office:value-type="float" office:value="0" calcext:value-type="float">
            <text:p>0,0</text:p>
          </table:table-cell>
          <table:table-cell table:style-name="ce18" table:formula="of:=IF([.P7]=3000; 0; (([.$V$1] * 10) / [.P7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4" office:value-type="float" office:value="125" calcext:value-type="float">
            <text:p>125</text:p>
          </table:table-cell>
          <table:table-cell table:style-name="ce11"/>
          <table:table-cell table:style-name="ce15" office:value-type="float" office:value="39.1" calcext:value-type="float">
            <text:p>39,1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D8]=3000; 0; 1000/[.D8]*60)" office:value-type="float" office:value="0" calcext:value-type="float">
            <text:p>0,0</text:p>
          </table:table-cell>
          <table:table-cell table:style-name="ce18" table:formula="of:=IF([.D8]=3000; 0; (([.$V$1] * 10) / [.D8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9" calcext:value-type="float">
            <text:p>39,0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J8]=3000; 0; 1000/[.J8]*60)" office:value-type="float" office:value="0" calcext:value-type="float">
            <text:p>0,0</text:p>
          </table:table-cell>
          <table:table-cell table:style-name="ce18" table:formula="of:=IF([.J8]=3000; 0; (([.$V$1] * 10) / [.J8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8.9" calcext:value-type="float">
            <text:p>38,9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P8]=3000; 0; 1000/[.P8]*60)" office:value-type="float" office:value="0" calcext:value-type="float">
            <text:p>0,0</text:p>
          </table:table-cell>
          <table:table-cell table:style-name="ce18" table:formula="of:=IF([.P8]=3000; 0; (([.$V$1] * 10) / [.P8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4" office:value-type="float" office:value="150" calcext:value-type="float">
            <text:p>150</text:p>
          </table:table-cell>
          <table:table-cell table:style-name="ce11"/>
          <table:table-cell table:style-name="ce15" office:value-type="float" office:value="39.1" calcext:value-type="float">
            <text:p>39,1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D9]=3000; 0; 1000/[.D9]*60)" office:value-type="float" office:value="0" calcext:value-type="float">
            <text:p>0,0</text:p>
          </table:table-cell>
          <table:table-cell table:style-name="ce18" table:formula="of:=IF([.D9]=3000; 0; (([.$V$1] * 10) / [.D9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9" calcext:value-type="float">
            <text:p>39,0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J9]=3000; 0; 1000/[.J9]*60)" office:value-type="float" office:value="0" calcext:value-type="float">
            <text:p>0,0</text:p>
          </table:table-cell>
          <table:table-cell table:style-name="ce18" table:formula="of:=IF([.J9]=3000; 0; (([.$V$1] * 10) / [.J9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8.9" calcext:value-type="float">
            <text:p>38,9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P9]=3000; 0; 1000/[.P9]*60)" office:value-type="float" office:value="0" calcext:value-type="float">
            <text:p>0,0</text:p>
          </table:table-cell>
          <table:table-cell table:style-name="ce18" table:formula="of:=IF([.P9]=3000; 0; (([.$V$1] * 10) / [.P9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4" office:value-type="float" office:value="175" calcext:value-type="float">
            <text:p>175</text:p>
          </table:table-cell>
          <table:table-cell table:style-name="ce11"/>
          <table:table-cell table:style-name="ce15" office:value-type="float" office:value="39" calcext:value-type="float">
            <text:p>39,0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D10]=3000; 0; 1000/[.D10]*60)" office:value-type="float" office:value="0" calcext:value-type="float">
            <text:p>0,0</text:p>
          </table:table-cell>
          <table:table-cell table:style-name="ce18" table:formula="of:=IF([.D10]=3000; 0; (([.$V$1] * 10) / [.D10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9" calcext:value-type="float">
            <text:p>39,0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J10]=3000; 0; 1000/[.J10]*60)" office:value-type="float" office:value="0" calcext:value-type="float">
            <text:p>0,0</text:p>
          </table:table-cell>
          <table:table-cell table:style-name="ce18" table:formula="of:=IF([.J10]=3000; 0; (([.$V$1] * 10) / [.J10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8.9" calcext:value-type="float">
            <text:p>38,9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P10]=3000; 0; 1000/[.P10]*60)" office:value-type="float" office:value="0" calcext:value-type="float">
            <text:p>0,0</text:p>
          </table:table-cell>
          <table:table-cell table:style-name="ce18" table:formula="of:=IF([.P10]=3000; 0; (([.$V$1] * 10) / [.P10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4" office:value-type="float" office:value="200" calcext:value-type="float">
            <text:p>200</text:p>
          </table:table-cell>
          <table:table-cell table:style-name="ce11"/>
          <table:table-cell table:style-name="ce15" office:value-type="float" office:value="39" calcext:value-type="float">
            <text:p>39,0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D11]=3000; 0; 1000/[.D11]*60)" office:value-type="float" office:value="0" calcext:value-type="float">
            <text:p>0,0</text:p>
          </table:table-cell>
          <table:table-cell table:style-name="ce18" table:formula="of:=IF([.D11]=3000; 0; (([.$V$1] * 10) / [.D11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9" calcext:value-type="float">
            <text:p>39,0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J11]=3000; 0; 1000/[.J11]*60)" office:value-type="float" office:value="0" calcext:value-type="float">
            <text:p>0,0</text:p>
          </table:table-cell>
          <table:table-cell table:style-name="ce18" table:formula="of:=IF([.J11]=3000; 0; (([.$V$1] * 10) / [.J11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9" calcext:value-type="float">
            <text:p>39,0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P11]=3000; 0; 1000/[.P11]*60)" office:value-type="float" office:value="0" calcext:value-type="float">
            <text:p>0,0</text:p>
          </table:table-cell>
          <table:table-cell table:style-name="ce18" table:formula="of:=IF([.P11]=3000; 0; (([.$V$1] * 10) / [.P11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4" office:value-type="float" office:value="225" calcext:value-type="float">
            <text:p>225</text:p>
          </table:table-cell>
          <table:table-cell table:style-name="ce11"/>
          <table:table-cell table:style-name="ce15" office:value-type="float" office:value="39" calcext:value-type="float">
            <text:p>39,0</text:p>
          </table:table-cell>
          <table:table-cell table:style-name="ce4" office:value-type="float" office:value="912" calcext:value-type="float">
            <text:p>912</text:p>
          </table:table-cell>
          <table:table-cell table:style-name="ce18" table:formula="of:=IF([.D12]=3000; 0; 1000/[.D12]*60)" office:value-type="float" office:value="65.7894736842105" calcext:value-type="float">
            <text:p>65,8</text:p>
          </table:table-cell>
          <table:table-cell table:style-name="ce18" table:formula="of:=IF([.D12]=3000; 0; (([.$V$1] * 10) / [.D12] * 36) / 100)" office:value-type="float" office:value="2.35657894736842" calcext:value-type="float">
            <text:p>2,4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8.9" calcext:value-type="float">
            <text:p>38,9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J12]=3000; 0; 1000/[.J12]*60)" office:value-type="float" office:value="0" calcext:value-type="float">
            <text:p>0,0</text:p>
          </table:table-cell>
          <table:table-cell table:style-name="ce18" table:formula="of:=IF([.J12]=3000; 0; (([.$V$1] * 10) / [.J12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8.9" calcext:value-type="float">
            <text:p>38,9</text:p>
          </table:table-cell>
          <table:table-cell table:style-name="ce4" office:value-type="float" office:value="3000" calcext:value-type="float">
            <text:p>3000</text:p>
          </table:table-cell>
          <table:table-cell table:style-name="ce18" table:formula="of:=IF([.P12]=3000; 0; 1000/[.P12]*60)" office:value-type="float" office:value="0" calcext:value-type="float">
            <text:p>0,0</text:p>
          </table:table-cell>
          <table:table-cell table:style-name="ce18" table:formula="of:=IF([.P12]=3000; 0; (([.$V$1] * 10) / [.P12] * 36) / 100)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4" office:value-type="float" office:value="250" calcext:value-type="float">
            <text:p>250</text:p>
          </table:table-cell>
          <table:table-cell table:style-name="ce11"/>
          <table:table-cell table:style-name="ce15" office:value-type="float" office:value="38.9" calcext:value-type="float">
            <text:p>38,9</text:p>
          </table:table-cell>
          <table:table-cell table:style-name="ce4" office:value-type="float" office:value="609" calcext:value-type="float">
            <text:p>609</text:p>
          </table:table-cell>
          <table:table-cell table:style-name="ce18" table:formula="of:=IF([.D13]=3000; 0; 1000/[.D13]*60)" office:value-type="float" office:value="98.5221674876847" calcext:value-type="float">
            <text:p>98,5</text:p>
          </table:table-cell>
          <table:table-cell table:style-name="ce18" table:formula="of:=IF([.D13]=3000; 0; (([.$V$1] * 10) / [.D13] * 36) / 100)" office:value-type="float" office:value="3.52906403940887" calcext:value-type="float">
            <text:p>3,5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8.9" calcext:value-type="float">
            <text:p>38,9</text:p>
          </table:table-cell>
          <table:table-cell table:style-name="ce4" office:value-type="float" office:value="609" calcext:value-type="float">
            <text:p>609</text:p>
          </table:table-cell>
          <table:table-cell table:style-name="ce18" table:formula="of:=IF([.J13]=3000; 0; 1000/[.J13]*60)" office:value-type="float" office:value="98.5221674876847" calcext:value-type="float">
            <text:p>98,5</text:p>
          </table:table-cell>
          <table:table-cell table:style-name="ce18" table:formula="of:=IF([.J13]=3000; 0; (([.$V$1] * 10) / [.J13] * 36) / 100)" office:value-type="float" office:value="3.52906403940887" calcext:value-type="float">
            <text:p>3,5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8.8" calcext:value-type="float">
            <text:p>38,8</text:p>
          </table:table-cell>
          <table:table-cell table:style-name="ce4" office:value-type="float" office:value="608" calcext:value-type="float">
            <text:p>608</text:p>
          </table:table-cell>
          <table:table-cell table:style-name="ce18" table:formula="of:=IF([.P13]=3000; 0; 1000/[.P13]*60)" office:value-type="float" office:value="98.6842105263158" calcext:value-type="float">
            <text:p>98,7</text:p>
          </table:table-cell>
          <table:table-cell table:style-name="ce18" table:formula="of:=IF([.P13]=3000; 0; (([.$V$1] * 10) / [.P13] * 36) / 100)" office:value-type="float" office:value="3.53486842105263" calcext:value-type="float">
            <text:p>3,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4" office:value-type="float" office:value="275" calcext:value-type="float">
            <text:p>275</text:p>
          </table:table-cell>
          <table:table-cell table:style-name="ce11"/>
          <table:table-cell table:style-name="ce15" office:value-type="float" office:value="38.9" calcext:value-type="float">
            <text:p>38,9</text:p>
          </table:table-cell>
          <table:table-cell table:style-name="ce4" office:value-type="float" office:value="464" calcext:value-type="float">
            <text:p>464</text:p>
          </table:table-cell>
          <table:table-cell table:style-name="ce18" table:formula="of:=IF([.D14]=3000; 0; 1000/[.D14]*60)" office:value-type="float" office:value="129.310344827586" calcext:value-type="float">
            <text:p>129,3</text:p>
          </table:table-cell>
          <table:table-cell table:style-name="ce18" table:formula="of:=IF([.D14]=3000; 0; (([.$V$1] * 10) / [.D14] * 36) / 100)" office:value-type="float" office:value="4.63189655172414" calcext:value-type="float">
            <text:p>4,6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table:style-name="ce18" office:value-type="float" office:value="38.9" calcext:value-type="float">
            <text:p>38,9</text:p>
          </table:table-cell>
          <table:table-cell table:style-name="ce4" office:value-type="float" office:value="464" calcext:value-type="float">
            <text:p>464</text:p>
          </table:table-cell>
          <table:table-cell table:style-name="ce18" table:formula="of:=IF([.J14]=3000; 0; 1000/[.J14]*60)" office:value-type="float" office:value="129.310344827586" calcext:value-type="float">
            <text:p>129,3</text:p>
          </table:table-cell>
          <table:table-cell table:style-name="ce18" table:formula="of:=IF([.J14]=3000; 0; (([.$V$1] * 10) / [.J14] * 36) / 100)" office:value-type="float" office:value="4.63189655172414" calcext:value-type="float">
            <text:p>4,6</text:p>
          </table:table-cell>
          <table:table-cell table:style-name="ce4" office:value-type="float" office:value="0.1" calcext:value-type="float">
            <text:p>0,1</text:p>
          </table:table-cell>
          <table:table-cell table:style-name="ce11"/>
          <table:table-cell table:style-name="ce18" office:value-type="float" office:value="38.9" calcext:value-type="float">
            <text:p>38,9</text:p>
          </table:table-cell>
          <table:table-cell table:style-name="ce4" office:value-type="float" office:value="463" calcext:value-type="float">
            <text:p>463</text:p>
          </table:table-cell>
          <table:table-cell table:style-name="ce18" table:formula="of:=IF([.P14]=3000; 0; 1000/[.P14]*60)" office:value-type="float" office:value="129.589632829374" calcext:value-type="float">
            <text:p>129,6</text:p>
          </table:table-cell>
          <table:table-cell table:style-name="ce18" table:formula="of:=IF([.P14]=3000; 0; (([.$V$1] * 10) / [.P14] * 36) / 100)" office:value-type="float" office:value="4.64190064794816" calcext:value-type="float">
            <text:p>4,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4" office:value-type="float" office:value="300" calcext:value-type="float">
            <text:p>300</text:p>
          </table:table-cell>
          <table:table-cell table:style-name="ce11"/>
          <table:table-cell table:style-name="ce15" office:value-type="float" office:value="39" calcext:value-type="float">
            <text:p>39,0</text:p>
          </table:table-cell>
          <table:table-cell table:style-name="ce4" office:value-type="float" office:value="366" calcext:value-type="float">
            <text:p>366</text:p>
          </table:table-cell>
          <table:table-cell table:style-name="ce18" table:formula="of:=IF([.D15]=3000; 0; 1000/[.D15]*60)" office:value-type="float" office:value="163.934426229508" calcext:value-type="float">
            <text:p>163,9</text:p>
          </table:table-cell>
          <table:table-cell table:style-name="ce18" table:formula="of:=IF([.D15]=3000; 0; (([.$V$1] * 10) / [.D15] * 36) / 100)" office:value-type="float" office:value="5.87213114754098" calcext:value-type="float">
            <text:p>5,9</text:p>
          </table:table-cell>
          <table:table-cell table:style-name="ce4" office:value-type="float" office:value="0.1" calcext:value-type="float">
            <text:p>0,1</text:p>
          </table:table-cell>
          <table:table-cell table:style-name="ce11"/>
          <table:table-cell table:style-name="ce18" office:value-type="float" office:value="38.9" calcext:value-type="float">
            <text:p>38,9</text:p>
          </table:table-cell>
          <table:table-cell table:style-name="ce4" office:value-type="float" office:value="366" calcext:value-type="float">
            <text:p>366</text:p>
          </table:table-cell>
          <table:table-cell table:style-name="ce18" table:formula="of:=IF([.J15]=3000; 0; 1000/[.J15]*60)" office:value-type="float" office:value="163.934426229508" calcext:value-type="float">
            <text:p>163,9</text:p>
          </table:table-cell>
          <table:table-cell table:style-name="ce18" table:formula="of:=IF([.J15]=3000; 0; (([.$V$1] * 10) / [.J15] * 36) / 100)" office:value-type="float" office:value="5.87213114754098" calcext:value-type="float">
            <text:p>5,9</text:p>
          </table:table-cell>
          <table:table-cell table:style-name="ce4" office:value-type="float" office:value="0.1" calcext:value-type="float">
            <text:p>0,1</text:p>
          </table:table-cell>
          <table:table-cell table:style-name="ce11"/>
          <table:table-cell table:style-name="ce18" office:value-type="float" office:value="38.8" calcext:value-type="float">
            <text:p>38,8</text:p>
          </table:table-cell>
          <table:table-cell table:style-name="ce4" office:value-type="float" office:value="366" calcext:value-type="float">
            <text:p>366</text:p>
          </table:table-cell>
          <table:table-cell table:style-name="ce18" table:formula="of:=IF([.P15]=3000; 0; 1000/[.P15]*60)" office:value-type="float" office:value="163.934426229508" calcext:value-type="float">
            <text:p>163,9</text:p>
          </table:table-cell>
          <table:table-cell table:style-name="ce18" table:formula="of:=IF([.P15]=3000; 0; (([.$V$1] * 10) / [.P15] * 36) / 100)" office:value-type="float" office:value="5.87213114754098" calcext:value-type="float">
            <text:p>5,9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1005"/>
        </table:table-row>
        <table:table-row table:style-name="ro3">
          <table:table-cell table:style-name="ce4" office:value-type="float" office:value="325" calcext:value-type="float">
            <text:p>325</text:p>
          </table:table-cell>
          <table:table-cell table:style-name="ce11"/>
          <table:table-cell table:style-name="ce15" office:value-type="float" office:value="38.9" calcext:value-type="float">
            <text:p>38,9</text:p>
          </table:table-cell>
          <table:table-cell table:style-name="ce4" office:value-type="float" office:value="317" calcext:value-type="float">
            <text:p>317</text:p>
          </table:table-cell>
          <table:table-cell table:style-name="ce18" table:formula="of:=IF([.D16]=3000; 0; 1000/[.D16]*60)" office:value-type="float" office:value="189.274447949527" calcext:value-type="float">
            <text:p>189,3</text:p>
          </table:table-cell>
          <table:table-cell table:style-name="ce18" table:formula="of:=IF([.D16]=3000; 0; (([.$V$1] * 10) / [.D16] * 36) / 100)" office:value-type="float" office:value="6.77981072555205" calcext:value-type="float">
            <text:p>6,8</text:p>
          </table:table-cell>
          <table:table-cell table:style-name="ce4" office:value-type="float" office:value="0.2" calcext:value-type="float">
            <text:p>0,2</text:p>
          </table:table-cell>
          <table:table-cell table:style-name="ce11"/>
          <table:table-cell table:style-name="ce18" office:value-type="float" office:value="38.9" calcext:value-type="float">
            <text:p>38,9</text:p>
          </table:table-cell>
          <table:table-cell table:style-name="ce4" office:value-type="float" office:value="316" calcext:value-type="float">
            <text:p>316</text:p>
          </table:table-cell>
          <table:table-cell table:style-name="ce18" table:formula="of:=IF([.J16]=3000; 0; 1000/[.J16]*60)" office:value-type="float" office:value="189.873417721519" calcext:value-type="float">
            <text:p>189,9</text:p>
          </table:table-cell>
          <table:table-cell table:style-name="ce18" table:formula="of:=IF([.J16]=3000; 0; (([.$V$1] * 10) / [.J16] * 36) / 100)" office:value-type="float" office:value="6.80126582278481" calcext:value-type="float">
            <text:p>6,8</text:p>
          </table:table-cell>
          <table:table-cell table:style-name="ce4" office:value-type="float" office:value="0.1" calcext:value-type="float">
            <text:p>0,1</text:p>
          </table:table-cell>
          <table:table-cell table:style-name="ce11"/>
          <table:table-cell table:style-name="ce18" office:value-type="float" office:value="38.7" calcext:value-type="float">
            <text:p>38,7</text:p>
          </table:table-cell>
          <table:table-cell table:style-name="ce4" office:value-type="float" office:value="316" calcext:value-type="float">
            <text:p>316</text:p>
          </table:table-cell>
          <table:table-cell table:style-name="ce18" table:formula="of:=IF([.P16]=3000; 0; 1000/[.P16]*60)" office:value-type="float" office:value="189.873417721519" calcext:value-type="float">
            <text:p>189,9</text:p>
          </table:table-cell>
          <table:table-cell table:style-name="ce18" table:formula="of:=IF([.P16]=3000; 0; (([.$V$1] * 10) / [.P16] * 36) / 100)" office:value-type="float" office:value="6.80126582278481" calcext:value-type="float">
            <text:p>6,8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1005"/>
        </table:table-row>
        <table:table-row table:style-name="ro3">
          <table:table-cell table:style-name="ce4" office:value-type="float" office:value="350" calcext:value-type="float">
            <text:p>350</text:p>
          </table:table-cell>
          <table:table-cell table:style-name="ce11"/>
          <table:table-cell table:style-name="ce15" office:value-type="float" office:value="38.9" calcext:value-type="float">
            <text:p>38,9</text:p>
          </table:table-cell>
          <table:table-cell table:style-name="ce4" office:value-type="float" office:value="281" calcext:value-type="float">
            <text:p>281</text:p>
          </table:table-cell>
          <table:table-cell table:style-name="ce18" table:formula="of:=IF([.D17]=3000; 0; 1000/[.D17]*60)" office:value-type="float" office:value="213.523131672598" calcext:value-type="float">
            <text:p>213,5</text:p>
          </table:table-cell>
          <table:table-cell table:style-name="ce18" table:formula="of:=IF([.D17]=3000; 0; (([.$V$1] * 10) / [.D17] * 36) / 100)" office:value-type="float" office:value="7.64839857651245" calcext:value-type="float">
            <text:p>7,6</text:p>
          </table:table-cell>
          <table:table-cell table:style-name="ce4" office:value-type="float" office:value="0.1" calcext:value-type="float">
            <text:p>0,1</text:p>
          </table:table-cell>
          <table:table-cell table:style-name="ce11"/>
          <table:table-cell table:style-name="ce18" office:value-type="float" office:value="38.9" calcext:value-type="float">
            <text:p>38,9</text:p>
          </table:table-cell>
          <table:table-cell table:style-name="ce4" office:value-type="float" office:value="282" calcext:value-type="float">
            <text:p>282</text:p>
          </table:table-cell>
          <table:table-cell table:style-name="ce18" table:formula="of:=IF([.J17]=3000; 0; 1000/[.J17]*60)" office:value-type="float" office:value="212.765957446808" calcext:value-type="float">
            <text:p>212,8</text:p>
          </table:table-cell>
          <table:table-cell table:style-name="ce18" table:formula="of:=IF([.J17]=3000; 0; (([.$V$1] * 10) / [.J17] * 36) / 100)" office:value-type="float" office:value="7.62127659574468" calcext:value-type="float">
            <text:p>7,6</text:p>
          </table:table-cell>
          <table:table-cell table:style-name="ce4" office:value-type="float" office:value="0.1" calcext:value-type="float">
            <text:p>0,1</text:p>
          </table:table-cell>
          <table:table-cell table:style-name="ce11"/>
          <table:table-cell table:style-name="ce18" office:value-type="float" office:value="38.8" calcext:value-type="float">
            <text:p>38,8</text:p>
          </table:table-cell>
          <table:table-cell table:style-name="ce4" office:value-type="float" office:value="280" calcext:value-type="float">
            <text:p>280</text:p>
          </table:table-cell>
          <table:table-cell table:style-name="ce18" table:formula="of:=IF([.P17]=3000; 0; 1000/[.P17]*60)" office:value-type="float" office:value="214.285714285714" calcext:value-type="float">
            <text:p>214,3</text:p>
          </table:table-cell>
          <table:table-cell table:style-name="ce18" table:formula="of:=IF([.P17]=3000; 0; (([.$V$1] * 10) / [.P17] * 36) / 100)" office:value-type="float" office:value="7.67571428571429" calcext:value-type="float">
            <text:p>7,7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1005"/>
        </table:table-row>
        <table:table-row table:style-name="ro3">
          <table:table-cell table:style-name="ce4" office:value-type="float" office:value="375" calcext:value-type="float">
            <text:p>375</text:p>
          </table:table-cell>
          <table:table-cell table:style-name="ce11"/>
          <table:table-cell table:style-name="ce15" office:value-type="float" office:value="38.9" calcext:value-type="float">
            <text:p>38,9</text:p>
          </table:table-cell>
          <table:table-cell table:style-name="ce4" office:value-type="float" office:value="247" calcext:value-type="float">
            <text:p>247</text:p>
          </table:table-cell>
          <table:table-cell table:style-name="ce18" table:formula="of:=IF([.D18]=3000; 0; 1000/[.D18]*60)" office:value-type="float" office:value="242.914979757085" calcext:value-type="float">
            <text:p>242,9</text:p>
          </table:table-cell>
          <table:table-cell table:style-name="ce18" table:formula="of:=IF([.D18]=3000; 0; (([.$V$1] * 10) / [.D18] * 36) / 100)" office:value-type="float" office:value="8.70121457489879" calcext:value-type="float">
            <text:p>8,7</text:p>
          </table:table-cell>
          <table:table-cell table:style-name="ce4" office:value-type="float" office:value="0.2" calcext:value-type="float">
            <text:p>0,2</text:p>
          </table:table-cell>
          <table:table-cell table:style-name="ce11"/>
          <table:table-cell table:style-name="ce18" office:value-type="float" office:value="38.8" calcext:value-type="float">
            <text:p>38,8</text:p>
          </table:table-cell>
          <table:table-cell table:style-name="ce4" office:value-type="float" office:value="247" calcext:value-type="float">
            <text:p>247</text:p>
          </table:table-cell>
          <table:table-cell table:style-name="ce18" table:formula="of:=IF([.J18]=3000; 0; 1000/[.J18]*60)" office:value-type="float" office:value="242.914979757085" calcext:value-type="float">
            <text:p>242,9</text:p>
          </table:table-cell>
          <table:table-cell table:style-name="ce18" table:formula="of:=IF([.J18]=3000; 0; (([.$V$1] * 10) / [.J18] * 36) / 100)" office:value-type="float" office:value="8.70121457489879" calcext:value-type="float">
            <text:p>8,7</text:p>
          </table:table-cell>
          <table:table-cell table:style-name="ce4" office:value-type="float" office:value="0.2" calcext:value-type="float">
            <text:p>0,2</text:p>
          </table:table-cell>
          <table:table-cell table:style-name="ce11"/>
          <table:table-cell table:style-name="ce18" office:value-type="float" office:value="38.8" calcext:value-type="float">
            <text:p>38,8</text:p>
          </table:table-cell>
          <table:table-cell table:style-name="ce4" office:value-type="float" office:value="247" calcext:value-type="float">
            <text:p>247</text:p>
          </table:table-cell>
          <table:table-cell table:style-name="ce18" table:formula="of:=IF([.P18]=3000; 0; 1000/[.P18]*60)" office:value-type="float" office:value="242.914979757085" calcext:value-type="float">
            <text:p>242,9</text:p>
          </table:table-cell>
          <table:table-cell table:style-name="ce18" table:formula="of:=IF([.P18]=3000; 0; (([.$V$1] * 10) / [.P18] * 36) / 100)" office:value-type="float" office:value="8.70121457489879" calcext:value-type="float">
            <text:p>8,7</text:p>
          </table:table-cell>
          <table:table-cell table:style-name="ce4" office:value-type="float" office:value="0.2" calcext:value-type="float">
            <text:p>0,2</text:p>
          </table:table-cell>
          <table:table-cell table:number-columns-repeated="1005"/>
        </table:table-row>
        <table:table-row table:style-name="ro3">
          <table:table-cell table:style-name="ce4" office:value-type="float" office:value="400" calcext:value-type="float">
            <text:p>400</text:p>
          </table:table-cell>
          <table:table-cell table:style-name="ce11"/>
          <table:table-cell table:style-name="ce15" office:value-type="float" office:value="38.8" calcext:value-type="float">
            <text:p>38,8</text:p>
          </table:table-cell>
          <table:table-cell table:style-name="ce4" office:value-type="float" office:value="217" calcext:value-type="float">
            <text:p>217</text:p>
          </table:table-cell>
          <table:table-cell table:style-name="ce18" table:formula="of:=IF([.D19]=3000; 0; 1000/[.D19]*60)" office:value-type="float" office:value="276.497695852535" calcext:value-type="float">
            <text:p>276,5</text:p>
          </table:table-cell>
          <table:table-cell table:style-name="ce18" table:formula="of:=IF([.D19]=3000; 0; (([.$V$1] * 10) / [.D19] * 36) / 100)" office:value-type="float" office:value="9.90414746543779" calcext:value-type="float">
            <text:p>9,9</text:p>
          </table:table-cell>
          <table:table-cell table:style-name="ce4" office:value-type="float" office:value="0.2" calcext:value-type="float">
            <text:p>0,2</text:p>
          </table:table-cell>
          <table:table-cell table:style-name="ce11"/>
          <table:table-cell table:style-name="ce18" office:value-type="float" office:value="38.9" calcext:value-type="float">
            <text:p>38,9</text:p>
          </table:table-cell>
          <table:table-cell table:style-name="ce4" office:value-type="float" office:value="217" calcext:value-type="float">
            <text:p>217</text:p>
          </table:table-cell>
          <table:table-cell table:style-name="ce18" table:formula="of:=IF([.J19]=3000; 0; 1000/[.J19]*60)" office:value-type="float" office:value="276.497695852535" calcext:value-type="float">
            <text:p>276,5</text:p>
          </table:table-cell>
          <table:table-cell table:style-name="ce18" table:formula="of:=IF([.J19]=3000; 0; (([.$V$1] * 10) / [.J19] * 36) / 100)" office:value-type="float" office:value="9.90414746543779" calcext:value-type="float">
            <text:p>9,9</text:p>
          </table:table-cell>
          <table:table-cell table:style-name="ce4" office:value-type="float" office:value="0.2" calcext:value-type="float">
            <text:p>0,2</text:p>
          </table:table-cell>
          <table:table-cell table:style-name="ce11"/>
          <table:table-cell table:style-name="ce18" office:value-type="float" office:value="38.8" calcext:value-type="float">
            <text:p>38,8</text:p>
          </table:table-cell>
          <table:table-cell table:style-name="ce4" office:value-type="float" office:value="217" calcext:value-type="float">
            <text:p>217</text:p>
          </table:table-cell>
          <table:table-cell table:style-name="ce18" table:formula="of:=IF([.P19]=3000; 0; 1000/[.P19]*60)" office:value-type="float" office:value="276.497695852535" calcext:value-type="float">
            <text:p>276,5</text:p>
          </table:table-cell>
          <table:table-cell table:style-name="ce18" table:formula="of:=IF([.P19]=3000; 0; (([.$V$1] * 10) / [.P19] * 36) / 100)" office:value-type="float" office:value="9.90414746543779" calcext:value-type="float">
            <text:p>9,9</text:p>
          </table:table-cell>
          <table:table-cell table:style-name="ce4" office:value-type="float" office:value="0.2" calcext:value-type="float">
            <text:p>0,2</text:p>
          </table:table-cell>
          <table:table-cell table:number-columns-repeated="1005"/>
        </table:table-row>
        <table:table-row table:style-name="ro3">
          <table:table-cell table:style-name="ce4" office:value-type="float" office:value="425" calcext:value-type="float">
            <text:p>425</text:p>
          </table:table-cell>
          <table:table-cell table:style-name="ce11"/>
          <table:table-cell table:style-name="ce15" office:value-type="float" office:value="38.9" calcext:value-type="float">
            <text:p>38,9</text:p>
          </table:table-cell>
          <table:table-cell table:style-name="ce4" office:value-type="float" office:value="199" calcext:value-type="float">
            <text:p>199</text:p>
          </table:table-cell>
          <table:table-cell table:style-name="ce18" table:formula="of:=IF([.D20]=3000; 0; 1000/[.D20]*60)" office:value-type="float" office:value="301.507537688442" calcext:value-type="float">
            <text:p>301,5</text:p>
          </table:table-cell>
          <table:table-cell table:style-name="ce18" table:formula="of:=IF([.D20]=3000; 0; (([.$V$1] * 10) / [.D20] * 36) / 100)" office:value-type="float" office:value="10.8" calcext:value-type="float">
            <text:p>10,8</text:p>
          </table:table-cell>
          <table:table-cell table:style-name="ce4" office:value-type="float" office:value="0.2" calcext:value-type="float">
            <text:p>0,2</text:p>
          </table:table-cell>
          <table:table-cell table:style-name="ce11"/>
          <table:table-cell table:style-name="ce18" office:value-type="float" office:value="38.8" calcext:value-type="float">
            <text:p>38,8</text:p>
          </table:table-cell>
          <table:table-cell table:style-name="ce4" office:value-type="float" office:value="198" calcext:value-type="float">
            <text:p>198</text:p>
          </table:table-cell>
          <table:table-cell table:style-name="ce18" table:formula="of:=IF([.J20]=3000; 0; 1000/[.J20]*60)" office:value-type="float" office:value="303.030303030303" calcext:value-type="float">
            <text:p>303,0</text:p>
          </table:table-cell>
          <table:table-cell table:style-name="ce18" table:formula="of:=IF([.J20]=3000; 0; (([.$V$1] * 10) / [.J20] * 36) / 100)" office:value-type="float" office:value="10.8545454545455" calcext:value-type="float">
            <text:p>10,9</text:p>
          </table:table-cell>
          <table:table-cell table:style-name="ce4" office:value-type="float" office:value="0.2" calcext:value-type="float">
            <text:p>0,2</text:p>
          </table:table-cell>
          <table:table-cell table:style-name="ce11"/>
          <table:table-cell table:style-name="ce18" office:value-type="float" office:value="38.7" calcext:value-type="float">
            <text:p>38,7</text:p>
          </table:table-cell>
          <table:table-cell table:style-name="ce4" office:value-type="float" office:value="198" calcext:value-type="float">
            <text:p>198</text:p>
          </table:table-cell>
          <table:table-cell table:style-name="ce18" table:formula="of:=IF([.P20]=3000; 0; 1000/[.P20]*60)" office:value-type="float" office:value="303.030303030303" calcext:value-type="float">
            <text:p>303,0</text:p>
          </table:table-cell>
          <table:table-cell table:style-name="ce18" table:formula="of:=IF([.P20]=3000; 0; (([.$V$1] * 10) / [.P20] * 36) / 100)" office:value-type="float" office:value="10.8545454545455" calcext:value-type="float">
            <text:p>10,9</text:p>
          </table:table-cell>
          <table:table-cell table:style-name="ce4" office:value-type="float" office:value="0.2" calcext:value-type="float">
            <text:p>0,2</text:p>
          </table:table-cell>
          <table:table-cell table:number-columns-repeated="1005"/>
        </table:table-row>
        <table:table-row table:style-name="ro3">
          <table:table-cell table:style-name="ce4" office:value-type="float" office:value="450" calcext:value-type="float">
            <text:p>450</text:p>
          </table:table-cell>
          <table:table-cell table:style-name="ce11"/>
          <table:table-cell table:style-name="ce15" office:value-type="float" office:value="38.8" calcext:value-type="float">
            <text:p>38,8</text:p>
          </table:table-cell>
          <table:table-cell table:style-name="ce4" office:value-type="float" office:value="179" calcext:value-type="float">
            <text:p>179</text:p>
          </table:table-cell>
          <table:table-cell table:style-name="ce18" table:formula="of:=IF([.D21]=3000; 0; 1000/[.D21]*60)" office:value-type="float" office:value="335.195530726257" calcext:value-type="float">
            <text:p>335,2</text:p>
          </table:table-cell>
          <table:table-cell table:style-name="ce18" table:formula="of:=IF([.D21]=3000; 0; (([.$V$1] * 10) / [.D21] * 36) / 100)" office:value-type="float" office:value="12.0067039106145" calcext:value-type="float">
            <text:p>12,0</text:p>
          </table:table-cell>
          <table:table-cell table:style-name="ce4" office:value-type="float" office:value="0.3" calcext:value-type="float">
            <text:p>0,3</text:p>
          </table:table-cell>
          <table:table-cell table:style-name="ce11"/>
          <table:table-cell table:style-name="ce18" office:value-type="float" office:value="38.8" calcext:value-type="float">
            <text:p>38,8</text:p>
          </table:table-cell>
          <table:table-cell table:style-name="ce4" office:value-type="float" office:value="180" calcext:value-type="float">
            <text:p>180</text:p>
          </table:table-cell>
          <table:table-cell table:style-name="ce18" table:formula="of:=IF([.J21]=3000; 0; 1000/[.J21]*60)" office:value-type="float" office:value="333.333333333333" calcext:value-type="float">
            <text:p>333,3</text:p>
          </table:table-cell>
          <table:table-cell table:style-name="ce18" table:formula="of:=IF([.J21]=3000; 0; (([.$V$1] * 10) / [.J21] * 36) / 100)" office:value-type="float" office:value="11.94" calcext:value-type="float">
            <text:p>11,9</text:p>
          </table:table-cell>
          <table:table-cell table:style-name="ce4" office:value-type="float" office:value="0.3" calcext:value-type="float">
            <text:p>0,3</text:p>
          </table:table-cell>
          <table:table-cell table:style-name="ce11"/>
          <table:table-cell table:style-name="ce18" office:value-type="float" office:value="38.7" calcext:value-type="float">
            <text:p>38,7</text:p>
          </table:table-cell>
          <table:table-cell table:style-name="ce4" office:value-type="float" office:value="180" calcext:value-type="float">
            <text:p>180</text:p>
          </table:table-cell>
          <table:table-cell table:style-name="ce18" table:formula="of:=IF([.P21]=3000; 0; 1000/[.P21]*60)" office:value-type="float" office:value="333.333333333333" calcext:value-type="float">
            <text:p>333,3</text:p>
          </table:table-cell>
          <table:table-cell table:style-name="ce18" table:formula="of:=IF([.P21]=3000; 0; (([.$V$1] * 10) / [.P21] * 36) / 100)" office:value-type="float" office:value="11.94" calcext:value-type="float">
            <text:p>11,9</text:p>
          </table:table-cell>
          <table:table-cell table:style-name="ce4" office:value-type="float" office:value="0.2" calcext:value-type="float">
            <text:p>0,2</text:p>
          </table:table-cell>
          <table:table-cell table:number-columns-repeated="1005"/>
        </table:table-row>
        <table:table-row table:style-name="ro3">
          <table:table-cell table:style-name="ce4" office:value-type="float" office:value="475" calcext:value-type="float">
            <text:p>475</text:p>
          </table:table-cell>
          <table:table-cell table:style-name="ce11"/>
          <table:table-cell table:style-name="ce15" office:value-type="float" office:value="38.8" calcext:value-type="float">
            <text:p>38,8</text:p>
          </table:table-cell>
          <table:table-cell table:style-name="ce4" office:value-type="float" office:value="164" calcext:value-type="float">
            <text:p>164</text:p>
          </table:table-cell>
          <table:table-cell table:style-name="ce18" table:formula="of:=IF([.D22]=3000; 0; 1000/[.D22]*60)" office:value-type="float" office:value="365.853658536585" calcext:value-type="float">
            <text:p>365,9</text:p>
          </table:table-cell>
          <table:table-cell table:style-name="ce18" table:formula="of:=IF([.D22]=3000; 0; (([.$V$1] * 10) / [.D22] * 36) / 100)" office:value-type="float" office:value="13.1048780487805" calcext:value-type="float">
            <text:p>13,1</text:p>
          </table:table-cell>
          <table:table-cell table:style-name="ce4" office:value-type="float" office:value="0.3" calcext:value-type="float">
            <text:p>0,3</text:p>
          </table:table-cell>
          <table:table-cell table:style-name="ce11"/>
          <table:table-cell table:style-name="ce18" office:value-type="float" office:value="38.8" calcext:value-type="float">
            <text:p>38,8</text:p>
          </table:table-cell>
          <table:table-cell table:style-name="ce4" office:value-type="float" office:value="165" calcext:value-type="float">
            <text:p>165</text:p>
          </table:table-cell>
          <table:table-cell table:style-name="ce18" table:formula="of:=IF([.J22]=3000; 0; 1000/[.J22]*60)" office:value-type="float" office:value="363.636363636364" calcext:value-type="float">
            <text:p>363,6</text:p>
          </table:table-cell>
          <table:table-cell table:style-name="ce18" table:formula="of:=IF([.J22]=3000; 0; (([.$V$1] * 10) / [.J22] * 36) / 100)" office:value-type="float" office:value="13.0254545454545" calcext:value-type="float">
            <text:p>13,0</text:p>
          </table:table-cell>
          <table:table-cell table:style-name="ce4" office:value-type="float" office:value="0.3" calcext:value-type="float">
            <text:p>0,3</text:p>
          </table:table-cell>
          <table:table-cell table:style-name="ce11"/>
          <table:table-cell table:style-name="ce18" office:value-type="float" office:value="38.8" calcext:value-type="float">
            <text:p>38,8</text:p>
          </table:table-cell>
          <table:table-cell table:style-name="ce4" office:value-type="float" office:value="165" calcext:value-type="float">
            <text:p>165</text:p>
          </table:table-cell>
          <table:table-cell table:style-name="ce18" table:formula="of:=IF([.P22]=3000; 0; 1000/[.P22]*60)" office:value-type="float" office:value="363.636363636364" calcext:value-type="float">
            <text:p>363,6</text:p>
          </table:table-cell>
          <table:table-cell table:style-name="ce18" table:formula="of:=IF([.P22]=3000; 0; (([.$V$1] * 10) / [.P22] * 36) / 100)" office:value-type="float" office:value="13.0254545454545" calcext:value-type="float">
            <text:p>13,0</text:p>
          </table:table-cell>
          <table:table-cell table:style-name="ce4" office:value-type="float" office:value="0.2" calcext:value-type="float">
            <text:p>0,2</text:p>
          </table:table-cell>
          <table:table-cell table:number-columns-repeated="1005"/>
        </table:table-row>
        <table:table-row table:style-name="ro3">
          <table:table-cell table:style-name="ce4" office:value-type="float" office:value="500" calcext:value-type="float">
            <text:p>500</text:p>
          </table:table-cell>
          <table:table-cell table:style-name="ce11"/>
          <table:table-cell table:style-name="ce15" office:value-type="float" office:value="38.9" calcext:value-type="float">
            <text:p>38,9</text:p>
          </table:table-cell>
          <table:table-cell table:style-name="ce4" office:value-type="float" office:value="150" calcext:value-type="float">
            <text:p>150</text:p>
          </table:table-cell>
          <table:table-cell table:style-name="ce18" table:formula="of:=IF([.D23]=3000; 0; 1000/[.D23]*60)" office:value-type="float" office:value="400" calcext:value-type="float">
            <text:p>400,0</text:p>
          </table:table-cell>
          <table:table-cell table:style-name="ce18" table:formula="of:=IF([.D23]=3000; 0; (([.$V$1] * 10) / [.D23] * 36) / 100)" office:value-type="float" office:value="14.328" calcext:value-type="float">
            <text:p>14,3</text:p>
          </table:table-cell>
          <table:table-cell table:style-name="ce4" office:value-type="float" office:value="0.4" calcext:value-type="float">
            <text:p>0,4</text:p>
          </table:table-cell>
          <table:table-cell table:style-name="ce11"/>
          <table:table-cell table:style-name="ce18" office:value-type="float" office:value="38.8" calcext:value-type="float">
            <text:p>38,8</text:p>
          </table:table-cell>
          <table:table-cell table:style-name="ce4" office:value-type="float" office:value="151" calcext:value-type="float">
            <text:p>151</text:p>
          </table:table-cell>
          <table:table-cell table:style-name="ce18" table:formula="of:=IF([.J23]=3000; 0; 1000/[.J23]*60)" office:value-type="float" office:value="397.350993377483" calcext:value-type="float">
            <text:p>397,4</text:p>
          </table:table-cell>
          <table:table-cell table:style-name="ce18" table:formula="of:=IF([.J23]=3000; 0; (([.$V$1] * 10) / [.J23] * 36) / 100)" office:value-type="float" office:value="14.2331125827815" calcext:value-type="float">
            <text:p>14,2</text:p>
          </table:table-cell>
          <table:table-cell table:style-name="ce4" office:value-type="float" office:value="0.3" calcext:value-type="float">
            <text:p>0,3</text:p>
          </table:table-cell>
          <table:table-cell table:style-name="ce11"/>
          <table:table-cell table:style-name="ce18" office:value-type="float" office:value="38.7" calcext:value-type="float">
            <text:p>38,7</text:p>
          </table:table-cell>
          <table:table-cell table:style-name="ce4" office:value-type="float" office:value="151" calcext:value-type="float">
            <text:p>151</text:p>
          </table:table-cell>
          <table:table-cell table:style-name="ce18" table:formula="of:=IF([.P23]=3000; 0; 1000/[.P23]*60)" office:value-type="float" office:value="397.350993377483" calcext:value-type="float">
            <text:p>397,4</text:p>
          </table:table-cell>
          <table:table-cell table:style-name="ce18" table:formula="of:=IF([.P23]=3000; 0; (([.$V$1] * 10) / [.P23] * 36) / 100)" office:value-type="float" office:value="14.2331125827815" calcext:value-type="float">
            <text:p>14,2</text:p>
          </table:table-cell>
          <table:table-cell table:style-name="ce4" office:value-type="float" office:value="0.3" calcext:value-type="float">
            <text:p>0,3</text:p>
          </table:table-cell>
          <table:table-cell table:number-columns-repeated="1005"/>
        </table:table-row>
        <table:table-row table:style-name="ro3">
          <table:table-cell table:style-name="ce4" office:value-type="float" office:value="525" calcext:value-type="float">
            <text:p>525</text:p>
          </table:table-cell>
          <table:table-cell table:style-name="ce11"/>
          <table:table-cell table:style-name="ce15" office:value-type="float" office:value="38.8" calcext:value-type="float">
            <text:p>38,8</text:p>
          </table:table-cell>
          <table:table-cell table:style-name="ce4" office:value-type="float" office:value="141" calcext:value-type="float">
            <text:p>141</text:p>
          </table:table-cell>
          <table:table-cell table:style-name="ce18" table:formula="of:=IF([.D24]=3000; 0; 1000/[.D24]*60)" office:value-type="float" office:value="425.531914893617" calcext:value-type="float">
            <text:p>425,5</text:p>
          </table:table-cell>
          <table:table-cell table:style-name="ce18" table:formula="of:=IF([.D24]=3000; 0; (([.$V$1] * 10) / [.D24] * 36) / 100)" office:value-type="float" office:value="15.2425531914894" calcext:value-type="float">
            <text:p>15,2</text:p>
          </table:table-cell>
          <table:table-cell table:style-name="ce4" office:value-type="float" office:value="0.4" calcext:value-type="float">
            <text:p>0,4</text:p>
          </table:table-cell>
          <table:table-cell table:style-name="ce11"/>
          <table:table-cell table:style-name="ce18" office:value-type="float" office:value="38.8" calcext:value-type="float">
            <text:p>38,8</text:p>
          </table:table-cell>
          <table:table-cell table:style-name="ce4" office:value-type="float" office:value="141" calcext:value-type="float">
            <text:p>141</text:p>
          </table:table-cell>
          <table:table-cell table:style-name="ce18" table:formula="of:=IF([.J24]=3000; 0; 1000/[.J24]*60)" office:value-type="float" office:value="425.531914893617" calcext:value-type="float">
            <text:p>425,5</text:p>
          </table:table-cell>
          <table:table-cell table:style-name="ce18" table:formula="of:=IF([.J24]=3000; 0; (([.$V$1] * 10) / [.J24] * 36) / 100)" office:value-type="float" office:value="15.2425531914894" calcext:value-type="float">
            <text:p>15,2</text:p>
          </table:table-cell>
          <table:table-cell table:style-name="ce4" office:value-type="float" office:value="0.3" calcext:value-type="float">
            <text:p>0,3</text:p>
          </table:table-cell>
          <table:table-cell table:style-name="ce11"/>
          <table:table-cell table:style-name="ce18" office:value-type="float" office:value="38.9" calcext:value-type="float">
            <text:p>38,9</text:p>
          </table:table-cell>
          <table:table-cell table:style-name="ce4" office:value-type="float" office:value="141" calcext:value-type="float">
            <text:p>141</text:p>
          </table:table-cell>
          <table:table-cell table:style-name="ce18" table:formula="of:=IF([.P24]=3000; 0; 1000/[.P24]*60)" office:value-type="float" office:value="425.531914893617" calcext:value-type="float">
            <text:p>425,5</text:p>
          </table:table-cell>
          <table:table-cell table:style-name="ce18" table:formula="of:=IF([.P24]=3000; 0; (([.$V$1] * 10) / [.P24] * 36) / 100)" office:value-type="float" office:value="15.2425531914894" calcext:value-type="float">
            <text:p>15,2</text:p>
          </table:table-cell>
          <table:table-cell table:style-name="ce4" office:value-type="float" office:value="0.3" calcext:value-type="float">
            <text:p>0,3</text:p>
          </table:table-cell>
          <table:table-cell table:number-columns-repeated="1005"/>
        </table:table-row>
        <table:table-row table:style-name="ro3">
          <table:table-cell table:style-name="ce4" office:value-type="float" office:value="550" calcext:value-type="float">
            <text:p>550</text:p>
          </table:table-cell>
          <table:table-cell table:style-name="ce11"/>
          <table:table-cell table:style-name="ce15" office:value-type="float" office:value="38.8" calcext:value-type="float">
            <text:p>38,8</text:p>
          </table:table-cell>
          <table:table-cell table:style-name="ce4" office:value-type="float" office:value="131" calcext:value-type="float">
            <text:p>131</text:p>
          </table:table-cell>
          <table:table-cell table:style-name="ce18" table:formula="of:=IF([.D25]=3000; 0; 1000/[.D25]*60)" office:value-type="float" office:value="458.015267175573" calcext:value-type="float">
            <text:p>458,0</text:p>
          </table:table-cell>
          <table:table-cell table:style-name="ce18" table:formula="of:=IF([.D25]=3000; 0; (([.$V$1] * 10) / [.D25] * 36) / 100)" office:value-type="float" office:value="16.406106870229" calcext:value-type="float">
            <text:p>16,4</text:p>
          </table:table-cell>
          <table:table-cell table:style-name="ce4" office:value-type="float" office:value="0.5" calcext:value-type="float">
            <text:p>0,5</text:p>
          </table:table-cell>
          <table:table-cell table:style-name="ce11"/>
          <table:table-cell table:style-name="ce18" office:value-type="float" office:value="38.8" calcext:value-type="float">
            <text:p>38,8</text:p>
          </table:table-cell>
          <table:table-cell table:style-name="ce4" office:value-type="float" office:value="131" calcext:value-type="float">
            <text:p>131</text:p>
          </table:table-cell>
          <table:table-cell table:style-name="ce18" table:formula="of:=IF([.J25]=3000; 0; 1000/[.J25]*60)" office:value-type="float" office:value="458.015267175573" calcext:value-type="float">
            <text:p>458,0</text:p>
          </table:table-cell>
          <table:table-cell table:style-name="ce18" table:formula="of:=IF([.J25]=3000; 0; (([.$V$1] * 10) / [.J25] * 36) / 100)" office:value-type="float" office:value="16.406106870229" calcext:value-type="float">
            <text:p>16,4</text:p>
          </table:table-cell>
          <table:table-cell table:style-name="ce4" office:value-type="float" office:value="0.4" calcext:value-type="float">
            <text:p>0,4</text:p>
          </table:table-cell>
          <table:table-cell table:style-name="ce11"/>
          <table:table-cell table:style-name="ce18" office:value-type="float" office:value="38.7" calcext:value-type="float">
            <text:p>38,7</text:p>
          </table:table-cell>
          <table:table-cell table:style-name="ce4" office:value-type="float" office:value="131" calcext:value-type="float">
            <text:p>131</text:p>
          </table:table-cell>
          <table:table-cell table:style-name="ce18" table:formula="of:=IF([.P25]=3000; 0; 1000/[.P25]*60)" office:value-type="float" office:value="458.015267175573" calcext:value-type="float">
            <text:p>458,0</text:p>
          </table:table-cell>
          <table:table-cell table:style-name="ce18" table:formula="of:=IF([.P25]=3000; 0; (([.$V$1] * 10) / [.P25] * 36) / 100)" office:value-type="float" office:value="16.406106870229" calcext:value-type="float">
            <text:p>16,4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1005"/>
        </table:table-row>
        <table:table-row table:style-name="ro3">
          <table:table-cell table:style-name="ce4" office:value-type="float" office:value="575" calcext:value-type="float">
            <text:p>575</text:p>
          </table:table-cell>
          <table:table-cell table:style-name="ce11"/>
          <table:table-cell table:style-name="ce15" office:value-type="float" office:value="38.8" calcext:value-type="float">
            <text:p>38,8</text:p>
          </table:table-cell>
          <table:table-cell table:style-name="ce4" office:value-type="float" office:value="123" calcext:value-type="float">
            <text:p>123</text:p>
          </table:table-cell>
          <table:table-cell table:style-name="ce18" table:formula="of:=IF([.D26]=3000; 0; 1000/[.D26]*60)" office:value-type="float" office:value="487.804878048781" calcext:value-type="float">
            <text:p>487,8</text:p>
          </table:table-cell>
          <table:table-cell table:style-name="ce18" table:formula="of:=IF([.D26]=3000; 0; (([.$V$1] * 10) / [.D26] * 36) / 100)" office:value-type="float" office:value="17.4731707317073" calcext:value-type="float">
            <text:p>17,5</text:p>
          </table:table-cell>
          <table:table-cell table:style-name="ce4" office:value-type="float" office:value="0.4" calcext:value-type="float">
            <text:p>0,4</text:p>
          </table:table-cell>
          <table:table-cell table:style-name="ce11"/>
          <table:table-cell table:style-name="ce18" office:value-type="float" office:value="38.8" calcext:value-type="float">
            <text:p>38,8</text:p>
          </table:table-cell>
          <table:table-cell table:style-name="ce4" office:value-type="float" office:value="123" calcext:value-type="float">
            <text:p>123</text:p>
          </table:table-cell>
          <table:table-cell table:style-name="ce18" table:formula="of:=IF([.J26]=3000; 0; 1000/[.J26]*60)" office:value-type="float" office:value="487.804878048781" calcext:value-type="float">
            <text:p>487,8</text:p>
          </table:table-cell>
          <table:table-cell table:style-name="ce18" table:formula="of:=IF([.J26]=3000; 0; (([.$V$1] * 10) / [.J26] * 36) / 100)" office:value-type="float" office:value="17.4731707317073" calcext:value-type="float">
            <text:p>17,5</text:p>
          </table:table-cell>
          <table:table-cell table:style-name="ce4" office:value-type="float" office:value="0.4" calcext:value-type="float">
            <text:p>0,4</text:p>
          </table:table-cell>
          <table:table-cell table:style-name="ce11"/>
          <table:table-cell table:style-name="ce18" office:value-type="float" office:value="38.7" calcext:value-type="float">
            <text:p>38,7</text:p>
          </table:table-cell>
          <table:table-cell table:style-name="ce4" office:value-type="float" office:value="123" calcext:value-type="float">
            <text:p>123</text:p>
          </table:table-cell>
          <table:table-cell table:style-name="ce18" table:formula="of:=IF([.P26]=3000; 0; 1000/[.P26]*60)" office:value-type="float" office:value="487.804878048781" calcext:value-type="float">
            <text:p>487,8</text:p>
          </table:table-cell>
          <table:table-cell table:style-name="ce18" table:formula="of:=IF([.P26]=3000; 0; (([.$V$1] * 10) / [.P26] * 36) / 100)" office:value-type="float" office:value="17.4731707317073" calcext:value-type="float">
            <text:p>17,5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1005"/>
        </table:table-row>
        <table:table-row table:style-name="ro3">
          <table:table-cell table:style-name="ce4" office:value-type="float" office:value="600" calcext:value-type="float">
            <text:p>600</text:p>
          </table:table-cell>
          <table:table-cell table:style-name="ce11"/>
          <table:table-cell table:style-name="ce15" office:value-type="float" office:value="38.8" calcext:value-type="float">
            <text:p>38,8</text:p>
          </table:table-cell>
          <table:table-cell table:style-name="ce4" office:value-type="float" office:value="116" calcext:value-type="float">
            <text:p>116</text:p>
          </table:table-cell>
          <table:table-cell table:style-name="ce18" table:formula="of:=IF([.D27]=3000; 0; 1000/[.D27]*60)" office:value-type="float" office:value="517.241379310345" calcext:value-type="float">
            <text:p>517,2</text:p>
          </table:table-cell>
          <table:table-cell table:style-name="ce18" table:formula="of:=IF([.D27]=3000; 0; (([.$V$1] * 10) / [.D27] * 36) / 100)" office:value-type="float" office:value="18.5275862068966" calcext:value-type="float">
            <text:p>18,5</text:p>
          </table:table-cell>
          <table:table-cell table:style-name="ce4" office:value-type="float" office:value="0.5" calcext:value-type="float">
            <text:p>0,5</text:p>
          </table:table-cell>
          <table:table-cell table:style-name="ce11"/>
          <table:table-cell table:style-name="ce18" office:value-type="float" office:value="38.7" calcext:value-type="float">
            <text:p>38,7</text:p>
          </table:table-cell>
          <table:table-cell table:style-name="ce4" office:value-type="float" office:value="115" calcext:value-type="float">
            <text:p>115</text:p>
          </table:table-cell>
          <table:table-cell table:style-name="ce18" table:formula="of:=IF([.J27]=3000; 0; 1000/[.J27]*60)" office:value-type="float" office:value="521.739130434783" calcext:value-type="float">
            <text:p>521,7</text:p>
          </table:table-cell>
          <table:table-cell table:style-name="ce18" table:formula="of:=IF([.J27]=3000; 0; (([.$V$1] * 10) / [.J27] * 36) / 100)" office:value-type="float" office:value="18.6886956521739" calcext:value-type="float">
            <text:p>18,7</text:p>
          </table:table-cell>
          <table:table-cell table:style-name="ce4" office:value-type="float" office:value="0.5" calcext:value-type="float">
            <text:p>0,5</text:p>
          </table:table-cell>
          <table:table-cell table:style-name="ce11"/>
          <table:table-cell table:style-name="ce18" office:value-type="float" office:value="38.7" calcext:value-type="float">
            <text:p>38,7</text:p>
          </table:table-cell>
          <table:table-cell table:style-name="ce4" office:value-type="float" office:value="116" calcext:value-type="float">
            <text:p>116</text:p>
          </table:table-cell>
          <table:table-cell table:style-name="ce18" table:formula="of:=IF([.P27]=3000; 0; 1000/[.P27]*60)" office:value-type="float" office:value="517.241379310345" calcext:value-type="float">
            <text:p>517,2</text:p>
          </table:table-cell>
          <table:table-cell table:style-name="ce18" table:formula="of:=IF([.P27]=3000; 0; (([.$V$1] * 10) / [.P27] * 36) / 100)" office:value-type="float" office:value="18.5275862068966" calcext:value-type="float">
            <text:p>18,5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1005"/>
        </table:table-row>
        <table:table-row table:style-name="ro3">
          <table:table-cell table:style-name="ce4" office:value-type="float" office:value="625" calcext:value-type="float">
            <text:p>625</text:p>
          </table:table-cell>
          <table:table-cell table:style-name="ce11"/>
          <table:table-cell table:style-name="ce15" office:value-type="float" office:value="38.7" calcext:value-type="float">
            <text:p>38,7</text:p>
          </table:table-cell>
          <table:table-cell table:style-name="ce4" office:value-type="float" office:value="110" calcext:value-type="float">
            <text:p>110</text:p>
          </table:table-cell>
          <table:table-cell table:style-name="ce18" table:formula="of:=IF([.D28]=3000; 0; 1000/[.D28]*60)" office:value-type="float" office:value="545.454545454546" calcext:value-type="float">
            <text:p>545,5</text:p>
          </table:table-cell>
          <table:table-cell table:style-name="ce18" table:formula="of:=IF([.D28]=3000; 0; (([.$V$1] * 10) / [.D28] * 36) / 100)" office:value-type="float" office:value="19.5381818181818" calcext:value-type="float">
            <text:p>19,5</text:p>
          </table:table-cell>
          <table:table-cell table:style-name="ce4" office:value-type="float" office:value="0.5" calcext:value-type="float">
            <text:p>0,5</text:p>
          </table:table-cell>
          <table:table-cell table:style-name="ce11"/>
          <table:table-cell table:style-name="ce18" office:value-type="float" office:value="38.7" calcext:value-type="float">
            <text:p>38,7</text:p>
          </table:table-cell>
          <table:table-cell table:style-name="ce4" office:value-type="float" office:value="109" calcext:value-type="float">
            <text:p>109</text:p>
          </table:table-cell>
          <table:table-cell table:style-name="ce18" table:formula="of:=IF([.J28]=3000; 0; 1000/[.J28]*60)" office:value-type="float" office:value="550.45871559633" calcext:value-type="float">
            <text:p>550,5</text:p>
          </table:table-cell>
          <table:table-cell table:style-name="ce18" table:formula="of:=IF([.J28]=3000; 0; (([.$V$1] * 10) / [.J28] * 36) / 100)" office:value-type="float" office:value="19.7174311926605" calcext:value-type="float">
            <text:p>19,7</text:p>
          </table:table-cell>
          <table:table-cell table:style-name="ce4" office:value-type="float" office:value="0.5" calcext:value-type="float">
            <text:p>0,5</text:p>
          </table:table-cell>
          <table:table-cell table:style-name="ce11"/>
          <table:table-cell table:style-name="ce18" office:value-type="float" office:value="38.7" calcext:value-type="float">
            <text:p>38,7</text:p>
          </table:table-cell>
          <table:table-cell table:style-name="ce4" office:value-type="float" office:value="109" calcext:value-type="float">
            <text:p>109</text:p>
          </table:table-cell>
          <table:table-cell table:style-name="ce18" table:formula="of:=IF([.P28]=3000; 0; 1000/[.P28]*60)" office:value-type="float" office:value="550.45871559633" calcext:value-type="float">
            <text:p>550,5</text:p>
          </table:table-cell>
          <table:table-cell table:style-name="ce18" table:formula="of:=IF([.P28]=3000; 0; (([.$V$1] * 10) / [.P28] * 36) / 100)" office:value-type="float" office:value="19.7174311926605" calcext:value-type="float">
            <text:p>19,7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1005"/>
        </table:table-row>
        <table:table-row table:style-name="ro3">
          <table:table-cell table:style-name="ce4" office:value-type="float" office:value="650" calcext:value-type="float">
            <text:p>650</text:p>
          </table:table-cell>
          <table:table-cell table:style-name="ce11"/>
          <table:table-cell table:style-name="ce15" office:value-type="float" office:value="38.8" calcext:value-type="float">
            <text:p>38,8</text:p>
          </table:table-cell>
          <table:table-cell table:style-name="ce4" office:value-type="float" office:value="109" calcext:value-type="float">
            <text:p>109</text:p>
          </table:table-cell>
          <table:table-cell table:style-name="ce18" table:formula="of:=IF([.D29]=3000; 0; 1000/[.D29]*60)" office:value-type="float" office:value="550.45871559633" calcext:value-type="float">
            <text:p>550,5</text:p>
          </table:table-cell>
          <table:table-cell table:style-name="ce18" table:formula="of:=IF([.D29]=3000; 0; (([.$V$1] * 10) / [.D29] * 36) / 100)" office:value-type="float" office:value="19.7174311926605" calcext:value-type="float">
            <text:p>19,7</text:p>
          </table:table-cell>
          <table:table-cell table:style-name="ce4" office:value-type="float" office:value="0.5" calcext:value-type="float">
            <text:p>0,5</text:p>
          </table:table-cell>
          <table:table-cell table:style-name="ce11"/>
          <table:table-cell table:style-name="ce18" office:value-type="float" office:value="38.7" calcext:value-type="float">
            <text:p>38,7</text:p>
          </table:table-cell>
          <table:table-cell table:style-name="ce4" office:value-type="float" office:value="103" calcext:value-type="float">
            <text:p>103</text:p>
          </table:table-cell>
          <table:table-cell table:style-name="ce18" table:formula="of:=IF([.J29]=3000; 0; 1000/[.J29]*60)" office:value-type="float" office:value="582.52427184466" calcext:value-type="float">
            <text:p>582,5</text:p>
          </table:table-cell>
          <table:table-cell table:style-name="ce18" table:formula="of:=IF([.J29]=3000; 0; (([.$V$1] * 10) / [.J29] * 36) / 100)" office:value-type="float" office:value="20.8660194174757" calcext:value-type="float">
            <text:p>20,9</text:p>
          </table:table-cell>
          <table:table-cell table:style-name="ce4" office:value-type="float" office:value="0.5" calcext:value-type="float">
            <text:p>0,5</text:p>
          </table:table-cell>
          <table:table-cell table:style-name="ce11"/>
          <table:table-cell table:style-name="ce18" office:value-type="float" office:value="38.7" calcext:value-type="float">
            <text:p>38,7</text:p>
          </table:table-cell>
          <table:table-cell table:style-name="ce4" office:value-type="float" office:value="104" calcext:value-type="float">
            <text:p>104</text:p>
          </table:table-cell>
          <table:table-cell table:style-name="ce18" table:formula="of:=IF([.P29]=3000; 0; 1000/[.P29]*60)" office:value-type="float" office:value="576.923076923077" calcext:value-type="float">
            <text:p>576,9</text:p>
          </table:table-cell>
          <table:table-cell table:style-name="ce18" table:formula="of:=IF([.P29]=3000; 0; (([.$V$1] * 10) / [.P29] * 36) / 100)" office:value-type="float" office:value="20.6653846153846" calcext:value-type="float">
            <text:p>20,7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1005"/>
        </table:table-row>
        <table:table-row table:style-name="ro3">
          <table:table-cell table:style-name="ce4" office:value-type="float" office:value="675" calcext:value-type="float">
            <text:p>675</text:p>
          </table:table-cell>
          <table:table-cell table:style-name="ce11"/>
          <table:table-cell table:style-name="ce15" office:value-type="float" office:value="38.7" calcext:value-type="float">
            <text:p>38,7</text:p>
          </table:table-cell>
          <table:table-cell table:style-name="ce4" office:value-type="float" office:value="109" calcext:value-type="float">
            <text:p>109</text:p>
          </table:table-cell>
          <table:table-cell table:style-name="ce18" table:formula="of:=IF([.D30]=3000; 0; 1000/[.D30]*60)" office:value-type="float" office:value="550.45871559633" calcext:value-type="float">
            <text:p>550,5</text:p>
          </table:table-cell>
          <table:table-cell table:style-name="ce18" table:formula="of:=IF([.D30]=3000; 0; (([.$V$1] * 10) / [.D30] * 36) / 100)" office:value-type="float" office:value="19.7174311926605" calcext:value-type="float">
            <text:p>19,7</text:p>
          </table:table-cell>
          <table:table-cell table:style-name="ce4" office:value-type="float" office:value="0.5" calcext:value-type="float">
            <text:p>0,5</text:p>
          </table:table-cell>
          <table:table-cell table:style-name="ce11"/>
          <table:table-cell table:style-name="ce18" office:value-type="float" office:value="38.7" calcext:value-type="float">
            <text:p>38,7</text:p>
          </table:table-cell>
          <table:table-cell table:style-name="ce4" office:value-type="float" office:value="98" calcext:value-type="float">
            <text:p>98</text:p>
          </table:table-cell>
          <table:table-cell table:style-name="ce18" table:formula="of:=IF([.J30]=3000; 0; 1000/[.J30]*60)" office:value-type="float" office:value="612.244897959184" calcext:value-type="float">
            <text:p>612,2</text:p>
          </table:table-cell>
          <table:table-cell table:style-name="ce18" table:formula="of:=IF([.J30]=3000; 0; (([.$V$1] * 10) / [.J30] * 36) / 100)" office:value-type="float" office:value="21.930612244898" calcext:value-type="float">
            <text:p>21,9</text:p>
          </table:table-cell>
          <table:table-cell table:style-name="ce4" office:value-type="float" office:value="0.7" calcext:value-type="float">
            <text:p>0,7</text:p>
          </table:table-cell>
          <table:table-cell table:style-name="ce11"/>
          <table:table-cell table:style-name="ce18" office:value-type="float" office:value="38.6" calcext:value-type="float">
            <text:p>38,6</text:p>
          </table:table-cell>
          <table:table-cell table:style-name="ce4" office:value-type="float" office:value="99" calcext:value-type="float">
            <text:p>99</text:p>
          </table:table-cell>
          <table:table-cell table:style-name="ce18" table:formula="of:=IF([.P30]=3000; 0; 1000/[.P30]*60)" office:value-type="float" office:value="606.060606060606" calcext:value-type="float">
            <text:p>606,1</text:p>
          </table:table-cell>
          <table:table-cell table:style-name="ce18" table:formula="of:=IF([.P30]=3000; 0; (([.$V$1] * 10) / [.P30] * 36) / 100)" office:value-type="float" office:value="21.7090909090909" calcext:value-type="float">
            <text:p>21,7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1005"/>
        </table:table-row>
        <table:table-row table:style-name="ro3">
          <table:table-cell table:style-name="ce4" office:value-type="float" office:value="700" calcext:value-type="float">
            <text:p>700</text:p>
          </table:table-cell>
          <table:table-cell table:style-name="ce11"/>
          <table:table-cell table:style-name="ce15" office:value-type="float" office:value="38.8" calcext:value-type="float">
            <text:p>38,8</text:p>
          </table:table-cell>
          <table:table-cell table:style-name="ce4" office:value-type="float" office:value="109" calcext:value-type="float">
            <text:p>109</text:p>
          </table:table-cell>
          <table:table-cell table:style-name="ce18" table:formula="of:=IF([.D31]=3000; 0; 1000/[.D31]*60)" office:value-type="float" office:value="550.45871559633" calcext:value-type="float">
            <text:p>550,5</text:p>
          </table:table-cell>
          <table:table-cell table:style-name="ce18" table:formula="of:=IF([.D31]=3000; 0; (([.$V$1] * 10) / [.D31] * 36) / 100)" office:value-type="float" office:value="19.7174311926605" calcext:value-type="float">
            <text:p>19,7</text:p>
          </table:table-cell>
          <table:table-cell table:style-name="ce4" office:value-type="float" office:value="0.5" calcext:value-type="float">
            <text:p>0,5</text:p>
          </table:table-cell>
          <table:table-cell table:style-name="ce11"/>
          <table:table-cell table:style-name="ce18" office:value-type="float" office:value="38.7" calcext:value-type="float">
            <text:p>38,7</text:p>
          </table:table-cell>
          <table:table-cell table:style-name="ce4" office:value-type="float" office:value="94" calcext:value-type="float">
            <text:p>94</text:p>
          </table:table-cell>
          <table:table-cell table:style-name="ce18" table:formula="of:=IF([.J31]=3000; 0; 1000/[.J31]*60)" office:value-type="float" office:value="638.297872340426" calcext:value-type="float">
            <text:p>638,3</text:p>
          </table:table-cell>
          <table:table-cell table:style-name="ce18" table:formula="of:=IF([.J31]=3000; 0; (([.$V$1] * 10) / [.J31] * 36) / 100)" office:value-type="float" office:value="22.863829787234" calcext:value-type="float">
            <text:p>22,9</text:p>
          </table:table-cell>
          <table:table-cell table:style-name="ce4" office:value-type="float" office:value="0.6" calcext:value-type="float">
            <text:p>0,6</text:p>
          </table:table-cell>
          <table:table-cell table:style-name="ce11"/>
          <table:table-cell table:style-name="ce18" office:value-type="float" office:value="38.7" calcext:value-type="float">
            <text:p>38,7</text:p>
          </table:table-cell>
          <table:table-cell table:style-name="ce4" office:value-type="float" office:value="93" calcext:value-type="float">
            <text:p>93</text:p>
          </table:table-cell>
          <table:table-cell table:style-name="ce18" table:formula="of:=IF([.P31]=3000; 0; 1000/[.P31]*60)" office:value-type="float" office:value="645.161290322581" calcext:value-type="float">
            <text:p>645,2</text:p>
          </table:table-cell>
          <table:table-cell table:style-name="ce18" table:formula="of:=IF([.P31]=3000; 0; (([.$V$1] * 10) / [.P31] * 36) / 100)" office:value-type="float" office:value="23.1096774193548" calcext:value-type="float">
            <text:p>23,1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1005"/>
        </table:table-row>
        <table:table-row table:style-name="ro3">
          <table:table-cell table:style-name="ce4" office:value-type="float" office:value="725" calcext:value-type="float">
            <text:p>725</text:p>
          </table:table-cell>
          <table:table-cell table:style-name="ce11"/>
          <table:table-cell table:style-name="ce15" office:value-type="float" office:value="38.7" calcext:value-type="float">
            <text:p>38,7</text:p>
          </table:table-cell>
          <table:table-cell table:style-name="ce4" office:value-type="float" office:value="110" calcext:value-type="float">
            <text:p>110</text:p>
          </table:table-cell>
          <table:table-cell table:style-name="ce18" table:formula="of:=IF([.D32]=3000; 0; 1000/[.D32]*60)" office:value-type="float" office:value="545.454545454546" calcext:value-type="float">
            <text:p>545,5</text:p>
          </table:table-cell>
          <table:table-cell table:style-name="ce18" table:formula="of:=IF([.D32]=3000; 0; (([.$V$1] * 10) / [.D32] * 36) / 100)" office:value-type="float" office:value="19.5381818181818" calcext:value-type="float">
            <text:p>19,5</text:p>
          </table:table-cell>
          <table:table-cell table:style-name="ce4" office:value-type="float" office:value="0.5" calcext:value-type="float">
            <text:p>0,5</text:p>
          </table:table-cell>
          <table:table-cell table:style-name="ce11"/>
          <table:table-cell table:style-name="ce18" office:value-type="float" office:value="38.7" calcext:value-type="float">
            <text:p>38,7</text:p>
          </table:table-cell>
          <table:table-cell table:style-name="ce4" office:value-type="float" office:value="89" calcext:value-type="float">
            <text:p>89</text:p>
          </table:table-cell>
          <table:table-cell table:style-name="ce18" table:formula="of:=IF([.J32]=3000; 0; 1000/[.J32]*60)" office:value-type="float" office:value="674.157303370787" calcext:value-type="float">
            <text:p>674,2</text:p>
          </table:table-cell>
          <table:table-cell table:style-name="ce18" table:formula="of:=IF([.J32]=3000; 0; (([.$V$1] * 10) / [.J32] * 36) / 100)" office:value-type="float" office:value="24.1483146067416" calcext:value-type="float">
            <text:p>24,1</text:p>
          </table:table-cell>
          <table:table-cell table:style-name="ce4" office:value-type="float" office:value="0.7" calcext:value-type="float">
            <text:p>0,7</text:p>
          </table:table-cell>
          <table:table-cell table:style-name="ce11"/>
          <table:table-cell table:style-name="ce18" office:value-type="float" office:value="38.6" calcext:value-type="float">
            <text:p>38,6</text:p>
          </table:table-cell>
          <table:table-cell table:style-name="ce4" office:value-type="float" office:value="90" calcext:value-type="float">
            <text:p>90</text:p>
          </table:table-cell>
          <table:table-cell table:style-name="ce18" table:formula="of:=IF([.P32]=3000; 0; 1000/[.P32]*60)" office:value-type="float" office:value="666.666666666667" calcext:value-type="float">
            <text:p>666,7</text:p>
          </table:table-cell>
          <table:table-cell table:style-name="ce18" table:formula="of:=IF([.P32]=3000; 0; (([.$V$1] * 10) / [.P32] * 36) / 100)" office:value-type="float" office:value="23.88" calcext:value-type="float">
            <text:p>23,9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1005"/>
        </table:table-row>
        <table:table-row table:style-name="ro3">
          <table:table-cell table:style-name="ce4" office:value-type="float" office:value="750" calcext:value-type="float">
            <text:p>750</text:p>
          </table:table-cell>
          <table:table-cell table:style-name="ce11"/>
          <table:table-cell table:style-name="ce15" office:value-type="float" office:value="38.8" calcext:value-type="float">
            <text:p>38,8</text:p>
          </table:table-cell>
          <table:table-cell table:style-name="ce4" office:value-type="float" office:value="109" calcext:value-type="float">
            <text:p>109</text:p>
          </table:table-cell>
          <table:table-cell table:style-name="ce18" table:formula="of:=IF([.D33]=3000; 0; 1000/[.D33]*60)" office:value-type="float" office:value="550.45871559633" calcext:value-type="float">
            <text:p>550,5</text:p>
          </table:table-cell>
          <table:table-cell table:style-name="ce18" table:formula="of:=IF([.D33]=3000; 0; (([.$V$1] * 10) / [.D33] * 36) / 100)" office:value-type="float" office:value="19.7174311926605" calcext:value-type="float">
            <text:p>19,7</text:p>
          </table:table-cell>
          <table:table-cell table:style-name="ce4" office:value-type="float" office:value="0.6" calcext:value-type="float">
            <text:p>0,6</text:p>
          </table:table-cell>
          <table:table-cell table:style-name="ce11"/>
          <table:table-cell table:style-name="ce18" office:value-type="float" office:value="38.7" calcext:value-type="float">
            <text:p>38,7</text:p>
          </table:table-cell>
          <table:table-cell table:style-name="ce4" office:value-type="float" office:value="86" calcext:value-type="float">
            <text:p>86</text:p>
          </table:table-cell>
          <table:table-cell table:style-name="ce18" table:formula="of:=IF([.J33]=3000; 0; 1000/[.J33]*60)" office:value-type="float" office:value="697.674418604651" calcext:value-type="float">
            <text:p>697,7</text:p>
          </table:table-cell>
          <table:table-cell table:style-name="ce18" table:formula="of:=IF([.J33]=3000; 0; (([.$V$1] * 10) / [.J33] * 36) / 100)" office:value-type="float" office:value="24.9906976744186" calcext:value-type="float">
            <text:p>25,0</text:p>
          </table:table-cell>
          <table:table-cell table:style-name="ce4" office:value-type="float" office:value="0.7" calcext:value-type="float">
            <text:p>0,7</text:p>
          </table:table-cell>
          <table:table-cell table:style-name="ce11"/>
          <table:table-cell table:style-name="ce18" office:value-type="float" office:value="38.5" calcext:value-type="float">
            <text:p>38,5</text:p>
          </table:table-cell>
          <table:table-cell table:style-name="ce4" office:value-type="float" office:value="85" calcext:value-type="float">
            <text:p>85</text:p>
          </table:table-cell>
          <table:table-cell table:style-name="ce18" table:formula="of:=IF([.P33]=3000; 0; 1000/[.P33]*60)" office:value-type="float" office:value="705.882352941177" calcext:value-type="float">
            <text:p>705,9</text:p>
          </table:table-cell>
          <table:table-cell table:style-name="ce18" table:formula="of:=IF([.P33]=3000; 0; (([.$V$1] * 10) / [.P33] * 36) / 100)" office:value-type="float" office:value="25.2847058823529" calcext:value-type="float">
            <text:p>25,3</text:p>
          </table:table-cell>
          <table:table-cell table:style-name="ce4" office:value-type="float" office:value="0.8" calcext:value-type="float">
            <text:p>0,8</text:p>
          </table:table-cell>
          <table:table-cell table:number-columns-repeated="1005"/>
        </table:table-row>
        <table:table-row table:style-name="ro3">
          <table:table-cell table:style-name="ce4" office:value-type="float" office:value="775" calcext:value-type="float">
            <text:p>775</text:p>
          </table:table-cell>
          <table:table-cell table:style-name="ce11"/>
          <table:table-cell table:style-name="ce15" office:value-type="float" office:value="38.8" calcext:value-type="float">
            <text:p>38,8</text:p>
          </table:table-cell>
          <table:table-cell table:style-name="ce4" office:value-type="float" office:value="109" calcext:value-type="float">
            <text:p>109</text:p>
          </table:table-cell>
          <table:table-cell table:style-name="ce18" table:formula="of:=IF([.D34]=3000; 0; 1000/[.D34]*60)" office:value-type="float" office:value="550.45871559633" calcext:value-type="float">
            <text:p>550,5</text:p>
          </table:table-cell>
          <table:table-cell table:style-name="ce18" table:formula="of:=IF([.D34]=3000; 0; (([.$V$1] * 10) / [.D34] * 36) / 100)" office:value-type="float" office:value="19.7174311926605" calcext:value-type="float">
            <text:p>19,7</text:p>
          </table:table-cell>
          <table:table-cell table:style-name="ce4" office:value-type="float" office:value="0.6" calcext:value-type="float">
            <text:p>0,6</text:p>
          </table:table-cell>
          <table:table-cell table:style-name="ce11"/>
          <table:table-cell table:style-name="ce18" office:value-type="float" office:value="38.6" calcext:value-type="float">
            <text:p>38,6</text:p>
          </table:table-cell>
          <table:table-cell table:style-name="ce4" office:value-type="float" office:value="82" calcext:value-type="float">
            <text:p>82</text:p>
          </table:table-cell>
          <table:table-cell table:style-name="ce18" table:formula="of:=IF([.J34]=3000; 0; 1000/[.J34]*60)" office:value-type="float" office:value="731.707317073171" calcext:value-type="float">
            <text:p>731,7</text:p>
          </table:table-cell>
          <table:table-cell table:style-name="ce18" table:formula="of:=IF([.J34]=3000; 0; (([.$V$1] * 10) / [.J34] * 36) / 100)" office:value-type="float" office:value="26.209756097561" calcext:value-type="float">
            <text:p>26,2</text:p>
          </table:table-cell>
          <table:table-cell table:style-name="ce4" office:value-type="float" office:value="0.8" calcext:value-type="float">
            <text:p>0,8</text:p>
          </table:table-cell>
          <table:table-cell table:style-name="ce11"/>
          <table:table-cell table:style-name="ce18" office:value-type="float" office:value="38.6" calcext:value-type="float">
            <text:p>38,6</text:p>
          </table:table-cell>
          <table:table-cell table:style-name="ce4" office:value-type="float" office:value="82" calcext:value-type="float">
            <text:p>82</text:p>
          </table:table-cell>
          <table:table-cell table:style-name="ce18" table:formula="of:=IF([.P34]=3000; 0; 1000/[.P34]*60)" office:value-type="float" office:value="731.707317073171" calcext:value-type="float">
            <text:p>731,7</text:p>
          </table:table-cell>
          <table:table-cell table:style-name="ce18" table:formula="of:=IF([.P34]=3000; 0; (([.$V$1] * 10) / [.P34] * 36) / 100)" office:value-type="float" office:value="26.209756097561" calcext:value-type="float">
            <text:p>26,2</text:p>
          </table:table-cell>
          <table:table-cell table:style-name="ce4" office:value-type="float" office:value="0.9" calcext:value-type="float">
            <text:p>0,9</text:p>
          </table:table-cell>
          <table:table-cell table:number-columns-repeated="1005"/>
        </table:table-row>
        <table:table-row table:style-name="ro3">
          <table:table-cell table:style-name="ce4" office:value-type="float" office:value="800" calcext:value-type="float">
            <text:p>800</text:p>
          </table:table-cell>
          <table:table-cell table:style-name="ce11"/>
          <table:table-cell table:style-name="ce15" office:value-type="float" office:value="38.7" calcext:value-type="float">
            <text:p>38,7</text:p>
          </table:table-cell>
          <table:table-cell table:style-name="ce4" office:value-type="float" office:value="109" calcext:value-type="float">
            <text:p>109</text:p>
          </table:table-cell>
          <table:table-cell table:style-name="ce18" table:formula="of:=IF([.D35]=3000; 0; 1000/[.D35]*60)" office:value-type="float" office:value="550.45871559633" calcext:value-type="float">
            <text:p>550,5</text:p>
          </table:table-cell>
          <table:table-cell table:style-name="ce18" table:formula="of:=IF([.D35]=3000; 0; (([.$V$1] * 10) / [.D35] * 36) / 100)" office:value-type="float" office:value="19.7174311926605" calcext:value-type="float">
            <text:p>19,7</text:p>
          </table:table-cell>
          <table:table-cell table:style-name="ce4" office:value-type="float" office:value="0.6" calcext:value-type="float">
            <text:p>0,6</text:p>
          </table:table-cell>
          <table:table-cell table:style-name="ce11"/>
          <table:table-cell table:style-name="ce18" office:value-type="float" office:value="38.6" calcext:value-type="float">
            <text:p>38,6</text:p>
          </table:table-cell>
          <table:table-cell table:style-name="ce4" office:value-type="float" office:value="82" calcext:value-type="float">
            <text:p>82</text:p>
          </table:table-cell>
          <table:table-cell table:style-name="ce18" table:formula="of:=IF([.J35]=3000; 0; 1000/[.J35]*60)" office:value-type="float" office:value="731.707317073171" calcext:value-type="float">
            <text:p>731,7</text:p>
          </table:table-cell>
          <table:table-cell table:style-name="ce18" table:formula="of:=IF([.J35]=3000; 0; (([.$V$1] * 10) / [.J35] * 36) / 100)" office:value-type="float" office:value="26.209756097561" calcext:value-type="float">
            <text:p>26,2</text:p>
          </table:table-cell>
          <table:table-cell table:style-name="ce4" office:value-type="float" office:value="0.8" calcext:value-type="float">
            <text:p>0,8</text:p>
          </table:table-cell>
          <table:table-cell table:style-name="ce11"/>
          <table:table-cell table:style-name="ce18" office:value-type="float" office:value="38.5" calcext:value-type="float">
            <text:p>38,5</text:p>
          </table:table-cell>
          <table:table-cell table:style-name="ce4" office:value-type="float" office:value="78" calcext:value-type="float">
            <text:p>78</text:p>
          </table:table-cell>
          <table:table-cell table:style-name="ce18" table:formula="of:=IF([.P35]=3000; 0; 1000/[.P35]*60)" office:value-type="float" office:value="769.230769230769" calcext:value-type="float">
            <text:p>769,2</text:p>
          </table:table-cell>
          <table:table-cell table:style-name="ce18" table:formula="of:=IF([.P35]=3000; 0; (([.$V$1] * 10) / [.P35] * 36) / 100)" office:value-type="float" office:value="27.5538461538461" calcext:value-type="float">
            <text:p>27,6</text:p>
          </table:table-cell>
          <table:table-cell table:style-name="ce4" office:value-type="float" office:value="0.8" calcext:value-type="float">
            <text:p>0,8</text:p>
          </table:table-cell>
          <table:table-cell table:number-columns-repeated="1005"/>
        </table:table-row>
        <table:table-row table:style-name="ro3">
          <table:table-cell table:style-name="ce4" office:value-type="float" office:value="825" calcext:value-type="float">
            <text:p>825</text:p>
          </table:table-cell>
          <table:table-cell table:style-name="ce11"/>
          <table:table-cell table:style-name="ce15" office:value-type="float" office:value="38.8" calcext:value-type="float">
            <text:p>38,8</text:p>
          </table:table-cell>
          <table:table-cell table:style-name="ce4" office:value-type="float" office:value="109" calcext:value-type="float">
            <text:p>109</text:p>
          </table:table-cell>
          <table:table-cell table:style-name="ce18" table:formula="of:=IF([.D36]=3000; 0; 1000/[.D36]*60)" office:value-type="float" office:value="550.45871559633" calcext:value-type="float">
            <text:p>550,5</text:p>
          </table:table-cell>
          <table:table-cell table:style-name="ce18" table:formula="of:=IF([.D36]=3000; 0; (([.$V$1] * 10) / [.D36] * 36) / 100)" office:value-type="float" office:value="19.7174311926605" calcext:value-type="float">
            <text:p>19,7</text:p>
          </table:table-cell>
          <table:table-cell table:style-name="ce4" office:value-type="float" office:value="0.6" calcext:value-type="float">
            <text:p>0,6</text:p>
          </table:table-cell>
          <table:table-cell table:style-name="ce11"/>
          <table:table-cell table:style-name="ce18" office:value-type="float" office:value="38.6" calcext:value-type="float">
            <text:p>38,6</text:p>
          </table:table-cell>
          <table:table-cell table:style-name="ce4" office:value-type="float" office:value="82" calcext:value-type="float">
            <text:p>82</text:p>
          </table:table-cell>
          <table:table-cell table:style-name="ce18" table:formula="of:=IF([.J36]=3000; 0; 1000/[.J36]*60)" office:value-type="float" office:value="731.707317073171" calcext:value-type="float">
            <text:p>731,7</text:p>
          </table:table-cell>
          <table:table-cell table:style-name="ce18" table:formula="of:=IF([.J36]=3000; 0; (([.$V$1] * 10) / [.J36] * 36) / 100)" office:value-type="float" office:value="26.209756097561" calcext:value-type="float">
            <text:p>26,2</text:p>
          </table:table-cell>
          <table:table-cell table:style-name="ce4" office:value-type="float" office:value="0.7" calcext:value-type="float">
            <text:p>0,7</text:p>
          </table:table-cell>
          <table:table-cell table:style-name="ce11"/>
          <table:table-cell table:style-name="ce18" office:value-type="float" office:value="38.6" calcext:value-type="float">
            <text:p>38,6</text:p>
          </table:table-cell>
          <table:table-cell table:style-name="ce4" office:value-type="float" office:value="76" calcext:value-type="float">
            <text:p>76</text:p>
          </table:table-cell>
          <table:table-cell table:style-name="ce18" table:formula="of:=IF([.P36]=3000; 0; 1000/[.P36]*60)" office:value-type="float" office:value="789.473684210526" calcext:value-type="float">
            <text:p>789,5</text:p>
          </table:table-cell>
          <table:table-cell table:style-name="ce18" table:formula="of:=IF([.P36]=3000; 0; (([.$V$1] * 10) / [.P36] * 36) / 100)" office:value-type="float" office:value="28.2789473684211" calcext:value-type="float">
            <text:p>28,3</text:p>
          </table:table-cell>
          <table:table-cell table:style-name="ce4" office:value-type="float" office:value="0.9" calcext:value-type="float">
            <text:p>0,9</text:p>
          </table:table-cell>
          <table:table-cell table:number-columns-repeated="1005"/>
        </table:table-row>
        <table:table-row table:style-name="ro3">
          <table:table-cell table:style-name="ce4" office:value-type="float" office:value="850" calcext:value-type="float">
            <text:p>850</text:p>
          </table:table-cell>
          <table:table-cell table:style-name="ce11"/>
          <table:table-cell table:style-name="ce15" office:value-type="float" office:value="38.7" calcext:value-type="float">
            <text:p>38,7</text:p>
          </table:table-cell>
          <table:table-cell table:style-name="ce4" office:value-type="float" office:value="109" calcext:value-type="float">
            <text:p>109</text:p>
          </table:table-cell>
          <table:table-cell table:style-name="ce18" table:formula="of:=IF([.D37]=3000; 0; 1000/[.D37]*60)" office:value-type="float" office:value="550.45871559633" calcext:value-type="float">
            <text:p>550,5</text:p>
          </table:table-cell>
          <table:table-cell table:style-name="ce18" table:formula="of:=IF([.D37]=3000; 0; (([.$V$1] * 10) / [.D37] * 36) / 100)" office:value-type="float" office:value="19.7174311926605" calcext:value-type="float">
            <text:p>19,7</text:p>
          </table:table-cell>
          <table:table-cell table:style-name="ce4" office:value-type="float" office:value="0.6" calcext:value-type="float">
            <text:p>0,6</text:p>
          </table:table-cell>
          <table:table-cell table:style-name="ce11"/>
          <table:table-cell table:style-name="ce18" office:value-type="float" office:value="38.7" calcext:value-type="float">
            <text:p>38,7</text:p>
          </table:table-cell>
          <table:table-cell table:style-name="ce4" office:value-type="float" office:value="82" calcext:value-type="float">
            <text:p>82</text:p>
          </table:table-cell>
          <table:table-cell table:style-name="ce18" table:formula="of:=IF([.J37]=3000; 0; 1000/[.J37]*60)" office:value-type="float" office:value="731.707317073171" calcext:value-type="float">
            <text:p>731,7</text:p>
          </table:table-cell>
          <table:table-cell table:style-name="ce18" table:formula="of:=IF([.J37]=3000; 0; (([.$V$1] * 10) / [.J37] * 36) / 100)" office:value-type="float" office:value="26.209756097561" calcext:value-type="float">
            <text:p>26,2</text:p>
          </table:table-cell>
          <table:table-cell table:style-name="ce4" office:value-type="float" office:value="0.7" calcext:value-type="float">
            <text:p>0,7</text:p>
          </table:table-cell>
          <table:table-cell table:style-name="ce11"/>
          <table:table-cell table:style-name="ce18" office:value-type="float" office:value="38.5" calcext:value-type="float">
            <text:p>38,5</text:p>
          </table:table-cell>
          <table:table-cell table:style-name="ce4" office:value-type="float" office:value="73" calcext:value-type="float">
            <text:p>73</text:p>
          </table:table-cell>
          <table:table-cell table:style-name="ce18" table:formula="of:=IF([.P37]=3000; 0; 1000/[.P37]*60)" office:value-type="float" office:value="821.917808219178" calcext:value-type="float">
            <text:p>821,9</text:p>
          </table:table-cell>
          <table:table-cell table:style-name="ce18" table:formula="of:=IF([.P37]=3000; 0; (([.$V$1] * 10) / [.P37] * 36) / 100)" office:value-type="float" office:value="29.441095890411" calcext:value-type="float">
            <text:p>29,4</text:p>
          </table:table-cell>
          <table:table-cell table:style-name="ce4" office:value-type="float" office:value="1.1" calcext:value-type="float">
            <text:p>1,1</text:p>
          </table:table-cell>
          <table:table-cell table:number-columns-repeated="1005"/>
        </table:table-row>
        <table:table-row table:style-name="ro3">
          <table:table-cell table:style-name="ce4" office:value-type="float" office:value="875" calcext:value-type="float">
            <text:p>875</text:p>
          </table:table-cell>
          <table:table-cell table:style-name="ce11"/>
          <table:table-cell table:style-name="ce15" office:value-type="float" office:value="38.7" calcext:value-type="float">
            <text:p>38,7</text:p>
          </table:table-cell>
          <table:table-cell table:style-name="ce4" office:value-type="float" office:value="109" calcext:value-type="float">
            <text:p>109</text:p>
          </table:table-cell>
          <table:table-cell table:style-name="ce18" table:formula="of:=IF([.D38]=3000; 0; 1000/[.D38]*60)" office:value-type="float" office:value="550.45871559633" calcext:value-type="float">
            <text:p>550,5</text:p>
          </table:table-cell>
          <table:table-cell table:style-name="ce18" table:formula="of:=IF([.D38]=3000; 0; (([.$V$1] * 10) / [.D38] * 36) / 100)" office:value-type="float" office:value="19.7174311926605" calcext:value-type="float">
            <text:p>19,7</text:p>
          </table:table-cell>
          <table:table-cell table:style-name="ce4" office:value-type="float" office:value="0.6" calcext:value-type="float">
            <text:p>0,6</text:p>
          </table:table-cell>
          <table:table-cell table:style-name="ce11"/>
          <table:table-cell table:style-name="ce18" office:value-type="float" office:value="38.6" calcext:value-type="float">
            <text:p>38,6</text:p>
          </table:table-cell>
          <table:table-cell table:style-name="ce4" office:value-type="float" office:value="82" calcext:value-type="float">
            <text:p>82</text:p>
          </table:table-cell>
          <table:table-cell table:style-name="ce18" table:formula="of:=IF([.J38]=3000; 0; 1000/[.J38]*60)" office:value-type="float" office:value="731.707317073171" calcext:value-type="float">
            <text:p>731,7</text:p>
          </table:table-cell>
          <table:table-cell table:style-name="ce18" table:formula="of:=IF([.J38]=3000; 0; (([.$V$1] * 10) / [.J38] * 36) / 100)" office:value-type="float" office:value="26.209756097561" calcext:value-type="float">
            <text:p>26,2</text:p>
          </table:table-cell>
          <table:table-cell table:style-name="ce4" office:value-type="float" office:value="0.7" calcext:value-type="float">
            <text:p>0,7</text:p>
          </table:table-cell>
          <table:table-cell table:style-name="ce11"/>
          <table:table-cell table:style-name="ce18" office:value-type="float" office:value="38.5" calcext:value-type="float">
            <text:p>38,5</text:p>
          </table:table-cell>
          <table:table-cell table:style-name="ce4" office:value-type="float" office:value="70" calcext:value-type="float">
            <text:p>70</text:p>
          </table:table-cell>
          <table:table-cell table:style-name="ce18" table:formula="of:=IF([.P38]=3000; 0; 1000/[.P38]*60)" office:value-type="float" office:value="857.142857142857" calcext:value-type="float">
            <text:p>857,1</text:p>
          </table:table-cell>
          <table:table-cell table:style-name="ce18" table:formula="of:=IF([.P38]=3000; 0; (([.$V$1] * 10) / [.P38] * 36) / 100)" office:value-type="float" office:value="30.7028571428571" calcext:value-type="float">
            <text:p>30,7</text:p>
          </table:table-cell>
          <table:table-cell table:style-name="ce4" office:value-type="float" office:value="1.2" calcext:value-type="float">
            <text:p>1,2</text:p>
          </table:table-cell>
          <table:table-cell table:number-columns-repeated="1005"/>
        </table:table-row>
        <table:table-row table:style-name="ro3">
          <table:table-cell table:style-name="ce4" office:value-type="float" office:value="900" calcext:value-type="float">
            <text:p>900</text:p>
          </table:table-cell>
          <table:table-cell table:style-name="ce11"/>
          <table:table-cell table:style-name="ce15" office:value-type="float" office:value="38.7" calcext:value-type="float">
            <text:p>38,7</text:p>
          </table:table-cell>
          <table:table-cell table:style-name="ce4" office:value-type="float" office:value="109" calcext:value-type="float">
            <text:p>109</text:p>
          </table:table-cell>
          <table:table-cell table:style-name="ce18" table:formula="of:=IF([.D39]=3000; 0; 1000/[.D39]*60)" office:value-type="float" office:value="550.45871559633" calcext:value-type="float">
            <text:p>550,5</text:p>
          </table:table-cell>
          <table:table-cell table:style-name="ce18" table:formula="of:=IF([.D39]=3000; 0; (([.$V$1] * 10) / [.D39] * 36) / 100)" office:value-type="float" office:value="19.7174311926605" calcext:value-type="float">
            <text:p>19,7</text:p>
          </table:table-cell>
          <table:table-cell table:style-name="ce4" office:value-type="float" office:value="0.6" calcext:value-type="float">
            <text:p>0,6</text:p>
          </table:table-cell>
          <table:table-cell table:style-name="ce11"/>
          <table:table-cell table:style-name="ce18" office:value-type="float" office:value="38.5" calcext:value-type="float">
            <text:p>38,5</text:p>
          </table:table-cell>
          <table:table-cell table:style-name="ce4" office:value-type="float" office:value="82" calcext:value-type="float">
            <text:p>82</text:p>
          </table:table-cell>
          <table:table-cell table:style-name="ce18" table:formula="of:=IF([.J39]=3000; 0; 1000/[.J39]*60)" office:value-type="float" office:value="731.707317073171" calcext:value-type="float">
            <text:p>731,7</text:p>
          </table:table-cell>
          <table:table-cell table:style-name="ce18" table:formula="of:=IF([.J39]=3000; 0; (([.$V$1] * 10) / [.J39] * 36) / 100)" office:value-type="float" office:value="26.209756097561" calcext:value-type="float">
            <text:p>26,2</text:p>
          </table:table-cell>
          <table:table-cell table:style-name="ce4" office:value-type="float" office:value="0.8" calcext:value-type="float">
            <text:p>0,8</text:p>
          </table:table-cell>
          <table:table-cell table:style-name="ce11"/>
          <table:table-cell table:style-name="ce18" office:value-type="float" office:value="38.6" calcext:value-type="float">
            <text:p>38,6</text:p>
          </table:table-cell>
          <table:table-cell table:style-name="ce4" office:value-type="float" office:value="68" calcext:value-type="float">
            <text:p>68</text:p>
          </table:table-cell>
          <table:table-cell table:style-name="ce18" table:formula="of:=IF([.P39]=3000; 0; 1000/[.P39]*60)" office:value-type="float" office:value="882.352941176471" calcext:value-type="float">
            <text:p>882,4</text:p>
          </table:table-cell>
          <table:table-cell table:style-name="ce18" table:formula="of:=IF([.P39]=3000; 0; (([.$V$1] * 10) / [.P39] * 36) / 100)" office:value-type="float" office:value="31.6058823529412" calcext:value-type="float">
            <text:p>31,6</text:p>
          </table:table-cell>
          <table:table-cell table:style-name="ce4" office:value-type="float" office:value="1.2" calcext:value-type="float">
            <text:p>1,2</text:p>
          </table:table-cell>
          <table:table-cell table:number-columns-repeated="1005"/>
        </table:table-row>
        <table:table-row table:style-name="ro3">
          <table:table-cell table:style-name="ce4" office:value-type="float" office:value="925" calcext:value-type="float">
            <text:p>925</text:p>
          </table:table-cell>
          <table:table-cell table:style-name="ce11"/>
          <table:table-cell table:style-name="ce15" office:value-type="float" office:value="38.7" calcext:value-type="float">
            <text:p>38,7</text:p>
          </table:table-cell>
          <table:table-cell table:style-name="ce4" office:value-type="float" office:value="110" calcext:value-type="float">
            <text:p>110</text:p>
          </table:table-cell>
          <table:table-cell table:style-name="ce18" table:formula="of:=IF([.D40]=3000; 0; 1000/[.D40]*60)" office:value-type="float" office:value="545.454545454546" calcext:value-type="float">
            <text:p>545,5</text:p>
          </table:table-cell>
          <table:table-cell table:style-name="ce18" table:formula="of:=IF([.D40]=3000; 0; (([.$V$1] * 10) / [.D40] * 36) / 100)" office:value-type="float" office:value="19.5381818181818" calcext:value-type="float">
            <text:p>19,5</text:p>
          </table:table-cell>
          <table:table-cell table:style-name="ce4" office:value-type="float" office:value="0.6" calcext:value-type="float">
            <text:p>0,6</text:p>
          </table:table-cell>
          <table:table-cell table:style-name="ce11"/>
          <table:table-cell table:style-name="ce18" office:value-type="float" office:value="38.6" calcext:value-type="float">
            <text:p>38,6</text:p>
          </table:table-cell>
          <table:table-cell table:style-name="ce4" office:value-type="float" office:value="82" calcext:value-type="float">
            <text:p>82</text:p>
          </table:table-cell>
          <table:table-cell table:style-name="ce18" table:formula="of:=IF([.J40]=3000; 0; 1000/[.J40]*60)" office:value-type="float" office:value="731.707317073171" calcext:value-type="float">
            <text:p>731,7</text:p>
          </table:table-cell>
          <table:table-cell table:style-name="ce18" table:formula="of:=IF([.J40]=3000; 0; (([.$V$1] * 10) / [.J40] * 36) / 100)" office:value-type="float" office:value="26.209756097561" calcext:value-type="float">
            <text:p>26,2</text:p>
          </table:table-cell>
          <table:table-cell table:style-name="ce4" office:value-type="float" office:value="0.7" calcext:value-type="float">
            <text:p>0,7</text:p>
          </table:table-cell>
          <table:table-cell table:style-name="ce11"/>
          <table:table-cell table:style-name="ce18" office:value-type="float" office:value="38.5" calcext:value-type="float">
            <text:p>38,5</text:p>
          </table:table-cell>
          <table:table-cell table:style-name="ce4" office:value-type="float" office:value="63" calcext:value-type="float">
            <text:p>63</text:p>
          </table:table-cell>
          <table:table-cell table:style-name="ce18" table:formula="of:=IF([.P40]=3000; 0; 1000/[.P40]*60)" office:value-type="float" office:value="952.380952380952" calcext:value-type="float">
            <text:p>952,4</text:p>
          </table:table-cell>
          <table:table-cell table:style-name="ce18" table:formula="of:=IF([.P40]=3000; 0; (([.$V$1] * 10) / [.P40] * 36) / 100)" office:value-type="float" office:value="34.1142857142857" calcext:value-type="float">
            <text:p>34,1</text:p>
          </table:table-cell>
          <table:table-cell table:style-name="ce4" office:value-type="float" office:value="1.3" calcext:value-type="float">
            <text:p>1,3</text:p>
          </table:table-cell>
          <table:table-cell table:number-columns-repeated="1005"/>
        </table:table-row>
        <table:table-row table:style-name="ro3">
          <table:table-cell table:style-name="ce4" office:value-type="float" office:value="950" calcext:value-type="float">
            <text:p>950</text:p>
          </table:table-cell>
          <table:table-cell table:style-name="ce11"/>
          <table:table-cell table:style-name="ce15" office:value-type="float" office:value="38.7" calcext:value-type="float">
            <text:p>38,7</text:p>
          </table:table-cell>
          <table:table-cell table:style-name="ce4" office:value-type="float" office:value="109" calcext:value-type="float">
            <text:p>109</text:p>
          </table:table-cell>
          <table:table-cell table:style-name="ce18" table:formula="of:=IF([.D41]=3000; 0; 1000/[.D41]*60)" office:value-type="float" office:value="550.45871559633" calcext:value-type="float">
            <text:p>550,5</text:p>
          </table:table-cell>
          <table:table-cell table:style-name="ce18" table:formula="of:=IF([.D41]=3000; 0; (([.$V$1] * 10) / [.D41] * 36) / 100)" office:value-type="float" office:value="19.7174311926605" calcext:value-type="float">
            <text:p>19,7</text:p>
          </table:table-cell>
          <table:table-cell table:style-name="ce4" office:value-type="float" office:value="0.6" calcext:value-type="float">
            <text:p>0,6</text:p>
          </table:table-cell>
          <table:table-cell table:style-name="ce11"/>
          <table:table-cell table:style-name="ce18" office:value-type="float" office:value="38.7" calcext:value-type="float">
            <text:p>38,7</text:p>
          </table:table-cell>
          <table:table-cell table:style-name="ce4" office:value-type="float" office:value="82" calcext:value-type="float">
            <text:p>82</text:p>
          </table:table-cell>
          <table:table-cell table:style-name="ce18" table:formula="of:=IF([.J41]=3000; 0; 1000/[.J41]*60)" office:value-type="float" office:value="731.707317073171" calcext:value-type="float">
            <text:p>731,7</text:p>
          </table:table-cell>
          <table:table-cell table:style-name="ce18" table:formula="of:=IF([.J41]=3000; 0; (([.$V$1] * 10) / [.J41] * 36) / 100)" office:value-type="float" office:value="26.209756097561" calcext:value-type="float">
            <text:p>26,2</text:p>
          </table:table-cell>
          <table:table-cell table:style-name="ce4" office:value-type="float" office:value="0.7" calcext:value-type="float">
            <text:p>0,7</text:p>
          </table:table-cell>
          <table:table-cell table:style-name="ce11"/>
          <table:table-cell table:style-name="ce18" office:value-type="float" office:value="38.5" calcext:value-type="float">
            <text:p>38,5</text:p>
          </table:table-cell>
          <table:table-cell table:style-name="ce4" office:value-type="float" office:value="62" calcext:value-type="float">
            <text:p>62</text:p>
          </table:table-cell>
          <table:table-cell table:style-name="ce18" table:formula="of:=IF([.P41]=3000; 0; 1000/[.P41]*60)" office:value-type="float" office:value="967.741935483871" calcext:value-type="float">
            <text:p>967,7</text:p>
          </table:table-cell>
          <table:table-cell table:style-name="ce18" table:formula="of:=IF([.P41]=3000; 0; (([.$V$1] * 10) / [.P41] * 36) / 100)" office:value-type="float" office:value="34.6645161290323" calcext:value-type="float">
            <text:p>34,7</text:p>
          </table:table-cell>
          <table:table-cell table:style-name="ce4" office:value-type="float" office:value="1.3" calcext:value-type="float">
            <text:p>1,3</text:p>
          </table:table-cell>
          <table:table-cell table:number-columns-repeated="1005"/>
        </table:table-row>
        <table:table-row table:style-name="ro3">
          <table:table-cell table:style-name="ce4" office:value-type="float" office:value="975" calcext:value-type="float">
            <text:p>975</text:p>
          </table:table-cell>
          <table:table-cell table:style-name="ce11"/>
          <table:table-cell table:style-name="ce15" office:value-type="float" office:value="38.7" calcext:value-type="float">
            <text:p>38,7</text:p>
          </table:table-cell>
          <table:table-cell table:style-name="ce4" office:value-type="float" office:value="110" calcext:value-type="float">
            <text:p>110</text:p>
          </table:table-cell>
          <table:table-cell table:style-name="ce18" table:formula="of:=IF([.D42]=3000; 0; 1000/[.D42]*60)" office:value-type="float" office:value="545.454545454546" calcext:value-type="float">
            <text:p>545,5</text:p>
          </table:table-cell>
          <table:table-cell table:style-name="ce18" table:formula="of:=IF([.D42]=3000; 0; (([.$V$1] * 10) / [.D42] * 36) / 100)" office:value-type="float" office:value="19.5381818181818" calcext:value-type="float">
            <text:p>19,5</text:p>
          </table:table-cell>
          <table:table-cell table:style-name="ce4" office:value-type="float" office:value="0.6" calcext:value-type="float">
            <text:p>0,6</text:p>
          </table:table-cell>
          <table:table-cell table:style-name="ce11"/>
          <table:table-cell table:style-name="ce18" office:value-type="float" office:value="38.6" calcext:value-type="float">
            <text:p>38,6</text:p>
          </table:table-cell>
          <table:table-cell table:style-name="ce4" office:value-type="float" office:value="82" calcext:value-type="float">
            <text:p>82</text:p>
          </table:table-cell>
          <table:table-cell table:style-name="ce18" table:formula="of:=IF([.J42]=3000; 0; 1000/[.J42]*60)" office:value-type="float" office:value="731.707317073171" calcext:value-type="float">
            <text:p>731,7</text:p>
          </table:table-cell>
          <table:table-cell table:style-name="ce18" table:formula="of:=IF([.J42]=3000; 0; (([.$V$1] * 10) / [.J42] * 36) / 100)" office:value-type="float" office:value="26.209756097561" calcext:value-type="float">
            <text:p>26,2</text:p>
          </table:table-cell>
          <table:table-cell table:style-name="ce4" office:value-type="float" office:value="0.9" calcext:value-type="float">
            <text:p>0,9</text:p>
          </table:table-cell>
          <table:table-cell table:style-name="ce11"/>
          <table:table-cell table:style-name="ce18" office:value-type="float" office:value="38.4" calcext:value-type="float">
            <text:p>38,4</text:p>
          </table:table-cell>
          <table:table-cell table:style-name="ce4" office:value-type="float" office:value="62" calcext:value-type="float">
            <text:p>62</text:p>
          </table:table-cell>
          <table:table-cell table:style-name="ce18" table:formula="of:=IF([.P42]=3000; 0; 1000/[.P42]*60)" office:value-type="float" office:value="967.741935483871" calcext:value-type="float">
            <text:p>967,7</text:p>
          </table:table-cell>
          <table:table-cell table:style-name="ce18" table:formula="of:=IF([.P42]=3000; 0; (([.$V$1] * 10) / [.P42] * 36) / 100)" office:value-type="float" office:value="34.6645161290323" calcext:value-type="float">
            <text:p>34,7</text:p>
          </table:table-cell>
          <table:table-cell table:style-name="ce4" office:value-type="float" office:value="1.3" calcext:value-type="float">
            <text:p>1,3</text:p>
          </table:table-cell>
          <table:table-cell table:number-columns-repeated="1005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.00.0000</text:date>, <text:time style:data-style-name="N2" text:time-value="12:45:35.10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6T12:50:59.497000000</dc:date>
    <meta:editing-duration>PT1H7M29S</meta:editing-duration>
    <meta:editing-cycles>20</meta:editing-cycles>
    <meta:generator>LibreOffice/7.1.1.2$Windows_X86_64 LibreOffice_project/fe0b08f4af1bacafe4c7ecc87ce55bb426164676</meta:generator>
    <meta:document-statistic meta:table-count="2" meta:cell-count="1340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1cm" svg:height="12.973cm" xlink:href=".." xlink:type="simple" chart:class="chart:line" chart:style-name="ch1">
        <chart:title svg:x="8.583cm" svg:y="0.395cm" chart:style-name="ch2">
          <text:p>Скорость</text:p>
        </chart:title>
        <chart:legend chart:legend-position="end" svg:x="13.874cm" svg:y="5.689cm" style:legend-expansion="high" chart:style-name="ch3"/>
        <chart:plot-area chart:style-name="ch4" table:cell-range-address="'Без нагрузки'.A3:'Без нагрузки'.A42 'Без нагрузки'.A1:'Без нагрузки'.A1 'Без нагрузки'.E3:'Без нагрузки'.E42 'Без нагрузки'.K3:'Без нагрузки'.K42 'Без нагрузки'.Q3:'Без нагрузки'.Q42" chart:data-source-has-labels="both" svg:x="1.401cm" svg:y="1.433cm" svg:width="12.084cm" svg:height="10.299cm">
          <chart:coordinate-region svg:x="2.71cm" svg:y="1.567cm" svg:width="10.422cm" svg:height="9.12cm"/>
          <chart:axis chart:dimension="x" chart:name="primary-x" chart:style-name="ch5" chartooo:axis-type="auto">
            <chartooo:date-scale/>
            <chart:title svg:x="5.811cm" svg:y="11.992cm" chart:style-name="ch6">
              <text:p>Значение в пакете</text:p>
            </chart:title>
            <chart:categories table:cell-range-address="'Без нагрузки'.A3:'Без нагрузки'.A42"/>
          </chart:axis>
          <chart:axis chart:dimension="y" chart:name="primary-y" chart:style-name="ch7">
            <chart:title svg:x="0.451cm" svg:y="8.214cm" chart:style-name="ch8">
              <text:p>Оборотов в минуту</text:p>
            </chart:title>
            <chart:grid chart:style-name="ch9" chart:class="major"/>
          </chart:axis>
          <chart:series chart:style-name="ch10" chart:values-cell-range-address="'Без нагрузки'.E3:'Без нагрузки'.E42" chart:label-cell-address="'Без нагрузки'.A1:'Без нагрузки'.A1" chart:class="chart:line">
            <chart:data-point chart:repeated="40"/>
          </chart:series>
          <chart:series chart:style-name="ch11" chart:values-cell-range-address="'Без нагрузки'.K3:'Без нагрузки'.K42" chart:label-cell-address="'Без нагрузки'.A1:'Без нагрузки'.A1" chart:class="chart:line">
            <chart:data-point chart:repeated="40"/>
          </chart:series>
          <chart:series chart:style-name="ch12" chart:values-cell-range-address="'Без нагрузки'.Q3:'Без нагрузки'.Q42" chart:label-cell-address="'Без нагрузки'.A1:'Без нагрузки'.A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анные на контроллер</text:p>
                <draw:g>
                  <svg:desc>'Без нагрузки'.A1:'Без нагрузки'.A1</svg:desc>
                </draw:g>
              </table:table-cell>
              <table:table-cell office:value-type="string">
                <text:p>Данные на контроллер</text:p>
                <draw:g>
                  <svg:desc>'Без нагрузки'.A1:'Без нагрузки'.A1</svg:desc>
                </draw:g>
              </table:table-cell>
              <table:table-cell office:value-type="string">
                <text:p>Данные на контроллер</text:p>
                <draw:g>
                  <svg:desc>'Без нагрузки'.A1:'Без нагрузки'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Без нагрузки'.A3:'Без нагрузки'.A42</svg:desc>
                </draw:g>
              </table:table-cell>
              <table:table-cell office:value-type="float" office:value="0">
                <text:p>0</text:p>
                <draw:g>
                  <svg:desc>'Без нагрузки'.E3:'Без нагрузки'.E42</svg:desc>
                </draw:g>
              </table:table-cell>
              <table:table-cell office:value-type="float" office:value="0">
                <text:p>0</text:p>
                <draw:g>
                  <svg:desc>'Без нагрузки'.K3:'Без нагрузки'.K42</svg:desc>
                </draw:g>
              </table:table-cell>
              <table:table-cell office:value-type="float" office:value="0">
                <text:p>0</text:p>
                <draw:g>
                  <svg:desc>'Без нагрузки'.Q3:'Без нагрузки'.Q42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65.7894736842105">
                <text:p>65.7894736842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8.5221674876847">
                <text:p>98.5221674876847</text:p>
              </table:table-cell>
              <table:table-cell office:value-type="float" office:value="98.5221674876847">
                <text:p>98.5221674876847</text:p>
              </table:table-cell>
              <table:table-cell office:value-type="float" office:value="98.6842105263158">
                <text:p>98.6842105263158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29.310344827586">
                <text:p>129.310344827586</text:p>
              </table:table-cell>
              <table:table-cell office:value-type="float" office:value="129.310344827586">
                <text:p>129.310344827586</text:p>
              </table:table-cell>
              <table:table-cell office:value-type="float" office:value="129.589632829374">
                <text:p>129.58963282937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63.934426229508">
                <text:p>163.934426229508</text:p>
              </table:table-cell>
              <table:table-cell office:value-type="float" office:value="163.934426229508">
                <text:p>163.934426229508</text:p>
              </table:table-cell>
              <table:table-cell office:value-type="float" office:value="163.934426229508">
                <text:p>163.934426229508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89.274447949527">
                <text:p>189.274447949527</text:p>
              </table:table-cell>
              <table:table-cell office:value-type="float" office:value="189.873417721519">
                <text:p>189.873417721519</text:p>
              </table:table-cell>
              <table:table-cell office:value-type="float" office:value="189.873417721519">
                <text:p>189.87341772151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13.523131672598">
                <text:p>213.523131672598</text:p>
              </table:table-cell>
              <table:table-cell office:value-type="float" office:value="212.765957446808">
                <text:p>212.765957446808</text:p>
              </table:table-cell>
              <table:table-cell office:value-type="float" office:value="214.285714285714">
                <text:p>214.28571428571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242.914979757085">
                <text:p>242.914979757085</text:p>
              </table:table-cell>
              <table:table-cell office:value-type="float" office:value="242.914979757085">
                <text:p>242.914979757085</text:p>
              </table:table-cell>
              <table:table-cell office:value-type="float" office:value="242.914979757085">
                <text:p>242.91497975708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76.497695852535">
                <text:p>276.497695852535</text:p>
              </table:table-cell>
              <table:table-cell office:value-type="float" office:value="276.497695852535">
                <text:p>276.497695852535</text:p>
              </table:table-cell>
              <table:table-cell office:value-type="float" office:value="276.497695852535">
                <text:p>276.497695852535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301.507537688442">
                <text:p>301.507537688442</text:p>
              </table:table-cell>
              <table:table-cell office:value-type="float" office:value="303.030303030303">
                <text:p>303.030303030303</text:p>
              </table:table-cell>
              <table:table-cell office:value-type="float" office:value="303.030303030303">
                <text:p>303.03030303030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35.195530726257">
                <text:p>335.195530726257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365.853658536585">
                <text:p>365.853658536585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363.636363636364">
                <text:p>363.63636363636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00">
                <text:p>400</text:p>
              </table:table-cell>
              <table:table-cell office:value-type="float" office:value="397.350993377483">
                <text:p>397.350993377483</text:p>
              </table:table-cell>
              <table:table-cell office:value-type="float" office:value="397.350993377483">
                <text:p>397.350993377483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425.531914893617">
                <text:p>425.531914893617</text:p>
              </table:table-cell>
              <table:table-cell office:value-type="float" office:value="425.531914893617">
                <text:p>425.531914893617</text:p>
              </table:table-cell>
              <table:table-cell office:value-type="float" office:value="425.531914893617">
                <text:p>425.531914893617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458.015267175573">
                <text:p>458.015267175573</text:p>
              </table:table-cell>
              <table:table-cell office:value-type="float" office:value="458.015267175573">
                <text:p>458.015267175573</text:p>
              </table:table-cell>
              <table:table-cell office:value-type="float" office:value="458.015267175573">
                <text:p>458.015267175573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487.804878048781">
                <text:p>487.804878048781</text:p>
              </table:table-cell>
              <table:table-cell office:value-type="float" office:value="487.804878048781">
                <text:p>487.804878048781</text:p>
              </table:table-cell>
              <table:table-cell office:value-type="float" office:value="487.804878048781">
                <text:p>487.80487804878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17.241379310345">
                <text:p>517.241379310345</text:p>
              </table:table-cell>
              <table:table-cell office:value-type="float" office:value="521.739130434783">
                <text:p>521.739130434783</text:p>
              </table:table-cell>
              <table:table-cell office:value-type="float" office:value="517.241379310345">
                <text:p>517.241379310345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545.454545454546">
                <text:p>545.454545454546</text:p>
              </table:table-cell>
              <table:table-cell office:value-type="float" office:value="550.45871559633">
                <text:p>550.45871559633</text:p>
              </table:table-cell>
              <table:table-cell office:value-type="float" office:value="550.45871559633">
                <text:p>550.45871559633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550.45871559633">
                <text:p>550.45871559633</text:p>
              </table:table-cell>
              <table:table-cell office:value-type="float" office:value="582.52427184466">
                <text:p>582.52427184466</text:p>
              </table:table-cell>
              <table:table-cell office:value-type="float" office:value="576.923076923077">
                <text:p>576.923076923077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550.45871559633">
                <text:p>550.45871559633</text:p>
              </table:table-cell>
              <table:table-cell office:value-type="float" office:value="612.244897959184">
                <text:p>612.244897959184</text:p>
              </table:table-cell>
              <table:table-cell office:value-type="float" office:value="606.060606060606">
                <text:p>606.06060606060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50.45871559633">
                <text:p>550.45871559633</text:p>
              </table:table-cell>
              <table:table-cell office:value-type="float" office:value="638.297872340426">
                <text:p>638.297872340426</text:p>
              </table:table-cell>
              <table:table-cell office:value-type="float" office:value="645.161290322581">
                <text:p>645.161290322581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545.454545454546">
                <text:p>545.454545454546</text:p>
              </table:table-cell>
              <table:table-cell office:value-type="float" office:value="674.157303370787">
                <text:p>674.157303370787</text:p>
              </table:table-cell>
              <table:table-cell office:value-type="float" office:value="666.666666666667">
                <text:p>666.66666666666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550.45871559633">
                <text:p>550.45871559633</text:p>
              </table:table-cell>
              <table:table-cell office:value-type="float" office:value="697.674418604651">
                <text:p>697.674418604651</text:p>
              </table:table-cell>
              <table:table-cell office:value-type="float" office:value="705.882352941177">
                <text:p>705.882352941177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550.45871559633">
                <text:p>550.45871559633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731.707317073171">
                <text:p>731.70731707317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50.45871559633">
                <text:p>550.45871559633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769.230769230769">
                <text:p>769.230769230769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550.45871559633">
                <text:p>550.45871559633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789.473684210526">
                <text:p>789.473684210526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550.45871559633">
                <text:p>550.45871559633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821.917808219178">
                <text:p>821.917808219178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550.45871559633">
                <text:p>550.45871559633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857.142857142857">
                <text:p>857.14285714285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50.45871559633">
                <text:p>550.45871559633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882.352941176471">
                <text:p>882.352941176471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545.454545454546">
                <text:p>545.454545454546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952.380952380952">
                <text:p>952.380952380952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550.45871559633">
                <text:p>550.45871559633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967.741935483871">
                <text:p>967.741935483871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545.454545454546">
                <text:p>545.454545454546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967.741935483871">
                <text:p>967.741935483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1cm" svg:height="12.973cm" xlink:href=".." xlink:type="simple" chart:class="chart:line" chart:style-name="ch1">
        <chart:title svg:x="9.245cm" svg:y="0.395cm" chart:style-name="ch2">
          <text:p>Ток</text:p>
        </chart:title>
        <chart:legend chart:legend-position="end" svg:x="13.874cm" svg:y="5.689cm" style:legend-expansion="high" chart:style-name="ch3"/>
        <chart:plot-area chart:style-name="ch4" table:cell-range-address="'Без нагрузки'.A3:'Без нагрузки'.A42 'Без нагрузки'.A1:'Без нагрузки'.A1 'Без нагрузки'.G3:'Без нагрузки'.G42 'Без нагрузки'.M3:'Без нагрузки'.M42 'Без нагрузки'.S3:'Без нагрузки'.S42" chart:data-source-has-labels="both" svg:x="1.401cm" svg:y="1.433cm" svg:width="12.084cm" svg:height="10.299cm">
          <chart:coordinate-region svg:x="2.287cm" svg:y="1.567cm" svg:width="11.198cm" svg:height="9.12cm"/>
          <chart:axis chart:dimension="x" chart:name="primary-x" chart:style-name="ch5" chartooo:axis-type="auto">
            <chartooo:date-scale/>
            <chart:title svg:x="5.811cm" svg:y="11.992cm" chart:style-name="ch6">
              <text:p>Значение в пакете</text:p>
            </chart:title>
            <chart:categories table:cell-range-address="'Без нагрузки'.A3:'Без нагрузки'.A42"/>
          </chart:axis>
          <chart:axis chart:dimension="y" chart:name="primary-y" chart:style-name="ch7">
            <chart:title svg:x="0.451cm" svg:y="7.195cm" chart:style-name="ch8">
              <text:p>Ток, А</text:p>
            </chart:title>
            <chart:grid chart:style-name="ch9" chart:class="major"/>
          </chart:axis>
          <chart:series chart:style-name="ch10" chart:values-cell-range-address="'Без нагрузки'.G3:'Без нагрузки'.G42" chart:label-cell-address="'Без нагрузки'.A1:'Без нагрузки'.A1" chart:class="chart:line">
            <chart:data-point chart:repeated="40"/>
          </chart:series>
          <chart:series chart:style-name="ch11" chart:values-cell-range-address="'Без нагрузки'.M3:'Без нагрузки'.M42" chart:label-cell-address="'Без нагрузки'.A1:'Без нагрузки'.A1" chart:class="chart:line">
            <chart:data-point chart:repeated="40"/>
          </chart:series>
          <chart:series chart:style-name="ch12" chart:values-cell-range-address="'Без нагрузки'.S3:'Без нагрузки'.S42" chart:label-cell-address="'Без нагрузки'.A1:'Без нагрузки'.A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анные на контроллер</text:p>
                <draw:g>
                  <svg:desc>'Без нагрузки'.A1:'Без нагрузки'.A1</svg:desc>
                </draw:g>
              </table:table-cell>
              <table:table-cell office:value-type="string">
                <text:p>Данные на контроллер</text:p>
                <draw:g>
                  <svg:desc>'Без нагрузки'.A1:'Без нагрузки'.A1</svg:desc>
                </draw:g>
              </table:table-cell>
              <table:table-cell office:value-type="string">
                <text:p>Данные на контроллер</text:p>
                <draw:g>
                  <svg:desc>'Без нагрузки'.A1:'Без нагрузки'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Без нагрузки'.A3:'Без нагрузки'.A42</svg:desc>
                </draw:g>
              </table:table-cell>
              <table:table-cell office:value-type="float" office:value="0">
                <text:p>0</text:p>
                <draw:g>
                  <svg:desc>'Без нагрузки'.G3:'Без нагрузки'.G42</svg:desc>
                </draw:g>
              </table:table-cell>
              <table:table-cell office:value-type="float" office:value="0">
                <text:p>0</text:p>
                <draw:g>
                  <svg:desc>'Без нагрузки'.M3:'Без нагрузки'.M42</svg:desc>
                </draw:g>
              </table:table-cell>
              <table:table-cell office:value-type="float" office:value="0">
                <text:p>0</text:p>
                <draw:g>
                  <svg:desc>'Без нагрузки'.S3:'Без нагрузки'.S42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.6">
                <text:p>0.6</text:p>
              </table:table-cell>
              <table:table-cell office:value-type="float" office:value="0.9">
                <text:p>0.9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1cm" svg:height="12.973cm" xlink:href=".." xlink:type="simple" chart:class="chart:line" chart:style-name="ch1">
        <chart:title svg:x="8.583cm" svg:y="0.395cm" chart:style-name="ch2">
          <text:p>Скорость</text:p>
        </chart:title>
        <chart:legend chart:legend-position="end" svg:x="13.874cm" svg:y="5.689cm" style:legend-expansion="high" chart:style-name="ch3"/>
        <chart:plot-area chart:style-name="ch4" table:cell-range-address="'Без нагрузки с усреднением'.A3:'Без нагрузки с усреднением'.A42 'Без нагрузки'.A1:'Без нагрузки'.A1 'Без нагрузки с усреднением'.E3:'Без нагрузки с усреднением'.E42 'Без нагрузки с усреднением'.K3:'Без нагрузки с усреднением'.K42 'Без нагрузки с усреднением'.Q3:'Без нагрузки с усреднением'.Q42" chart:data-source-has-labels="both" svg:x="1.401cm" svg:y="1.433cm" svg:width="12.084cm" svg:height="10.299cm">
          <chart:coordinate-region svg:x="2.71cm" svg:y="1.567cm" svg:width="10.422cm" svg:height="9.12cm"/>
          <chart:axis chart:dimension="x" chart:name="primary-x" chart:style-name="ch5" chartooo:axis-type="auto">
            <chartooo:date-scale/>
            <chart:title svg:x="5.811cm" svg:y="11.992cm" chart:style-name="ch6">
              <text:p>Значение в пакете</text:p>
            </chart:title>
            <chart:categories table:cell-range-address="'Без нагрузки с усреднением'.A3:'Без нагрузки с усреднением'.A42"/>
          </chart:axis>
          <chart:axis chart:dimension="y" chart:name="primary-y" chart:style-name="ch7">
            <chart:title svg:x="0.451cm" svg:y="8.214cm" chart:style-name="ch8">
              <text:p>Оборотов в минуту</text:p>
            </chart:title>
            <chart:grid chart:style-name="ch9" chart:class="major"/>
          </chart:axis>
          <chart:series chart:style-name="ch10" chart:values-cell-range-address="'Без нагрузки с усреднением'.E3:'Без нагрузки с усреднением'.E42" chart:label-cell-address="'Без нагрузки'.A1:'Без нагрузки'.A1" chart:class="chart:line">
            <chart:data-point chart:repeated="40"/>
          </chart:series>
          <chart:series chart:style-name="ch11" chart:values-cell-range-address="'Без нагрузки с усреднением'.K3:'Без нагрузки с усреднением'.K42" chart:label-cell-address="'Без нагрузки'.A1:'Без нагрузки'.A1" chart:class="chart:line">
            <chart:data-point chart:repeated="40"/>
          </chart:series>
          <chart:series chart:style-name="ch12" chart:values-cell-range-address="'Без нагрузки с усреднением'.Q3:'Без нагрузки с усреднением'.Q42" chart:label-cell-address="'Без нагрузки'.A1:'Без нагрузки'.A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анные на контроллер</text:p>
                <draw:g>
                  <svg:desc>'Без нагрузки'.A1:'Без нагрузки'.A1</svg:desc>
                </draw:g>
              </table:table-cell>
              <table:table-cell office:value-type="string">
                <text:p>Данные на контроллер</text:p>
                <draw:g>
                  <svg:desc>'Без нагрузки'.A1:'Без нагрузки'.A1</svg:desc>
                </draw:g>
              </table:table-cell>
              <table:table-cell office:value-type="string">
                <text:p>Данные на контроллер</text:p>
                <draw:g>
                  <svg:desc>'Без нагрузки'.A1:'Без нагрузки'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Без нагрузки с усреднением'.A3:'Без нагрузки с усреднением'.A42</svg:desc>
                </draw:g>
              </table:table-cell>
              <table:table-cell office:value-type="float" office:value="0">
                <text:p>0</text:p>
                <draw:g>
                  <svg:desc>'Без нагрузки с усреднением'.E3:'Без нагрузки с усреднением'.E42</svg:desc>
                </draw:g>
              </table:table-cell>
              <table:table-cell office:value-type="float" office:value="0">
                <text:p>0</text:p>
                <draw:g>
                  <svg:desc>'Без нагрузки с усреднением'.K3:'Без нагрузки с усреднением'.K42</svg:desc>
                </draw:g>
              </table:table-cell>
              <table:table-cell office:value-type="float" office:value="0">
                <text:p>0</text:p>
                <draw:g>
                  <svg:desc>'Без нагрузки с усреднением'.Q3:'Без нагрузки с усреднением'.Q42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41.49377593361">
                <text:p>41.49377593361</text:p>
              </table:table-cell>
              <table:table-cell office:value-type="float" office:value="30.5810397553517">
                <text:p>30.5810397553517</text:p>
              </table:table-cell>
              <table:table-cell office:value-type="float" office:value="30.5810397553517">
                <text:p>30.581039755351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7.0873786407767">
                <text:p>97.0873786407767</text:p>
              </table:table-cell>
              <table:table-cell office:value-type="float" office:value="97.2447325769854">
                <text:p>97.2447325769854</text:p>
              </table:table-cell>
              <table:table-cell office:value-type="float" office:value="97.2447325769854">
                <text:p>97.2447325769854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27.388535031847">
                <text:p>127.388535031847</text:p>
              </table:table-cell>
              <table:table-cell office:value-type="float" office:value="127.659574468085">
                <text:p>127.659574468085</text:p>
              </table:table-cell>
              <table:table-cell office:value-type="float" office:value="127.659574468085">
                <text:p>127.65957446808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61.725067385445">
                <text:p>161.725067385445</text:p>
              </table:table-cell>
              <table:table-cell office:value-type="float" office:value="161.725067385445">
                <text:p>161.725067385445</text:p>
              </table:table-cell>
              <table:table-cell office:value-type="float" office:value="161.725067385445">
                <text:p>161.725067385445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86.335403726708">
                <text:p>186.335403726708</text:p>
              </table:table-cell>
              <table:table-cell office:value-type="float" office:value="186.335403726708">
                <text:p>186.335403726708</text:p>
              </table:table-cell>
              <table:table-cell office:value-type="float" office:value="185.758513931889">
                <text:p>185.75851393188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11.267605633803">
                <text:p>211.267605633803</text:p>
              </table:table-cell>
              <table:table-cell office:value-type="float" office:value="210.526315789474">
                <text:p>210.526315789474</text:p>
              </table:table-cell>
              <table:table-cell office:value-type="float" office:value="211.267605633803">
                <text:p>211.267605633803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239.043824701195">
                <text:p>239.043824701195</text:p>
              </table:table-cell>
              <table:table-cell office:value-type="float" office:value="239.043824701195">
                <text:p>239.043824701195</text:p>
              </table:table-cell>
              <table:table-cell office:value-type="float" office:value="239.043824701195">
                <text:p>239.04382470119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72.727272727273">
                <text:p>272.727272727273</text:p>
              </table:table-cell>
              <table:table-cell office:value-type="float" office:value="271.493212669683">
                <text:p>271.493212669683</text:p>
              </table:table-cell>
              <table:table-cell office:value-type="float" office:value="271.493212669683">
                <text:p>271.493212669683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298.507462686567">
                <text:p>298.507462686567</text:p>
              </table:table-cell>
              <table:table-cell office:value-type="float" office:value="298.507462686567">
                <text:p>298.507462686567</text:p>
              </table:table-cell>
              <table:table-cell office:value-type="float" office:value="298.507462686567">
                <text:p>298.50746268656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29.67032967033">
                <text:p>329.67032967033</text:p>
              </table:table-cell>
              <table:table-cell office:value-type="float" office:value="329.67032967033">
                <text:p>329.67032967033</text:p>
              </table:table-cell>
              <table:table-cell office:value-type="float" office:value="329.67032967033">
                <text:p>329.67032967033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359.281437125749">
                <text:p>359.281437125749</text:p>
              </table:table-cell>
              <table:table-cell office:value-type="float" office:value="359.281437125749">
                <text:p>359.281437125749</text:p>
              </table:table-cell>
              <table:table-cell office:value-type="float" office:value="359.281437125749">
                <text:p>359.28143712574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92.156862745098">
                <text:p>392.156862745098</text:p>
              </table:table-cell>
              <table:table-cell office:value-type="float" office:value="389.61038961039">
                <text:p>389.61038961039</text:p>
              </table:table-cell>
              <table:table-cell office:value-type="float" office:value="392.156862745098">
                <text:p>392.156862745098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419.58041958042">
                <text:p>419.58041958042</text:p>
              </table:table-cell>
              <table:table-cell office:value-type="float" office:value="419.58041958042">
                <text:p>419.58041958042</text:p>
              </table:table-cell>
              <table:table-cell office:value-type="float" office:value="419.58041958042">
                <text:p>419.5804195804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451.127819548872">
                <text:p>451.127819548872</text:p>
              </table:table-cell>
              <table:table-cell office:value-type="float" office:value="451.127819548872">
                <text:p>451.127819548872</text:p>
              </table:table-cell>
              <table:table-cell office:value-type="float" office:value="451.127819548872">
                <text:p>451.127819548872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12.820512820513">
                <text:p>512.820512820513</text:p>
              </table:table-cell>
              <table:table-cell office:value-type="float" office:value="512.820512820513">
                <text:p>512.820512820513</text:p>
              </table:table-cell>
              <table:table-cell office:value-type="float" office:value="508.474576271187">
                <text:p>508.474576271187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540.540540540541">
                <text:p>540.540540540541</text:p>
              </table:table-cell>
              <table:table-cell office:value-type="float" office:value="540.540540540541">
                <text:p>540.540540540541</text:p>
              </table:table-cell>
              <table:table-cell office:value-type="float" office:value="540.540540540541">
                <text:p>540.54054054054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540.540540540541">
                <text:p>540.540540540541</text:p>
              </table:table-cell>
              <table:table-cell office:value-type="float" office:value="571.428571428571">
                <text:p>571.428571428571</text:p>
              </table:table-cell>
              <table:table-cell office:value-type="float" office:value="566.037735849057">
                <text:p>566.037735849057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540.540540540541">
                <text:p>540.540540540541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40.540540540541">
                <text:p>540.540540540541</text:p>
              </table:table-cell>
              <table:table-cell office:value-type="float" office:value="631.578947368421">
                <text:p>631.578947368421</text:p>
              </table:table-cell>
              <table:table-cell office:value-type="float" office:value="631.578947368421">
                <text:p>631.578947368421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540.540540540541">
                <text:p>540.540540540541</text:p>
              </table:table-cell>
              <table:table-cell office:value-type="float" office:value="659.340659340659">
                <text:p>659.340659340659</text:p>
              </table:table-cell>
              <table:table-cell office:value-type="float" office:value="659.340659340659">
                <text:p>659.34065934065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540.540540540541">
                <text:p>540.540540540541</text:p>
              </table:table-cell>
              <table:table-cell office:value-type="float" office:value="689.655172413793">
                <text:p>689.655172413793</text:p>
              </table:table-cell>
              <table:table-cell office:value-type="float" office:value="689.655172413793">
                <text:p>689.655172413793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540.540540540541">
                <text:p>540.540540540541</text:p>
              </table:table-cell>
              <table:table-cell office:value-type="float" office:value="714.285714285714">
                <text:p>714.285714285714</text:p>
              </table:table-cell>
              <table:table-cell office:value-type="float" office:value="714.285714285714">
                <text:p>714.28571428571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40.540540540541">
                <text:p>540.540540540541</text:p>
              </table:table-cell>
              <table:table-cell office:value-type="float" office:value="722.89156626506">
                <text:p>722.8915662650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540.540540540541">
                <text:p>540.540540540541</text:p>
              </table:table-cell>
              <table:table-cell office:value-type="float" office:value="722.89156626506">
                <text:p>722.89156626506</text:p>
              </table:table-cell>
              <table:table-cell office:value-type="float" office:value="769.230769230769">
                <text:p>769.23076923076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540.540540540541">
                <text:p>540.540540540541</text:p>
              </table:table-cell>
              <table:table-cell office:value-type="float" office:value="714.285714285714">
                <text:p>714.28571428571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540.540540540541">
                <text:p>540.540540540541</text:p>
              </table:table-cell>
              <table:table-cell office:value-type="float" office:value="714.285714285714">
                <text:p>714.285714285714</text:p>
              </table:table-cell>
              <table:table-cell office:value-type="float" office:value="833.333333333333">
                <text:p>833.33333333333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40.540540540541">
                <text:p>540.540540540541</text:p>
              </table:table-cell>
              <table:table-cell office:value-type="float" office:value="714.285714285714">
                <text:p>714.285714285714</text:p>
              </table:table-cell>
              <table:table-cell office:value-type="float" office:value="869.565217391304">
                <text:p>869.565217391304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540.540540540541">
                <text:p>540.540540540541</text:p>
              </table:table-cell>
              <table:table-cell office:value-type="float" office:value="714.285714285714">
                <text:p>714.285714285714</text:p>
              </table:table-cell>
              <table:table-cell office:value-type="float" office:value="937.5">
                <text:p>937.5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540.540540540541">
                <text:p>540.540540540541</text:p>
              </table:table-cell>
              <table:table-cell office:value-type="float" office:value="714.285714285714">
                <text:p>714.285714285714</text:p>
              </table:table-cell>
              <table:table-cell office:value-type="float" office:value="937.5">
                <text:p>937.5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540.540540540541">
                <text:p>540.540540540541</text:p>
              </table:table-cell>
              <table:table-cell office:value-type="float" office:value="714.285714285714">
                <text:p>714.285714285714</text:p>
              </table:table-cell>
              <table:table-cell office:value-type="float" office:value="937.5">
                <text:p>937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1cm" svg:height="12.973cm" xlink:href=".." xlink:type="simple" chart:class="chart:line" chart:style-name="ch1">
        <chart:title svg:x="9.245cm" svg:y="0.395cm" chart:style-name="ch2">
          <text:p>Ток</text:p>
        </chart:title>
        <chart:legend chart:legend-position="end" svg:x="13.874cm" svg:y="5.689cm" style:legend-expansion="high" chart:style-name="ch3"/>
        <chart:plot-area chart:style-name="ch4" table:cell-range-address="'Без нагрузки с усреднением'.A3:'Без нагрузки с усреднением'.A42 'Без нагрузки'.A1:'Без нагрузки'.A1 'Без нагрузки с усреднением'.G3:'Без нагрузки с усреднением'.G42 'Без нагрузки с усреднением'.M3:'Без нагрузки с усреднением'.M42 'Без нагрузки с усреднением'.S3:'Без нагрузки с усреднением'.S42" chart:data-source-has-labels="both" svg:x="1.401cm" svg:y="1.433cm" svg:width="12.084cm" svg:height="10.299cm">
          <chart:coordinate-region svg:x="2.287cm" svg:y="1.568cm" svg:width="11.198cm" svg:height="9.119cm"/>
          <chart:axis chart:dimension="x" chart:name="primary-x" chart:style-name="ch5" chartooo:axis-type="auto">
            <chartooo:date-scale/>
            <chart:title svg:x="5.811cm" svg:y="11.992cm" chart:style-name="ch6">
              <text:p>Значение в пакете</text:p>
            </chart:title>
            <chart:categories table:cell-range-address="'Без нагрузки с усреднением'.A3:'Без нагрузки с усреднением'.A42"/>
          </chart:axis>
          <chart:axis chart:dimension="y" chart:name="primary-y" chart:style-name="ch7">
            <chart:title svg:x="0.451cm" svg:y="7.195cm" chart:style-name="ch8">
              <text:p>Ток, А</text:p>
            </chart:title>
            <chart:grid chart:style-name="ch9" chart:class="major"/>
          </chart:axis>
          <chart:series chart:style-name="ch10" chart:values-cell-range-address="'Без нагрузки с усреднением'.G3:'Без нагрузки с усреднением'.G42" chart:label-cell-address="'Без нагрузки'.A1:'Без нагрузки'.A1" chart:class="chart:line">
            <chart:data-point chart:repeated="40"/>
          </chart:series>
          <chart:series chart:style-name="ch11" chart:values-cell-range-address="'Без нагрузки с усреднением'.M3:'Без нагрузки с усреднением'.M42" chart:label-cell-address="'Без нагрузки'.A1:'Без нагрузки'.A1" chart:class="chart:line">
            <chart:data-point chart:repeated="40"/>
          </chart:series>
          <chart:series chart:style-name="ch12" chart:values-cell-range-address="'Без нагрузки с усреднением'.S3:'Без нагрузки с усреднением'.S42" chart:label-cell-address="'Без нагрузки'.A1:'Без нагрузки'.A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анные на контроллер</text:p>
                <draw:g>
                  <svg:desc>'Без нагрузки'.A1:'Без нагрузки'.A1</svg:desc>
                </draw:g>
              </table:table-cell>
              <table:table-cell office:value-type="string">
                <text:p>Данные на контроллер</text:p>
                <draw:g>
                  <svg:desc>'Без нагрузки'.A1:'Без нагрузки'.A1</svg:desc>
                </draw:g>
              </table:table-cell>
              <table:table-cell office:value-type="string">
                <text:p>Данные на контроллер</text:p>
                <draw:g>
                  <svg:desc>'Без нагрузки'.A1:'Без нагрузки'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Без нагрузки с усреднением'.A3:'Без нагрузки с усреднением'.A42</svg:desc>
                </draw:g>
              </table:table-cell>
              <table:table-cell office:value-type="float" office:value="0">
                <text:p>0</text:p>
                <draw:g>
                  <svg:desc>'Без нагрузки с усреднением'.G3:'Без нагрузки с усреднением'.G42</svg:desc>
                </draw:g>
              </table:table-cell>
              <table:table-cell office:value-type="float" office:value="0">
                <text:p>0</text:p>
                <draw:g>
                  <svg:desc>'Без нагрузки с усреднением'.M3:'Без нагрузки с усреднением'.M42</svg:desc>
                </draw:g>
              </table:table-cell>
              <table:table-cell office:value-type="float" office:value="0">
                <text:p>0</text:p>
                <draw:g>
                  <svg:desc>'Без нагрузки с усреднением'.S3:'Без нагрузки с усреднением'.S42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